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P40" style:parent-style-name="Normalny" style:family="paragraph">
      <style:paragraph-properties fo:text-align="justify" fo:line-height="150%" fo:text-indent="0.2479in"/>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style:style>
    <style:style style:name="T46" style:parent-style-name="Domyślnaczcionkaakapitu" style:family="text">
      <style:text-properties style:text-underline-type="single" style:text-underline-style="solid" style:text-underline-width="auto" style:text-underline-mode="continuous"/>
    </style:style>
    <style:style style:name="T47" style:parent-style-name="Domyślnaczcionkaakapitu" style:family="text">
      <style:text-properties style:text-underline-type="single" style:text-underline-style="solid" style:text-underline-width="auto" style:text-underline-mode="continuous"/>
    </style:style>
    <style:style style:name="P48" style:parent-style-name="Normalny" style:family="paragraph">
      <style:paragraph-properties fo:text-align="justify" fo:line-height="150%"/>
    </style:style>
    <style:style style:name="T49" style:parent-style-name="Domyślnaczcionkaakapitu" style:family="text">
      <style:text-properties style:text-underline-type="single" style:text-underline-style="solid" style:text-underline-width="auto" style:text-underline-mode="continuous"/>
    </style:style>
    <style:style style:name="T50" style:parent-style-name="Domyślnaczcionkaakapitu" style:family="text">
      <style:text-properties fo:background-color="#80FFFF" style:text-underline-type="single" style:text-underline-style="solid" style:text-underline-width="auto" style:text-underline-mode="continuous"/>
    </style:style>
    <style:style style:name="T51" style:parent-style-name="Domyślnaczcionkaakapitu" style:family="text">
      <style:text-properties style:text-underline-type="single" style:text-underline-style="solid" style:text-underline-width="auto" style:text-underline-mode="continuous"/>
    </style:style>
    <style:style style:name="T52" style:parent-style-name="Domyślnaczcionkaakapitu" style:family="text">
      <style:text-properties fo:background-color="#80FFFF" style:text-underline-type="single" style:text-underline-style="solid" style:text-underline-width="auto" style:text-underline-mode="continuous"/>
    </style:style>
    <style:style style:name="T53" style:parent-style-name="Domyślnaczcionkaakapitu" style:family="text">
      <style:text-properties style:text-underline-type="single" style:text-underline-style="solid" style:text-underline-width="auto" style:text-underline-mode="continuous"/>
    </style:style>
    <style:style style:name="T54" style:parent-style-name="Domyślnaczcionkaakapitu" style:family="text">
      <style:text-properties fo:background-color="#80FFFF" style:text-underline-type="single" style:text-underline-style="solid" style:text-underline-width="auto" style:text-underline-mode="continuous"/>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P146" style:parent-style-name="Normalny" style:family="paragraph">
      <style:paragraph-properties fo:text-align="justify" fo:line-height="150%" fo:text-indent="0.2479in"/>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P157" style:parent-style-name="Normalny" style:family="paragraph">
      <style:paragraph-properties fo:text-align="justify" fo:line-height="150%" fo:text-indent="0.2479in"/>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fo:text-indent="0.2479in"/>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tab-stops>
          <style:tab-stop style:type="left" style:position="3.9083in"/>
        </style:tab-stops>
      </style:paragraph-properties>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style:style>
    <style:style style:name="T207" style:parent-style-name="Domyślnaczcionkaakapitu" style:family="text">
      <style:text-properties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479in"/>
    </style:style>
    <style:style style:name="P209" style:parent-style-name="Normalny" style:family="paragraph">
      <style:paragraph-properties fo:text-align="justify" fo:line-height="150%"/>
    </style:style>
    <style:style style:name="T210" style:parent-style-name="Domyślnaczcionkaakapitu" style:family="text">
      <style:text-properties style:text-underline-type="single" style:text-underline-style="solid" style:text-underline-width="auto" style:text-underline-mode="continuous"/>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style:style>
    <style:style style:name="P214" style:parent-style-name="Normalny" style:family="paragraph">
      <style:paragraph-properties fo:text-align="justify" fo:line-height="150%"/>
    </style:style>
    <style:style style:name="P215" style:parent-style-name="Normalny" style:family="paragraph">
      <style:paragraph-properties fo:text-align="justify" fo:line-height="150%"/>
    </style:style>
    <style:style style:name="P216" style:parent-style-name="Normalny" style:family="paragraph">
      <style:paragraph-properties fo:text-align="justify" fo:line-height="150%"/>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fo:background-color="#80FFFF" style:text-underline-type="single" style:text-underline-style="solid" style:text-underline-width="auto" style:text-underline-mode="continuous"/>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style:style>
    <style:style style:name="T234" style:parent-style-name="Domyślnaczcionkaakapitu" style:family="text">
      <style:text-properties fo:background-color="#80FFFF" style:text-underline-type="single" style:text-underline-style="solid" style:text-underline-width="auto" style:text-underline-mode="continuous"/>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fo:background-color="#80FFFF" style:text-underline-type="single" style:text-underline-style="solid" style:text-underline-width="auto" style:text-underline-mode="continuous"/>
    </style:style>
    <style:style style:name="T237" style:parent-style-name="Domyślnaczcionkaakapitu" style:family="text">
      <style:text-properties style:text-underline-type="single" style:text-underline-style="solid" style:text-underline-width="auto" style:text-underline-mode="continuous"/>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fo:text-indent="0.2479in"/>
    </style:style>
    <style:style style:name="P256" style:parent-style-name="Normalny" style:family="paragraph">
      <style:paragraph-properties fo:text-align="justify" fo:line-height="150%">
        <style:tab-stops>
          <style:tab-stop style:type="left" style:position="2.8277in"/>
        </style:tab-stops>
      </style:paragraph-properties>
    </style:style>
    <style:style style:name="T257" style:parent-style-name="Domyślnaczcionkaakapitu" style:family="text">
      <style:text-properties style:text-underline-type="single" style:text-underline-style="solid" style:text-underline-width="auto" style:text-underline-mode="continuous"/>
    </style:style>
    <style:style style:name="T258" style:parent-style-name="Domyślnaczcionkaakapitu" style:family="text">
      <style:text-properties fo:background-color="#80FFFF" style:text-underline-type="single" style:text-underline-style="solid" style:text-underline-width="auto" style:text-underline-mode="continuous"/>
    </style:style>
    <style:style style:name="P259" style:parent-style-name="Normalny" style:family="paragraph">
      <style:paragraph-properties fo:text-align="justify" fo:line-height="150%" fo:text-indent="0.2479in">
        <style:tab-stops>
          <style:tab-stop style:type="left" style:position="2.8277in"/>
        </style:tab-stops>
      </style:paragraph-properties>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479in"/>
    </style:style>
    <style:style style:name="P262" style:parent-style-name="Normalny" style:family="paragraph">
      <style:paragraph-properties fo:text-align="justify" fo:line-height="150%" fo:text-indent="0.2479in"/>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style:style>
    <style:style style:name="T293" style:parent-style-name="Domyślnaczcionkaakapitu" style:family="text">
      <style:text-properties style:text-underline-type="single" style:text-underline-style="solid" style:text-underline-width="auto" style:text-underline-mode="continuous"/>
    </style:style>
    <style:style style:name="P294" style:parent-style-name="Normalny" style:family="paragraph">
      <style:paragraph-properties fo:text-align="justify" fo:line-height="150%" fo:text-indent="0.2479in"/>
    </style:style>
    <style:style style:name="P295" style:parent-style-name="Normalny" style:family="paragraph">
      <style:paragraph-properties fo:text-align="justify" fo:line-height="150%" fo:text-indent="0.2479in"/>
    </style:style>
    <style:style style:name="P296" style:parent-style-name="Normalny" style:family="paragraph">
      <style:paragraph-properties fo:text-align="justify" fo:line-height="150%"/>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T299" style:parent-style-name="Domyślnaczcionkaakapitu" style:family="text">
      <style:text-properties style:text-underline-type="single" style:text-underline-style="solid" style:text-underline-width="auto" style:text-underline-mode="continuous"/>
    </style:style>
    <style:style style:name="T300" style:parent-style-name="Domyślnaczcionkaakapitu" style:family="text">
      <style:text-properties fo:background-color="#80FFFF" style:text-underline-type="single" style:text-underline-style="solid" style:text-underline-width="auto" style:text-underline-mode="continuous"/>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T342" style:parent-style-name="Domyślnaczcionkaakapitu" style:family="text">
      <style:text-properties fo:background-color="#80FFFF" style:text-underline-type="single" style:text-underline-style="solid" style:text-underline-width="auto" style:text-underline-mode="continuous"/>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style:style>
    <style:style style:name="T351" style:parent-style-name="Domyślnaczcionkaakapitu" style:family="text">
      <style:text-properties style:text-underline-type="single" style:text-underline-style="solid" style:text-underline-width="auto" style:text-underline-mode="continuous"/>
    </style:style>
    <style:style style:name="T352" style:parent-style-name="Domyślnaczcionkaakapitu" style:family="text">
      <style:text-properties fo:background-color="#80FFFF" style:text-underline-type="single" style:text-underline-style="solid" style:text-underline-width="auto" style:text-underline-mode="continuous"/>
    </style:style>
    <style:style style:name="T353" style:parent-style-name="Domyślnaczcionkaakapitu" style:family="text">
      <style:text-properties style:text-underline-type="single" style:text-underline-style="solid" style:text-underline-width="auto" style:text-underline-mode="continuous"/>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P470" style:parent-style-name="Normalny" style:family="paragraph">
      <style:paragraph-properties fo:text-align="justify" fo:line-height="150%">
        <style:tab-stops>
          <style:tab-stop style:type="left" style:position="2.918in"/>
        </style:tab-stops>
      </style:paragraph-properties>
    </style:style>
    <style:style style:name="T471" style:parent-style-name="Domyślnaczcionkaakapitu" style:family="text">
      <style:text-properties style:text-underline-type="single" style:text-underline-style="solid" style:text-underline-width="auto" style:text-underline-mode="continuous"/>
    </style:style>
    <style:style style:name="T472" style:parent-style-name="Domyślnaczcionkaakapitu" style:family="text">
      <style:text-properties fo:background-color="#80FFFF" style:text-underline-type="single" style:text-underline-style="solid" style:text-underline-width="auto" style:text-underline-mode="continuous"/>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tab-stops>
          <style:tab-stop style:type="left" style:position="2.918in"/>
        </style:tab-stops>
      </style:paragraph-properties>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479in"/>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P503" style:parent-style-name="Normalny" style:family="paragraph">
      <style:paragraph-properties fo:text-align="justify" fo:line-height="150%" fo:text-indent="0.2479in"/>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P509" style:parent-style-name="Normalny" style:family="paragraph">
      <style:paragraph-properties fo:text-align="justify" fo:line-height="150%" fo:text-indent="0.2479in"/>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P533" style:parent-style-name="Normalny" style:family="paragraph">
      <style:paragraph-properties fo:text-align="justify" fo:line-height="150%" fo:text-indent="0.2479in"/>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style:tab-stops>
          <style:tab-stop style:type="left" style:position="2.959in"/>
        </style:tab-stops>
      </style:paragraph-properties>
    </style:style>
    <style:style style:name="T551" style:parent-style-name="Domyślnaczcionkaakapitu" style:family="text">
      <style:text-properties style:text-underline-type="single" style:text-underline-style="solid" style:text-underline-width="auto" style:text-underline-mode="continuous"/>
    </style:style>
    <style:style style:name="T552" style:parent-style-name="Domyślnaczcionkaakapitu" style:family="text">
      <style:text-properties fo:background-color="#80FFFF" style:text-underline-type="single" style:text-underline-style="solid" style:text-underline-width="auto" style:text-underline-mode="continuous"/>
    </style:style>
    <style:style style:name="P553" style:parent-style-name="Normalny" style:family="paragraph">
      <style:paragraph-properties fo:text-align="justify" fo:line-height="150%" fo:text-indent="0.2479in">
        <style:tab-stops>
          <style:tab-stop style:type="left" style:position="2.959in"/>
        </style:tab-stops>
      </style:paragraph-properties>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T634" style:parent-style-name="Domyślnaczcionkaakapitu" style:family="text">
      <style:text-properties style:text-underline-type="single" style:text-underline-style="solid" style:text-underline-width="auto" style:text-underline-mode="continuous"/>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fo:background-color="#80FFFF" style:text-underline-type="single" style:text-underline-style="solid" style:text-underline-width="auto" style:text-underline-mode="continuous"/>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style:style>
    <style:style style:name="T713" style:parent-style-name="Domyślnaczcionkaakapitu" style:family="text">
      <style:text-properties style:text-underline-type="single" style:text-underline-style="solid" style:text-underline-width="auto" style:text-underline-mode="continuous"/>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tab-stops>
          <style:tab-stop style:type="left" style:position="2.9972in"/>
        </style:tab-stops>
      </style:paragraph-properties>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P773" style:parent-style-name="Normalny" style:family="paragraph">
      <style:paragraph-properties fo:text-align="justify" fo:line-height="150%"/>
    </style:style>
    <style:style style:name="T774" style:parent-style-name="Domyślnaczcionkaakapitu" style:family="text">
      <style:text-properties style:text-underline-type="single" style:text-underline-style="solid" style:text-underline-width="auto" style:text-underline-mode="continuous"/>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P778" style:parent-style-name="Normalny" style:family="paragraph">
      <style:paragraph-properties fo:text-align="justify" fo:line-height="150%"/>
    </style:style>
    <style:style style:name="T779" style:parent-style-name="Domyślnaczcionkaakapitu" style:family="text">
      <style:text-properties fo:background-color="#80FFFF" style:text-underline-type="single" style:text-underline-style="solid" style:text-underline-width="auto" style:text-underline-mode="continuous"/>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P820" style:parent-style-name="Normalny" style:family="paragraph">
      <style:paragraph-properties fo:text-align="justify" fo:line-height="150%"/>
    </style:style>
    <style:style style:name="T821" style:parent-style-name="Domyślnaczcionkaakapitu" style:family="text">
      <style:text-properties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479in"/>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tab-stops>
          <style:tab-stop style:type="left" style:position="4.1166in"/>
        </style:tab-stops>
      </style:paragraph-properties>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style:tab-stops>
          <style:tab-stop style:type="left" style:position="2.918in"/>
        </style:tab-stops>
      </style:paragraph-properties>
    </style:style>
    <style:style style:name="T981" style:parent-style-name="Domyślnaczcionkaakapitu" style:family="text">
      <style:text-properties style:text-underline-type="single" style:text-underline-style="solid" style:text-underline-width="auto" style:text-underline-mode="continuous"/>
    </style:style>
    <style:style style:name="P982" style:parent-style-name="Normalny" style:family="paragraph">
      <style:paragraph-properties fo:text-align="justify" fo:line-height="150%" fo:text-indent="0.2479in">
        <style:tab-stops>
          <style:tab-stop style:type="left" style:position="2.918in"/>
        </style:tab-stops>
      </style:paragraph-properties>
    </style:style>
    <style:style style:name="P983" style:parent-style-name="Normalny" style:family="paragraph">
      <style:paragraph-properties fo:text-align="justify" fo:line-height="150%"/>
    </style:style>
    <style:style style:name="T984" style:parent-style-name="Domyślnaczcionkaakapitu" style:family="text">
      <style:text-properties style:text-underline-type="single" style:text-underline-style="solid" style:text-underline-width="auto" style:text-underline-mode="continuous"/>
    </style:style>
    <style:style style:name="T985" style:parent-style-name="Domyślnaczcionkaakapitu" style:family="text">
      <style:text-properties fo:background-color="#80FFFF"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fo:background-color="#80FFFF" style:text-underline-type="single" style:text-underline-style="solid" style:text-underline-width="auto" style:text-underline-mode="continuous"/>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P996" style:parent-style-name="Normalny" style:family="paragraph">
      <style:paragraph-properties fo:text-align="justify" fo:line-height="150%"/>
    </style:style>
    <style:style style:name="T997" style:parent-style-name="Domyślnaczcionkaakapitu" style:family="text">
      <style:text-properties style:text-underline-type="single" style:text-underline-style="solid" style:text-underline-width="auto" style:text-underline-mode="continuous"/>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P1021" style:parent-style-name="Normalny" style:family="paragraph">
      <style:paragraph-properties fo:text-align="justify" fo:line-height="150%"/>
    </style:style>
    <style:style style:name="T1022" style:parent-style-name="Domyślnaczcionkaakapitu" style:family="text">
      <style:text-properties style:text-underline-type="single" style:text-underline-style="solid" style:text-underline-width="auto" style:text-underline-mode="continuous"/>
    </style:style>
    <style:style style:name="P1023" style:parent-style-name="Normalny" style:family="paragraph">
      <style:paragraph-properties fo:text-align="justify" fo:line-height="150%" fo:text-indent="0.2479in"/>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style>
    <style:style style:name="P1077" style:parent-style-name="Normalny" style:family="paragraph">
      <style:paragraph-properties fo:text-align="justify" fo:line-height="150%"/>
    </style:style>
    <style:style style:name="T1078" style:parent-style-name="Domyślnaczcionkaakapitu" style:family="text">
      <style:text-properties style:text-underline-type="single" style:text-underline-style="solid" style:text-underline-width="auto" style:text-underline-mode="continuous"/>
    </style:style>
    <style:style style:name="T1079" style:parent-style-name="Domyślnaczcionkaakapitu" style:family="text">
      <style:text-properties fo:background-color="#80FFFF" style:text-underline-type="single" style:text-underline-style="solid" style:text-underline-width="auto" style:text-underline-mode="continuous"/>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text-underline-type="single" style:text-underline-style="solid" style:text-underline-width="auto" style:text-underline-mode="continuous"/>
    </style:style>
    <style:style style:name="T1082" style:parent-style-name="Domyślnaczcionkaakapitu" style:family="text">
      <style:text-properties style:text-underline-type="single" style:text-underline-style="solid" style:text-underline-width="auto" style:text-underline-mode="continuous"/>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style>
    <style:style style:name="P1087" style:parent-style-name="Normalny" style:family="paragraph">
      <style:paragraph-properties fo:text-align="justify" fo:line-height="150%" fo:text-indent="0.2479in"/>
    </style:style>
    <style:style style:name="P1088" style:parent-style-name="Normalny" style:family="paragraph">
      <style:paragraph-properties fo:text-align="justify" fo:line-height="150%"/>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tab-stops>
          <style:tab-stop style:type="left" style:leader-style="dotted" style:leader-text="." style:position="2.3715in"/>
          <style:tab-stop style:type="left" style:leader-style="dotted" style:leader-text="." style:position="2.4756in"/>
        </style:tab-stops>
      </style:paragraph-properties>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style:style>
    <style:style style:name="T1112" style:parent-style-name="Domyślnaczcionkaakapitu" style:family="text">
      <style:text-properties style:text-underline-type="single" style:text-underline-style="solid" style:text-underline-width="auto" style:text-underline-mode="continuous"/>
    </style:style>
    <style:style style:name="T1113" style:parent-style-name="Domyślnaczcionkaakapitu" style:family="text">
      <style:text-properties fo:background-color="#80FFFF" style:text-underline-type="single" style:text-underline-style="solid" style:text-underline-width="auto" style:text-underline-mode="continuous"/>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style:tab-stops>
          <style:tab-stop style:type="right" style:leader-style="dotted" style:leader-text="." style:position="2.7263in"/>
        </style:tab-stops>
      </style:paragraph-properties>
    </style:style>
    <style:style style:name="T1132" style:parent-style-name="Domyślnaczcionkaakapitu" style:family="text">
      <style:text-properties style:text-underline-type="single" style:text-underline-style="solid" style:text-underline-width="auto" style:text-underline-mode="continuous"/>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P1137" style:parent-style-name="Normalny" style:family="paragraph">
      <style:paragraph-properties fo:text-align="justify" fo:line-height="150%"/>
    </style:style>
    <style:style style:name="T1138" style:parent-style-name="Domyślnaczcionkaakapitu" style:family="text">
      <style:text-properties style:text-underline-type="single" style:text-underline-style="solid" style:text-underline-width="auto" style:text-underline-mode="continuous"/>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style:style>
    <style:style style:name="T1172" style:parent-style-name="Domyślnaczcionkaakapitu" style:family="text">
      <style:text-properties style:text-underline-type="single" style:text-underline-style="solid" style:text-underline-width="auto" style:text-underline-mode="continuous"/>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style:style>
    <style:style style:name="T1182" style:parent-style-name="Domyślnaczcionkaakapitu" style:family="text">
      <style:text-properties style:text-underline-type="single" style:text-underline-style="solid" style:text-underline-width="auto" style:text-underline-mode="continuous"/>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style:style>
    <style:style style:name="T1194" style:parent-style-name="Domyślnaczcionkaakapitu" style:family="text">
      <style:text-properties style:text-underline-type="single" style:text-underline-style="solid" style:text-underline-width="auto" style:text-underline-mode="continuous"/>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P1199" style:parent-style-name="Normalny" style:family="paragraph">
      <style:paragraph-properties fo:text-align="justify" fo:line-height="150%" fo:text-indent="0.2479in"/>
    </style:style>
    <style:style style:name="P1200"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Młodzieży</text:p>
      <text:p text:style-name="P3">TYTUŁ= STENOGRAM z drugiego posiedzenia Podzespołu do spraw Młodzieży</text:p>
      <text:p text:style-name="P4">DATA= 28 lutego 1989 r.</text:p>
      <text:p text:style-name="P5">SYGNATURA=<text:s/></text:p>
      <text:p text:style-name="P6">INW= 46038</text:p>
      <text:p text:style-name="P7">TEKST=</text:p>
      <text:p text:style-name="P8">Stenogram<text:s/><text:span text:style-name="T9">z</text:span><text:s/>posiedzenia Podzespołu do spraw Młodzieży w dniu 28<text:span text:style-name="T10">.</text:span>II<text:span text:style-name="T11">.</text:span>1989 r.</text:p>
      <text:p text:style-name="P12">/Obradom<text:s/>przewodniczy ob.<text:s/><text:span text:style-name="T13">Leszek Miller</text:span>/.</text:p>
      <text:p text:style-name="P14"><text:span text:style-name="T15">Przewodniczący</text:span>:</text:p>
      <text:p text:style-name="P16">Serdecznie witam wszystkich zebranych na drugim posiedzeniu Zespołu Okrągłego Stołu do spraw Młodzieży. Umówiliśmy się z panem Celińskim, że pan Celiński dzisiaj będzie przewodniczył obradom, ale nim udzielę mu głosu, czy przekażę przewodnictwo<text:s/><text:span text:style-name="T17">w</text:span><text:s/>ręce pana Celińskiego chciałbym prosić sekretarza naszej strony o złożenie krótkiego oświadczenia.</text:p>
      <text:p text:style-name="P18"><text:span text:style-name="T19">Ob</text:span><text:span text:style-name="T20">.</text:span><text:span text:style-name="T21"><text:s/>Sławomir Wiatr</text:span>:</text:p>
      <text:p text:style-name="P22">Ośw<text:span text:style-name="T23">i</text:span>adczenie pozwolę sobie przeczytać, by nie improwizować. Egzemplarze tego możemy przekazać stronie solidarnościowo-opozycyjnej, bardzo proszę.</text:p>
      <text:p text:style-name="P24">Oświadczenie strony koalicyjno-społeczne<text:span text:style-name="T25">j.</text:span><text:s/>Obradom Okrągłego Stołu towarzyszą niepokojące wydarzenia na ulicach polskich miast, szczególnie Krakowa. Demonstracje uliczne odbywane między innymi pod symbolami<text:s/><text:span text:style-name="T26">N</text:span>ZS i<text:s/>„So<text:span text:style-name="T27">li</text:span>darnoś<text:span text:style-name="T28">ci</text:span><text:span text:style-name="T29">”<text:s/></text:span>przeradzają się w prowokacyjne bijatyki, demolowanie mienia społecznego, bezczeszczenie polskich i radzieckich miejsc pamięci narodowej. Zdarzają się też akty przemocy fizycznej, czego przykładem było z<text:span text:style-name="T30">at</text:span>rzymanie ministra edukacji narodowej.</text:p>
      <text:p text:style-name="P31">Zjawiska te wywołują u nas zdecydowany protest. Zdarzenia tego typu wymagają określenia się przez<text:s/>wszystkich uczestników Okrągłego Stołu<text:span text:style-name="T32">.</text:span><text:s/>Zwracamy się zatem do strony solidarnościowo-opoz<text:span text:style-name="T33">yc</text:span>yjn<text:span text:style-name="T34">ej</text:span><text:s/>o zajęcie stanowiska w czasie dzisiejszych obrad.</text:p>
      <text:p text:style-name="P35">Ponadto,<text:s/>jakby w formie komentarza do tego,<text:s/>otrzymaliśmy materiał o spotkaniach prze<text:span text:style-name="T36">ds</text:span>tawicieli<text:s/><text:span text:style-name="T37">„</text:span>Solidarności<text:span text:style-name="T38">”</text:span><text:s/>regionu Małopolski, KPN, którzy akcentowali, że obrady Okrągłego Stołu toczą się bez naszego udziału, a wszystkie komisje, które zajmują się sprawami ludzi młodych są reprezentowane przez bliżej nieokreślone osoby.</text:p>
      <text:p text:style-name="P39">W tej sytuacji jedyną formą naszego protestu jest strajk okupacyjny uczelni. Przeczytałem to oczekując jakby wyjaśnienia jak mamy się odnieść do tego typu stanowisk zajmowanych przez organizacje, przez ruch, który państwo reprezentujecie tu przy tym stole.</text:p>
      <text:p text:style-name="P40">Dziękuję bardzo.</text:p>
      <text:p text:style-name="P41"><text:span text:style-name="T42">Przewodniczący</text:span>:</text:p>
      <text:p text:style-name="P43">Dziękuję.</text:p>
      <text:p text:style-name="P44">Proszę uprzejmie oddaję przewodnictwo w ręce pana Celińskiego.</text:p>
      <text:p text:style-name="P45">/<text:span text:style-name="T46">Przewodnictwo</text:span><text:s/>obrad obejmuje<text:s/><text:span text:style-name="T47">ob. Andrzej Celiński</text:span>/.</text:p>
      <text:p text:style-name="P48"><text:span text:style-name="T49">Prze</text:span><text:span text:style-name="T50">wo</text:span><text:span text:style-name="T51">dni</text:span><text:span text:style-name="T52">cz</text:span><text:span text:style-name="T53">ąc</text:span><text:span text:style-name="T54">y</text:span>:</text:p>
      <text:p text:style-name="P55">Ja podziękować nie mogę za ten pasztet. Chciałem powiedzieć tak, że nie będzie to właściwy ton obrad<text:s/><text:soft-page-break/>tego zespołu, jeśli sprawy dla Polski zasadnicze narastające od lat kilkudziesięciu będą mieszane z różnymi sprawami koniunkturalnymi, niekiedy o dosyć niejasnych źródłach<text:span text:style-name="T56">.</text:span><text:s/>Muszę powiedzieć, że nie chcę<text:s/><text:span text:style-name="T57">s</text:span>ię ustosunkować do tego oświadczenia,<text:s/>zwróciłbym uwagę na dwa elementy sytuacji. Pierwszy tak się dziwnie składa, że sprawa bezczeszczenia miejsc pamięci narodowej i symboli radzieckich wypływa w tym kraju w takich okolicznościach, które przypominają te z listopada i grudnia 1981 roku. Chciałem też powiedzie<text:span text:style-name="T58">ć</text:span>, że jeśli trzeba interwencji osób i instytucji zaufania publicznego, aby kilkadziesiąt tysięcy młodzieży krakowskiej nie wysz<text:span text:style-name="T59">ł</text:span>o na ulice w poniedziałek wczorajszy, widać są powody, dla których panuje w Polsce coraz większe napięcie społeczne, widać ta młodzież jest w rozpaczliwej sytuacji, widać czekać dalej nie mo<text:span text:style-name="T60">ż</text:span>e<text:span text:style-name="T61">.</text:span></text:p>
      <text:p text:style-name="P62">Jeżeli jest tak, że trzeba najwyższych autorytetów w tym kra<text:span text:style-name="T63">ju</text:span>, moralnych autorytetów, by powstrzymać to napięcie, i to wyjście na ulicę, to są ku temu powody. I nie będzie dobrym znakiem,<text:s/><text:span text:style-name="T64">i</text:span><text:s/>nie będzie dobrą drogą jeśli my tutaj w tej chwili zamiast rozwiązywać przyczyny tego napięcia, zamiast szukać systemowych rozwiązań, będziemy się przerzucać oświadczeniami. Muszę powiedzieć, że nie rozumiem politycznych intencji tej propozyc<text:span text:style-name="T65">ji</text:span>, którą teraz wysłuchaliśmy i tej propozycji, którą wysłuchaliśmy z ust rzecznika rządu wczoraj wieczorem w tak napiętej sytuacji.</text:p>
      <text:p text:style-name="P66">Powiem więcej - od kilku tygodni jesteśmy wszyscy w pełnej trans<text:span text:style-name="T67">fo</text:span>rma<text:span text:style-name="T68">cj</text:span>i, skoczyliśmy nad przepaścią i wisimy nad nią, jeszcze nie osiągnęliśmy drugiego br<text:span text:style-name="T69">z</text:span>egu. Trzeba wielkiej ostrożności, żeby nie zepsuć wszystkiego. Ja chciałbym jednak przede wszystkim skupić się na<text:span text:style-name="T70">d</text:span><text:s/>problemami, które mam nadzieję są ulokowane w dłuższej perspektywie, nie trzech - czterech dni tygodnia czy dwóch tygodni przeszłych, mam nadzieję, że wychodzą one właśnie do przodu, otwierają perspektywę na czas przyszły. Mam nadz<text:span text:style-name="T71">i</text:span>eję, że ich rozwiązania może nawet mniej, może rozwiązywanie będzie powodowało osłabienie tego napięcia, które nam niestety coraz bardziej towarzyszy. Powiedziałem podczas poprzedniej sesji, że w rozmaitych debatach o młodzieży tyle już padło słów, że trzeba decyzji. Negocj<text:span text:style-name="T72">uj</text:span>emy, by Polskę uchroni<text:span text:style-name="T73">ć</text:span><text:s/>przed destabiliza<text:span text:style-name="T74">cj</text:span>ą, a społeczeństwu dać szansę wyzwolenia jej energii we właściwym kierunku, dla odepchnięcia zbliżającej się katastrofy.</text:p>
      <text:p text:style-name="P75">Sytuacja, w któr<text:span text:style-name="T76">e</text:span>j czas stał si<text:span text:style-name="T77">ę</text:span><text:s/>pierwszoplanową okolicznością polskiej polityki powoduje, że świadomie odrzucamy na tych spotkaniach z wami, konwencję gry. Jako właściwego instrumentu procesu nego<text:span text:style-name="T78">cj</text:span>ac<text:span text:style-name="T79">yj</text:span>nego. Mamy świadomość i towarzyszy ona nam w sposób dojmujący w każdej chwili pobytu w tych salonach, że te spotkania nie będą miały tyle sensu, ile będzie aprobaty dla ich rezulta<text:span text:style-name="T80">tó</text:span>w.</text:p>
      <text:p text:style-name="P81"><text:span text:style-name="T82">W</text:span><text:s/>tych środowiskach, w których one przedmiotowo dotyczą. I to przekonanie obok świadomości uciekającego czasu sprawia, że nie gra jest tutaj ważna, lecz rezultat, który poddany zostanie, jakikolwiek by nie był, jakkolwiek dobry by nie był, rezultat tych obrad, poddany zostanie ciężkiej próbie weryfikacji tam zwłaszcza, gdzie już dawno przestało się wierzyć jakimkolwiek słowom.</text:p>
      <text:p text:style-name="P83">Przyszliśmy z taką obawą, o której mówiłem, czy nie proponuje się nam uczestnictwa w rytuale debatowania, z którego wychodzi się z piaskiem w rękach, ze wściekłością na siebie, uczestniczenia w nieprawdzie<text:span text:style-name="T84">,</text:span><text:s/>które urzędnikom od spraw młodzieży daje przeświadczenie że etaty<text:s/><text:span text:style-name="T85">są</text:span><text:s/>niezbędne ich<text:span text:style-name="T86">,</text:span><text:s/>nam natomiast odbiera wiarygodnoś<text:span text:style-name="T87">ć</text:span><text:s/>w środowiskach, w których jeszcze jakąś wiarygodność mamy<text:span text:style-name="T88">.</text:span><text:s/>Ale przyszliśmy też z nadzieją<text:s/><text:span text:style-name="T89">i</text:span><text:s/>daliśmy temu wyraz, że powaga sytuacji sprawi, że i drugiej stronie zależeć będzie na politycznym charakterze prowadzonej tu rozmowy.<text:s/>Politycznym w tym znaczeniu, że<text:s/><text:soft-page-break/>odnoszącym się do dobra publicznego. Myślę, że wówczas właśnie stworzy się sytuacja, w której obrady te będą rzeczywiście odnosiły się do tych, którzy stali się ich przedmiotem.</text:p>
      <text:p text:style-name="P90">I dlatego, już w czwartek, 16 lutego, na gorąco uznaliśmy wypowiedź pana sekretarza Komitetu Centralnego PZPR,<text:span text:style-name="T91"><text:s/></text:span>że strona koalic<text:span text:style-name="T92">yj</text:span>no-rządowa nie przyszła bron<text:span text:style-name="T93">i</text:span>ć status quo, za bardzo dobre, za bardzo obiecujące stwierdzenie. I oczekujemy potwierdzenia w decyzjach wobec spraw konkretnych, decyzji zmieniających to, co doprowadziło do obecnego stanu rzeczy, do alienacji ogromnej części polskiej młodzieży. Jeżeli ona wychodzi na ulice, to znaczy że jest wyal<text:span text:style-name="T94">ie</text:span>nowana. Do deptania jej praw i dominującego poczucia braku sensu życia w kraju urodzenia.</text:p>
      <text:p text:style-name="P95">Mówiłem podczas pierwszej sesji o konieczności umożliwienia Niezależnemu Zrzeszeniu Studentów legalnego działania na wyższych uczelniach całego kraju. Stwierdziłem wtedy, że im szybciej to nastąpi, tym lepsze będą warunki dla politycznej stabilizacji. Wyraziłem pogląd, że w tej sprawie akurat pośpiech jest dobrym doradcą. Było to 16 lutego. Dzień później, w Krakowie milicja bi<text:span text:style-name="T96">ł</text:span>a studentów. Nie mam satysfakcji z tego co działo się później, pod koniec ub. tygodnia. Powiem tylko, czas przerwać ten przeklęty ciąg zdarzeń. Klucz jest w waszym ręku. Powtarzam więc, w tej sprawie konieczne jest wyraźne autor<text:span text:style-name="T97">yt</text:span>atywne określenie intencji władz, konieczna jest szybka i politycznie odważna decyzja. Trzeba przejść ponad istniejące urazy.<text:s/>Nie ma tu pola na obrażanie się i niestety, nie ma już czasu na odwlekanie decyzji.</text:p>
      <text:p text:style-name="P98">Chcę teraz odnieść się w sposób bardziej uporządkowany do spraw wniesionych przez pana przewodniczącego Leszka Millera na zeszłej sesji. Najpierw chcę powiedzieć, że wymienione przez pana sekretarza w podsumowaniu tamtego dnia wspólne elementy istotnie z naszej strony znajdu<text:span text:style-name="T99">ją</text:span><text:s/>potwierdzenie.</text:p>
      <text:p text:style-name="P100">O zasadniczej wstępnej deklaracji celów już mówiłem. Przyszliśmy tu po to, aby zmieniać, a nie by utrwalać to co blokuje nasze szanse na le<text:span text:style-name="T101">piej</text:span><text:s/>oświetlone słońcem okna naszego domu. Mamy tu pełną świadomość faktu, że nie reprezentu<text:span text:style-name="T102">je</text:span>my wszystkich środowisk młodz<text:span text:style-name="T103">i</text:span>eży. Powiedziałbym więcej, my tutaj - mówię o naszej stronie - w ogóle nie reprezentu<text:span text:style-name="T104">je</text:span>my w sennie podmiotu negocjacji jakichś specjalnie wyróżnionych środowisk młodzieżow<text:span text:style-name="T105">yc</text:span>h. Mamy oczywiście nadzieję doprowadzenia do stanu, w którym rozmaite środowiska młodzieży, szkoln<text:span text:style-name="T106">ej,</text:span><text:s/>akademickiej, elitarnej, alternatywnej, robotniczej, punkowej, katolicki<text:span text:style-name="T107">ej,</text:span><text:s/>białoruski<text:span text:style-name="T108">ej,</text:span><text:s/>jaką tylko można sobie wyobrazić, staną się podmiotami swego działania, uzyskają prawo swobodnego tworzenia związków zdolnych artykułować ich interesy i potrzeby. Na razie kiedy mówi się tu o obecności na tej sali wielu podmiotów artykułu<text:span text:style-name="T109">ją</text:span>cych interesy i potrzeby środowisk młodzieżowych, to, niestety, odnosi się to jedynie do jednej strony stołu.</text:p>
      <text:p text:style-name="P110">Potwierdzamy ocz<text:span text:style-name="T111">y</text:span>wiście postulat zniesienia wszelkich monopoli i cieszy nas przyjęcie tej zasady przez stronę koalic<text:span text:style-name="T112">yj</text:span>no-rządową. Konsekwencją tej zasady są pewne zmiany<text:s/><text:span text:style-name="T113">w</text:span><text:s/>istnie<text:span text:style-name="T114">ją</text:span>cych przepisach prawnych oraz negocjowanej ustawy o stowarz<text:span text:style-name="T115">ys</text:span>zeniach. Mówiliśmy o tym. I pozostałe stwierdzenia pana Millera są naszymi stwierdzeniami.</text:p>
      <text:p text:style-name="P116">Ale powstaje pytanie. Skoro obszar zgodności tak rozległy, dlaczego, dla jakich powodów strona, którą reprezentuje pan Leszek Miller nie ogłosi publicznie tego, co byłoby realizacją prawa do swobodnego zrzeszania się młodzieży? Dlaczego nie zadeklaruje woli zniesienia wymienionych z nazwy przepisów strzegących monopolu w interesu<text:span text:style-name="T117">ją</text:span>c<text:span text:style-name="T118">ej</text:span><text:s/>nas dziedzinie? Dlaczego nie zapowie wniesienia autopoprawki do<text:s/><text:soft-page-break/>przygotowanej ustawy o stowarzyszeniach?</text:p>
      <text:p text:style-name="P119">Jeśli ta zwłoka jest elementem taktyki nego<text:span text:style-name="T120">cj</text:span>ac<text:span text:style-name="T121">yj</text:span>n<text:span text:style-name="T122">ej,<text:s/></text:span>jeśli ona ma nastąpić, ale nie w tej chwili, tylko jutro, chciałbym wyrazić pogląd, że w tej niezwykle podminowanej atmosferze, w jakiej przychodzi nam się tu spotykać, taktyka taka może przestać być funkcją celów, jakim ma służyć.</text:p>
      <text:p text:style-name="P123">Ponawiam więc w tym miejscu apel o prz<text:span text:style-name="T124">ys</text:span>pieszenie procedury tych obrad, odrzucenie elementów gry, o jasne formułowanie intencji i przede wszystkim praktycznie o zapisywanie ich w stosownych formułach.</text:p>
      <text:p text:style-name="P125">Pragnę teraz odnieść się do propozycji katalogu problemów.<text:s/><text:span text:style-name="T126">W</text:span><text:s/>pierwszej części wystąpienia pana Millera zeszłym razem zaprezentowanych zasady, które moja strona przyjęła, nakazują mi bez ociągania potwierdzać punkty zbieżne, ale też dla dobra spraw, jakie nas tu zgromadziły, dla sukcesu tego spotkania wprost podnosić kwestie dla nas wątpliwie, specjalnie te, które zdają się nam nie do przy<text:span text:style-name="T127">ję</text:span>cia.</text:p>
      <text:p text:style-name="P128">Wasza strona łączy sprawę pluralizmu związkowego organizacyjnego, sprawę w<text:span text:style-name="T129">yc</text:span>h<text:span text:style-name="T130">ow</text:span>awcz<text:span text:style-name="T131">yc</text:span>h funkcji wojska, sprawę społeczno-zawodowej adaptacji młodych pracowników z postulatem spójności systemu wychowania. I sprawą określenia ideału w<text:span text:style-name="T132">yc</text:span>howawczego. W rozmowie przygotowawczej do dzisiejszej sesji sygnalizowaliśmy sekretarzowi waszej grupy, że nie rozumiemy celu tej koniunkcji. Nie rozumiemy samego pojęcia consensusu wychowawczego. Wyraziliśmy przekonanie, że podejmowanie dyskusji zdaje się nam o mało obiecujących perspektywach konkluzywnego jej zakończenia, jest wielce ryzykowne ze względu na cierpliwość tych, którzy wiążą jeszcze jakieś nadzieje z tymi obradami. Tych, którzy uważają, że nie ma sensu czegokolwiek pozytywnego oczekiwać utwierdzi to w przekonaniu, że nie ma sensu oczekiwać.</text:p>
      <text:p text:style-name="P133">Kraj przypomina beczkę<text:s/><text:span text:style-name="T134">p</text:span>rochu, lonty są już podpalone. Wystarczy przeczytać stenogramy<text:s/>„stolika”<text:s/>gospodarczego, Podzespołu ds. Rolnictwa, aby mieć tego świadomość.</text:p>
      <text:p text:style-name="P135">Nie rozumiemy, szczególnie w tych okolicznościach celu podejmowania dyskusji na temat spójności systemu wychowania. Ponadto obawiamy się, że w tej akurat, tak się nam zdaje, dość teoretycznej sprawie, reprezentu<text:span text:style-name="T136">je</text:span>my całkiem odmienne wartości, powiedziałbym, całkiem odmienną filozofię. Nie uważamy bowiem, aby było rzeczą słuszną, by rząd stawał się partnerem dyskusji na temat ideałów wychowawczych. Pozostawmy tę sprawę rodzicom, stowarzyszeniom, rozmaitym związkom, w tym i wyznaniowym, pozostawmy ją wychowawcom mającym zagwarantowaną wolność moralnych wyborów.<text:s/>Dla nich wszystkich<text:s/><text:span text:style-name="T137">je</text:span>st to naturalne pole działania.<text:s/>Sądzę, że dla rządu to nie jest naturalne pole jego działania.</text:p>
      <text:p text:style-name="P138">Chciałbym także, wyjaśniając sprawę do końca, żeby nie było żadnych niedomówień, wyrazić naszą obawę, że łączenie sprawy consensusu w<text:span text:style-name="T139">yc</text:span>howawczego, jak byśmy to pojęcie nie rozumieli, może być traktowane jako próby wypracowania narzędzi. Używając języka szkolenia wojskowego przymiaru dla badania zdolności... zgodności działań rozmaitych związków czy stowarzyszeń z owym consensusem w<text:span text:style-name="T140">yc</text:span>h<text:span text:style-name="T141">owawcz</text:span>ym.</text:p>
      <text:p text:style-name="P142"><text:span text:style-name="T143">W</text:span><text:s/>tej sprawie może warto<text:s/><text:span text:style-name="T144">by</text:span>ć nawet trochę złośliwym, aby zrozumieć lepiej swoje wzajemne uwarunkowania i swoje wątpliwości. Gdyby taki był cel wprowadzenia sprawy spójności systemu wychowania, niejasność tego pojęcia byłaby wyłącznie jego zaletą.</text:p>
      <text:p text:style-name="P145">Jeśli idzie o drugi i trzeci z punktów proponowanych przez pana Millera jest to sprawa bardzo nam bliska. Jesteśmy tutaj jednak w pewnym kłopocie.</text:p>
      <text:p text:style-name="P146">Po pierwsze - sprawy te powinny być dyskutowane z wyraźnie określonymi podmiotami, mogły być nimi<text:s/><text:soft-page-break/>związki zawodowe, zwłaszcza jeśli idzie o blok spraw związanych ze stosunkiem pracy.</text:p>
      <text:p text:style-name="P147">O sprawy wymienione w punkcie 3 propozycji pana sekretarza oraz związki młodzieżowe, ale przecież tu jest taka sytuacja, że z jednej strony występuje presja czasu, z drugiej zaś mamy do czynienia ciągle z faktycznym<text:span text:style-name="T148">,</text:span><text:s/>być może częściowym monopolem organizacyjnym istniejących związków młodzieży, które ogarniają znakomitą mniejszość młodzieży pracującej i uczącej się.</text:p>
      <text:p text:style-name="P149">Powiedziałem<text:s/><text:span text:style-name="T150">-</text:span><text:s/>to jest dla nas kłopot, nie jest to odrzucenie tej sprawy. Jest to kłopot, który trzeba jakoś rozwiązać. Tym bardzi<text:span text:style-name="T151">ej,</text:span><text:s/>że mimo tych kłopotów sami tutaj wnosimy kilka bardzo konkretnych spraw, któr<text:span text:style-name="T152">e</text:span><text:s/>wiążą się - powiedzmy - z szeroko rozumianym pojęciem położenia materialnego młodzieży, zwłaszcza robotniczej. Myślę, że byłoby rozsądną propozycją zawiesić dyskusję ogólną w tej sprawie, wyodrębnić sprawy uznane przez jedną i drugą stronę za nie tylko specjalnie ważne, ale i dające szansę dojścia do jakiejś konkluzji, czyli potraktować je jako przykładowo, jako wzór postępowania w szukaniu wspólnych rozwiązań na przyszłość. I wtedy poświęcić jedno takie nasze spotkanie, oby ono nastąpiło szybko, tym sprawom.</text:p>
      <text:p text:style-name="P153">Ja się obawiam, i to nie jest żaden w sensie zwrot retoryczny, że w tych ważnych sprawach materialnych w praktyce jedynie zamarkujemy dyskusję, która toczy<text:span text:style-name="T154">ć</text:span><text:s/>się powinna na właściwych forach pomiędzy podmiotami polityki wobec problemów młodzieży. Ale, by<text:span text:style-name="T155">ć</text:span><text:s/>może, już sama ekspozycja tych problemów będzie jakąś wartością pracy tego podzespołu.</text:p>
      <text:p text:style-name="P156">Dodałbym jeszcze, że wymienione problemy związane ze sprawą mieszkalnictwa, ochrony zdrowia młodzieży, dostępem do dóbr kultury, wymagają w sposób oczywisty rozwiązań systemowych. Nie posuniemy się do przodu w tych sprawach próbując szukać rozwiązań, zdaje mi się, trochę po amatorsku.</text:p>
      <text:p text:style-name="P157">Wspólna jest troska o sprawy emigracji. Podzielałem przekonanie, które wyraził pan sekretarz, że odrzucić należy administracyjne środki minimalizowania zła. Ja myślę, że dokładnie te wszystkie sprawy, które wnieśliśmy do tego podzespołu, ściśle wiążą się ze sprawą emigracji młodzieży. I ich rozwiązywanie będzie także łagodziło skutki tego emigracyjnego problemu.</text:p>
      <text:p text:style-name="P158">Apelowałbym do pana przewodniczącego o wycofanie spośród listy problemów wartych, jego zdaniem, przedyskutowania dwóch - opisanego w punkcie 4, czyli kwestii udziału młodzieży w sprawowaniu władzy i pkt 6 - sprawę różnorodnych<text:span text:style-name="T159"><text:s/></text:span>patologii społecznych. Jeśli idzie o pierwszą sprawę chcę powiedzieć, że szanuję punkt widzenia pana przewodniczącego tam wyrażony. Ale jednak nie podzielam tej filozofii, która stanowi fundament - jak myślę - przekonania, które spowodowały propozycję przedyskutowania sprawy udziału<text:span text:style-name="T160"><text:s/></text:span>młodzieży w sprawowaniu władzy.</text:p>
      <text:p text:style-name="P161">Być może jest to nieporozumienie, ale dla mnie ta cała sprawa jest nie do końca jasna. Dla nas udział we władzy wiąże się z uzyskaniem mandatu ludzi, których się reprezentuje. I jeśli idzie o zasadę wyłącznie z tym się to wiąże. Bowiem gdyby tutaj miało chodzić wyłącznie o to, że bez aktywności nie osiąga się szczytowych miejsc przy stołach decyzyjnych, no to przecież to nie jest miejsce, żeby o tym tutaj rozmawiać.</text:p>
      <text:p text:style-name="P162">Jeśli idzie o drugą sprawę, proszę o nie umieszczanie jej w porządku naszych obrad, bowiem ma ona wybitnie seminaryjny charakter. W jej ramach występują oczywiście kwestia szczegółowe, które<text:s/>mogłyby<text:s/>tu być przedyskutowane, mające charakter politycznych decyzji, nadające się do jakiejś dyskusji konkluzywnej, jak na przykład warunki odbywania kary, czy choćby materialne podstawy leczenia choroby<text:s/><text:soft-page-break/>alkoholowej, szczególnie często wśród młodzieży występującej.</text:p>
      <text:p text:style-name="P163">Ale znów odwołuję się do jakiejś hierarchii ważności spraw, które nas tutaj sprowadziły, które powinny by<text:span text:style-name="T164">ć<text:s/></text:span>podstawowym przedmiotem naszych obrad. Zasadniczym problemem negocjacji<text:s/>„okrągłego stołu”, całego<text:s/>„okrągłego stołu”, nie tylko tutaj tego jego podzespołu, jest przejście do społeczeństwa obywatelskiego. A więc na naszym skromnym podwórku jest to sprawa podmiotowości i rozmaitych środowisk młodzieżowych. Nasza rola jest ograniczona do stworzenia warunków dla tej podmiot<text:span text:style-name="T165">ow</text:span>ości.</text:p>
      <text:p text:style-name="P166">Nie lekceważymy zatem innych problemów, także tych podniesionych przez kolegów z legalnie działających<text:s/>organizacji i zwi<text:span text:style-name="T167">ą</text:span>z<text:span text:style-name="T168">kó</text:span>w<text:s/>młodzieży. Ale nie wydaje s<text:span text:style-name="T169">i</text:span>ę nam, abyśmy mieli mandat do podnoszenia tych rozmaitych kwestii tutaj, zwłaszcza materialnych.</text:p>
      <text:p text:style-name="P170">Ja proponowałbym, żeby w tej chwili, żebyśmy mogli się zapoznać ze stanowiskiem strony koalicyjno-rządowej w sprawie stowarzyszeń, potem zapewne należałoby ogłosić przerwę na zastanowienie się -<text:s/>półgodzinną, 40-minutową, a później proponowałbym szukać zapisów, możliwości zapisów w sprawach, które dzisiaj stają się przedmiotem tych obrad.</text:p>
      <text:p text:style-name="P171">Dziękuję bardzo.</text:p>
      <text:p text:style-name="P172"><text:span text:style-name="T173">Przewodniczący</text:span>:</text:p>
      <text:p text:style-name="P174">Dziękuję uprzejmie panu Celińskiemu za wyczerpującą, bardzo precyzyjną wykładnię oddającą stosunek strony, któr<text:span text:style-name="T175">ą<text:s/></text:span>pan Celiński reprezentuje do zgłoszonych propozycji z poprzedniego posiedzenia. Dziękuję serdecznie zwłaszcza za bardzo dobitne podkreślenie, iż w wielu punktach, które zostały przedłożone,<text:s/><text:span text:style-name="T176">w</text:span>ówcza<text:span text:style-name="T177">s</text:span>, istnieje poważna zbieżność poglądów. I pragnę to jeszcze raz podkreślić, iż na tej bazie spodziewamy się, iż osiągniemy różnego rodzaju ogólniejsze i szczegółowe porozumienia.</text:p>
      <text:p text:style-name="P178">Nim ogłosimy przerwę, bo sądzę, że propozycja pana Celińskiego jest ze wszech miar słuszna, pragnę jednakże dwa<text:s/><text:span text:style-name="T179">s</text:span>łowa wypowiedzieć, charakteryzując nasze oczekiwania i punktu widzenia w sprawach, które dzisiaj się pojawiły.</text:p>
      <text:p text:style-name="P180">Otóż wydarzenia jednoznacznie potwierdz<text:span text:style-name="T181">aj</text:span>ą, szanowni państwo, iż klucz nie leży tylko w jednym ręku, natomiast o powodzeniu naszych działań zadecyduje postawia wielu politycznych społecznych i wielu ludzi w Polsce.</text:p>
      <text:p text:style-name="P182">Gdyby to było tylko tak, iż klucz znajduje się po naszej stronie, to wiele problemów uległoby natychmiastowemu rozwiązaniu.</text:p>
      <text:p text:style-name="P183">Pragnę jeszcze raz oświadczyć, iż powodzenie<text:s/>„okrągłego stołu<text:span text:style-name="T184">”</text:span>, bo uważam że nad tym<text:s/>„stołem”<text:s/>nie wiszą żadne gwarancje, a wiszą tylko szanse, że powodzeniem<text:s/>„okrągłego stołu”<text:s/>jest uzależnione od zdolności do samoograniczania się wszystkich stron, uczestniczących w procesie porozu<text:span text:style-name="T185">m</text:span>iewania się i możliwości zbudowania koalicji prore<text:span text:style-name="T186">fo</text:span>rmatorskie<text:span text:style-name="T187">j</text:span>, gdzie linie podziału nie muszą przebiegać według podziału tradycyjnych, czy dotychczasowych.</text:p>
      <text:p text:style-name="P188">Niestety nie mogę podzielić oczekiwania pana Celińskiego, aby wycofać niektóre z propozycji, które zgłosiliśmy, jako że my problem, który szczególnie jest podnoszony przez stronę, którą pan Celiński reprezentuje tzn. pluralizm organizacyjny i inne kwestie, które zgłosiliście, my te sprawy traktujemy łącznie, znacznie szerzej, sytuujemy je w szerszym kontekście problemów, którymi ż<text:span text:style-name="T189">yj</text:span>e kraj.</text:p>
      <text:p text:style-name="P190">I ponieważ pan Celiński apelował o szczerość, to pragnę powiedzieć, że jeśli tak -<text:s/><text:span text:style-name="T191">to</text:span><text:s/>nie sądzę, aby problem rejestracji NZS, czy utworzenie drugiego harcerstwa, żeby to był problem szczególnie fascynujący<text:s/><text:soft-page-break/>dla wielkich rzesz polskiej młodzieży.</text:p>
      <text:p text:style-name="P192">Nasza młodzież ż<text:span text:style-name="T193">yj</text:span>e, ośmielę się tutaj zauważyć, szeregiem innych problemów związanych z jej warunkami życia i pracy, nauką, startem zawodowym, pierwszą pracą, rodziną, uzyskaniem mieszkania itd.,<text:s/><text:span text:style-name="T194">i</text:span>td. To są żywotne problemy dla polskiej młodzieży. W tym oczywiście jakaś część tej młodzieży dostrzega za ważne problemy związane z rejestracją NZS czy możliwości utworzenia drugiego harcerstwa<text:span text:style-name="T195">.</text:span></text:p>
      <text:p text:style-name="P196">Więc panowie rozumieją, żem trzymając si<text:span text:style-name="T197">ę</text:span><text:s/>tej poetyki nie możemy nagle zmienić naszego stanowiska do tych problemów. Chciałbym również wyrazić bezbrzeżne zdumienie stanowiskiem, które zostało zarysowane, a dotyczącym oświadczenia, które pan Wiatr na początku naszego spotkania przedłożył. Otóż wydawało mi się, że w takich oczywistych sprawach, jak dezaprobata dla awantur ulicznych, dla naigrywania się z tego co dla Polaka niezależnie od orientacji politycznej powinno być ważnym, jak pamięć ludzi,<text:s/><text:span text:style-name="T198">k</text:span>tórzy zginęli, niosąc nam wolność, jak stosunek do przywódcy Związku Radzieckiego, który cieszy się autorytetem i szacunkiem nie tylko przecież w rodzinie krajów so<text:span text:style-name="T199">cj</text:span>alistycznych, że jednym słowem w tak oczywistych sprawach nie powinno być żadnych wahań i żadnej postawy, którą przed chwilą pan Celiński zaprezentował<text:span text:style-name="T200">.</text:span></text:p>
      <text:p text:style-name="P201">Powiem więcej - wydawało mi się - że tutaj znajdziemy wiele punktów stycznych natychmiast<text:span text:style-name="T202">.</text:span><text:s/>To co wywołuje społeczną dezaprobatę powinno również wywołać w trakcie dzisiejszego spotkania.<text:s/>Ale jeśli strona reprezentowana przez pana Celińskiego nie będzie chciała zająć w tej sprawie stanowiska, to chciałem tylko oświadczyć, iż brak stanowiska jest dla nas też stanowiskiem. I to dobitnie pragnę podkreślić.</text:p>
      <text:p text:style-name="P203">Niemniej jednak rozumiejąc, że jesteśmy na początku naszej pracy, że wiele kwestii wymaga przemyślenia i że podejmiemy dalszą rozmowę przychylam się obecnie do wniosku pana Celińskiego i w takim r<text:span text:style-name="T204">a</text:span>zie rzeczywiście ogłośmy przerwę. Chciałem tylko zapytać, ile pan panie Andrzeju proponuje? Mamy 10 po jedenastej<text:span text:style-name="T205">.</text:span></text:p>
      <text:p text:style-name="P206"><text:span text:style-name="T207">Ob. Andrzej Celiński</text:span>:</text:p>
      <text:p text:style-name="P208">Ja myślę, że za 15 dwunasta.</text:p>
      <text:p text:style-name="P209"><text:span text:style-name="T210">Przewodniczący</text:span>:</text:p>
      <text:p text:style-name="P211"><text:span text:style-name="T212">A</text:span><text:s/>więc przerwa do 11.45.</text:p>
      <text:p text:style-name="P213"/>
      <text:p text:style-name="P214">/Przerwa/.</text:p>
      <text:p text:style-name="P215"/>
      <text:p text:style-name="P216">/<text:span text:style-name="T217">P</text:span>o<text:span text:style-name="T218"><text:s/></text:span>przerwie/.</text:p>
      <text:p text:style-name="P219"/>
      <text:p text:style-name="P220"><text:span text:style-name="T221">Przewodn</text:span><text:span text:style-name="T222">ic</text:span><text:span text:style-name="T223">ząc</text:span><text:span text:style-name="T224">y</text:span>:</text:p>
      <text:p text:style-name="P225">Możemy z<text:span text:style-name="T226">acz</text:span>ynać?</text:p>
      <text:p text:style-name="P227">Czy ja mógłbym w imieniu naszej strony tego stołu poprosić o precyz<text:span text:style-name="T228">yj</text:span>nie<text:span text:style-name="T229">js</text:span>ze u<text:span text:style-name="T230">st</text:span>osunkowanie się do naszego dylematu związanego z ni<text:span text:style-name="T231">edys</text:span>ku<text:span text:style-name="T232">tow</text:span>aniem sprawy consensusu wychowawczego, nie łączeniem sprawy consensusu wychowawczego ze sprawą pluralizmu organizacyjnego.</text:p>
      <text:p text:style-name="P233"><text:span text:style-name="T234">O</text:span><text:span text:style-name="T235">b</text:span><text:span text:style-name="T236">.</text:span><text:span text:style-name="T237"><text:s/>Sławomir Wiatr</text:span>:</text:p>
      <text:p text:style-name="P238">Otóż muszę tu oświadczyć, że jestem nieco rozczarowany jakby rozpoczęciem tym, czym<text:s/><text:soft-page-break/>rozpoczynamy, merytoryczną dyskusję. Dlatego, że uzgodniliśmy w ub. poniedziałek nasze intencje i proceduralne zasady, w tym merytoryczne również, dotyczące dnia dzisie<text:span text:style-name="T239">js</text:span>zego. Rozmawialiśmy w poniedziałek o tym, że w dniu dzisiejszym będziemy się starali sprecyzować stanowiska w dwóch kwestiach - w kwestii pluralizmu organizacy<text:span text:style-name="T240">jn</text:span>ego wśród młodzieży, w środowiskach młodzieży i wspólnego stanowiska w sprawie consensusu wychowawczego i zasad jego realizacji.</text:p>
      <text:p text:style-name="P241">Otóż propozycja waszej strony, propozycja zgłoszona przez pana Andrzeja Celińskiego jest propozycją, która burzy konstrukcję, którą żeśmy uzgodnili tydzień temu. Konstrukcję, która wychodziła naprzeciw intencjom obu stron. Myśmy chcieli dyskutować na początku właśnie sprawy consensusu w<text:span text:style-name="T242">yc</text:span>howawczego ze względu na to, iż uznajemy, że działające w środowisku młodzieży organizacje, stowarz<text:span text:style-name="T243">ys</text:span>zenia stają się również podmiotami procesu wychowawczego i że ten proces wychowawczy powinien tak się odbywać, by kształtować obywatela społeczeństwa obywatelskiego praworządnego i demokratycznego państwa. Nie znaczy to, że jest<text:s/><text:span text:style-name="T244">je</text:span>dnoznacznie. Macie nasze stanowisko w tej sprawie. Nie oznacza to, że chcemy na kogokolwiek nakładać kagańce, czy starymi metodami administracyjnymi ingerować w sprawy tych organizacji.</text:p>
      <text:p text:style-name="P245">Znaczy to, że pragniemy znaleźć tutaj pewną wspólną formułę, notabene chciałem, mogę posłużyć się wieloma przykładami, że nasza formuła nie jest abstrakcyjna, nie jest gołosłowna. Istnieją kraje demokrat<text:span text:style-name="T246">yc</text:span>zne, w których consensus wychowawczy ma zasadę konstytucyjno-prawną. Żeby daleko nie szukać, w Austrii obowiązuje zasada, że całe ustawodawstwo związane z procesem wychowania, całe ustawodawstwo w sferze oświaty i nauki, wymaga procedury konstytucyjnej, tzn. kwalifikowanej większości głosów, mimo że ustawy te nie mają rangi ustawy zasadniczej.</text:p>
      <text:p text:style-name="P247">Dlaczego tak jest? Dlatego, że siły polityczne tego kraju w warunkach pluralizmu uznały, że proces wychowania, regulowany po części normą prawną, wymaga zgody, wymaga consensusu. Stąd też i tak spektakularny system ustawodawczy w tej materii.</text:p>
      <text:p text:style-name="P248">Więc my nie jesteśmy tutaj oryginalni. I da<text:span text:style-name="T249">ję</text:span><text:s/>wam przykład kraju, co do którego sukcesów w zakresie demokracji, demokratyzac<text:span text:style-name="T250">ji</text:span><text:s/>możemy się wzorować.</text:p>
      <text:p text:style-name="P251">Jestem również co nieco rozczarowany tym, że niezgodnie z ustaleniami z ub. poniedziałku tylko my przynieśliśmy stanowiska. Stanowiska, które są wyraźnym samookreśleniem się<text:span text:style-name="T252">.</text:span><text:s/>Określeniem się w sprawie pluralizmu organizacyjnego. Możemy dyskutować to stanowisko. Ono idzie bardzo<text:s/>daleko naprzeciw waszym oczekiwaniom i odpowiada również naszej filozofii w tej materii. I stanowisko w sprawie consensusu wychowawczego, w którym czytelnie prezentujemy nasze poglądy. Jest to stanowisko, o czym jestem głęboko przekonany, które odpowiadać będzie również gustom większości rodziców, którzy z troską patrzą na to, w jakich warunkach ich dzieci wyrasta<text:span text:style-name="T253">ją</text:span>.</text:p>
      <text:p text:style-name="P254">Myślę więc, że powinniśmy się odnieść nie tylko dlatego, żeśmy uzgodnili, panie Andrzeju, w poniedziałek taką procedurę, ale dlatego, że przemawia za tym cały szereg racji. I racji, które są potwierdzone procesem demokratyzowania państwa, budowania państwa praworządnego i obywatelskiego w innych krajach, gdzie mniej więcej podobne zasady obowiązywały.</text:p>
      <text:p text:style-name="P255">Dziękuję bardzo.</text:p>
      <text:p text:style-name="P256"><text:span text:style-name="T257">Przewodnicząc</text:span><text:span text:style-name="T258">y</text:span>:</text:p>
      <text:p text:style-name="P259">Pro<text:span text:style-name="T260">s</text:span>zę państwa, ja jako prowadzący nie bardzo mam wolne ręce. I mógłbym w tej chwili odpowiedzieć<text:s/><text:soft-page-break/>na to, co powiedział pan Wiatr, ale może ktoś z państwa chciałby jeszcze zabrać głos w tej kwestii, którą podnieśliśmy, zaczynając tę część obrad.</text:p>
      <text:p text:style-name="P261">Jeżeli nie, to w takim razie... Ktoś się zgłasza? Przepraszam. Nie, chyba nie.</text:p>
      <text:p text:style-name="P262">Otóż okazuje się, że wyjaśnianie do końca, jakby takie skrobanie w problemach, które się rozważa, jest rzeczywiście warunkiem dobrego procedowania. Otóż ja myślę, że jest rzeczywiście nieporozumienie między nami.</text:p>
      <text:p text:style-name="P263">Ja chciałem powiedzieć tak, że my się nie wycofujemy z żadnych ustaleń oczywiście. Powiedziałem o spotkaniu sekretarzy zespołów. I uważam, że to nie jest tak, jeśli strony wnoszą jakieś sprawy pod dyskusję, żeby druga jakby bez porozumienia powiedziała, my to skreślamy. Ja rozumiem, że jeśli strona koalic<text:span text:style-name="T264">yj</text:span>no-rządowa upiera się dyskutować tę sprawę, no to oczywiście musimy ją dyskutować.</text:p>
      <text:p text:style-name="P265">Natomiast ja mówię, że nie ma perspektyw dla tej dyskusji, że jest to strata czasu. Z tego punktu widzenia podnosiłem pewne argumenty w swoim<text:s/><text:span text:style-name="T266">p</text:span>ierwszym dzisiejszym wystąpieniu. I muszę powiedzieć, że nie znajdu<text:span text:style-name="T267">ję</text:span><text:s/>w wypowiedzi pana Wiatra odpowiedzi na te problemy, które są dla mnie dylematami, które są dla mnie problemami, dla naszej s<text:span text:style-name="T268">tr</text:span>ony.</text:p>
      <text:p text:style-name="P269">Mówiłem, że państwo nie jest podmiotem wychowania w naszej koncepcji, w naszej jakby filozofii życia w społeczeństwie. Że nie jest rzeczą państwa problem ideału w<text:span text:style-name="T270">yc</text:span>howawczego. Oczywiście może być problemem rozmaitych partii politycznych, problem wychowania młodzieży. Ale przecież my się spotykamy tutaj dlatego, że powstało pewne pole na którym się mogliśmy spotkać i tym polem było stwierdzenie wszystkich stron spotyka<text:span text:style-name="T271">ją</text:span>cych się przy<text:s/>„okrągłym stole”, że jest dobra wola odejścia od państwa ideologicznego, czy państwa jednej ideologii, czy jakiejkolwiek ideologii. Że nie jest rzeczą państwa wyznaczać te sprawy.</text:p>
      <text:p text:style-name="P272">Ponadto, co zostało powiedziane wielokrotnie wokół<text:s/>„okrągłego stołu”, żyjemy w czasach, które jakby nie odnoszą się do epoki Makarenki. I w końcu mówiliśmy o tym, że<text:s/>jednak rozmaite niejasne ustalenia w tej sprawie mogą stanowić dodatkowe kryterium dla oceny sensowności powstających organizacji młodzieżowych. Oczywiście zapewnienia pana Wiatra, są istotnymi zapewnieniami, ale to są jego zapewnienia. Tutaj się porządkuje sprawy państwowe i sprawy społeczne. Głos człowieka oczywiście ma swoją wagę, ale taką jaką ma człowiek wagę. Szukamy rozwiązań inst<text:span text:style-name="T273">yt</text:span>ucjonalnych.</text:p>
      <text:p text:style-name="P274">I drugi punkt też jest nieporozumieniem. Pan Wiatr mówi, że ustaliliśmy przyjście ze stanowiskami, że wy przyszliście, my nie. My też przyszliśmy ze stanowiskiem. Natomiast ustalenie b<text:span text:style-name="T275">ył</text:span>o takie, że uznaliśmy patrząc sobie w oczy, że są różne jakby ciężary spraw, są różne możliwości, uwarunkowania stron. Że lepiej jest, kiedy ta strona, której ciężej sformułować stanowisko w jakiejś sprawie właśnie je sformułuje, żeby zobaczyć - pierwsza sformułuje - żeby przymierzyć się do tego problemu, żeby jakby zacząć od punktu na<text:span text:style-name="T276">jt</text:span>rudnie<text:span text:style-name="T277">js</text:span>zego, a nie tak, żeby od rzeczy łatwych i potem jakoś okazywało się, że sobie nie dajemy rady w dalszym procedowaniu.</text:p>
      <text:p text:style-name="P278">I my tutaj mamy w sprawie pluralizmu taką organizację, taką formułę, jak nazwaliśmy formułę minimalną, która jest właśnie spełnieniem tego oczekiwania strony koalicy<text:span text:style-name="T279">j</text:span>no-rządowej i odpowiada stanowisku w sprawie pluralizmu organizac<text:span text:style-name="T280">yj</text:span>neg<text:span text:style-name="T281">o</text:span>.</text:p>
      <text:p text:style-name="P282">Jeżeli mo<text:span text:style-name="T283">ż</text:span>esz Jakubie, to ja bym prosił cię o przekazanie, rozdanie tego naszego stanowiska.</text:p>
      <text:p text:style-name="P284">Ciągle jest dla mnie tutaj w kwestii consensusu koniunkc<text:span text:style-name="T285">ji</text:span><text:s/>consensusu wychowawczego i no jakiegoś<text:s/><text:soft-page-break/>takiego upodmiotawiania środowisk młodzieżowych, wielka niejasność. Może jest tak, skoro my jesteśmy w tak reprezentatywnym gronie, to może w tej sprawie także zabraliby głos przedstawiciele całej koal<text:span text:style-name="T286">i</text:span>cji, nie wiem.</text:p>
      <text:p text:style-name="P287"><text:span text:style-name="T288">Ob.<text:s/></text:span><text:span text:style-name="T289">L</text:span><text:span text:style-name="T290">eszek Miller</text:span>:</text:p>
      <text:p text:style-name="P291">Ale może bym prosił o rozdanie tego tekstu, który przed chwilą otrzymaliśmy. Bo to jest nowy element, który pojawił się w trakcie naszego spotkania.</text:p>
      <text:p text:style-name="P292"><text:span text:style-name="T293">Przewodniczący</text:span>:</text:p>
      <text:p text:style-name="P294">Ja bardzo bym prosił o skorzystanie z sugestii pana Celińskiego i prosiłbym wszystkie osoby reprezentujące różne organizacje, strony którą reprezentuje o włączenie się do dyskusji, aby miała ona swoją właściwą barwę.</text:p>
      <text:p text:style-name="P295">Proszę bardzo - pan Sobotko.</text:p>
      <text:p text:style-name="P296"><text:span text:style-name="T297">Ob.<text:s/></text:span><text:span text:style-name="T298">Z</text:span><text:span text:style-name="T299">bigniew Sobo</text:span><text:span text:style-name="T300">tk</text:span><text:span text:style-name="T301">o</text:span>:</text:p>
      <text:p text:style-name="P302">Ja myślę tak, że ponad tydzień temu rozpoczęliśmy pewną dyskusję. Strony złożyły akty dobrej woli, porozum<text:span text:style-name="T303">ie</text:span>wania się, w tym rozmawiania także na tematy bardzo drażliwe, trudne, rozmowy o niezależny harcerstwie, rozmowy o NZS. Była dobra wola strony par<text:span text:style-name="T304">ty</text:span>jno-rządow<text:span text:style-name="T305">ej</text:span>,<text:span text:style-name="T306"><text:s/></text:span>abyśmy na ten temat rozmawiali, żebyśmy przygotowali pewne stanowiska, o których chcemy dyskutować, w tym także o dojściu do ustawy o stowarzyszeniach, która powinna te sprawy regulować.</text:p>
      <text:p text:style-name="P307">Strona opozycyjno-solidarnościowa złożyła deklarację, aby odbyło się to w miarę szybko, co pono<text:span text:style-name="T308">ć</text:span><text:s/>ma poprawić sytuację na uczelniach. Ale od tego czasu coś się jednak w kraju wydarzyło, coś się w kraju wydarzyło. Wydarzyło się po pierwsze to, że mówimy tutaj głównie o NZS, że mówimy tutaj o demokracji, o rozwoju tej demokracji i o stworzeniu demokratycznych form rozmowy, a fakty zarówno na Uniwersytecie Warszawskim podczas spotkania współprzewodniczącego naszego zespołu tow.<text:s/><text:span text:style-name="T309">L</text:span>eszka Millera były zaprzeczeniem demokracji - ultimatum? I pewne elementy, które powodują, że odbiór społeczny wielu tych spraw jest zupełnie inny. Ja muszę powiedzieć, że stanowisko mojej partii zawarte na X Plenum Komitetu Centralnego, jasno wyraziło akt dobrej woli, ustaliło pewne kierunki, warunki dochodzenia do rozwiązań pewnych spraw nabrzmiałych, w tym także<text:s/>delegalizac<text:span text:style-name="T310">ji</text:span><text:s/>„Solidarności”, NZS, ale także jednak z podstawowych warunków dojścia do tego były spokój społec<text:span text:style-name="T311">zn</text:span>y.</text:p>
      <text:p text:style-name="P312">Czy możemy powiedzieć, że dzisiaj odbywa się to w warunkach spokoju społecznego?</text:p>
      <text:p text:style-name="P313">Panowie, coś się w tym tygodniu wydarzyło. Czy uważacie, że pewne rzeczy metodą faktów dokonanych, metodą faktów pod ścianą można dzisiaj realizowa<text:span text:style-name="T314">ć</text:span>. Nie do przyjęcia są zachowania młodych ludzi także spod znaku, czy skupionych wokół NZS, odbywających się w Krakowie, gdzie bezcz<text:span text:style-name="T315">es</text:span>zczenie pomników ludzi, którzy wyzwalali Polskę, 600 tysięcy żołnierzy radzieckich, którzy zginęli na ziemiach polskich, gdzie nieużywanie broni artyleryjskiej spowodowało to, że te zabytki Krakowa zostały ocalone.</text:p>
      <text:p text:style-name="P316">Czyż my możemy przejś<text:span text:style-name="T317">ć</text:span><text:s/>nad tym do porządku dziennego, że były to tylko niezamierzone zabawy młodzieży zdeterminowan<text:span text:style-name="T318">ej</text:span><text:s/>do wyjścia? Czym? Kiedy w dniu dzisiejszym bardzo poważnie podchodzimy do tych spraw, chcemy je rozstrzygać przy<text:s/>„okrągłym stole”, kiedy była zapowiedź legalizacji NZS. I jest taka zapowiedź do tej pory, nikt się tutaj od tych rzeczy nie odcina. Ale powiedzcie panowie, czy dzisi<text:span text:style-name="T319">aj,</text:span><text:s/>nawet w odbiorze społecznym może to być potraktowane jako takie pójście lekką ręką.</text:p>
      <text:p text:style-name="P320">Mówimy tutaj także o pewnych niezależnościach, mówimy o odejściu od monopolu, mówimy o paru<text:s/><text:soft-page-break/>kwestiach, co na ostatnim posiedzeniu zostało także wypowiedziane w sposób oczywisty, żeby niezależne harcerstwo i mówił to kolega z ZHP Niezależnego, wypowiadał się także w telewizji, miałem już okazję wieczorem to obejrzeć, gdzie mówił, że chcielibyśmy być niezależni od wszelkiego<text:s/>rodzaju partii, organizacji. I trzyma panowie tę tekę ze znakiem<text:s/>„Solidarności”<text:span text:style-name="T321">.</text:span><text:s/>Przecież on pokazał od czego jest już zależny.</text:p>
      <text:p text:style-name="P322">Czy takich formuł można używać? No w odbiorze społecznym jest to tak odbierane. Musimy pamiętać o zachowaniu pewnych... Jeśli deklarujemy się i zasiadamy do tego<text:span text:style-name="T323"><text:s/></text:span>stołu, a ja do tego stołu zasiadłem tylko w tym momencie, kiedy zrozumiałem, że formuła dojścia do porozumienia, preferowana przez moją partię, stwarza takie możliwości.<text:s/><text:span text:style-name="T324">I</text:span><text:s/>ja chciałbym, i deklaruję się do porozumiewania. Natomiast nie do takich prób metodami między innymi pokazywania pewnej niezależności, bo jest to po prostu pomyłka.</text:p>
      <text:p text:style-name="P325">Oczywiście są i inne eleme<text:span text:style-name="T326">nt</text:span>y.<text:s/><text:span text:style-name="T327">B</text:span>ardzo cierpliwie słuchaliśmy tutaj w poprzednich wypowiedziach, w poprzednich dniach faktów, że młodzież jest bita, że były na to dowody, że k<text:span text:style-name="T328">o</text:span>leżanka prezentowała fakty. Prosiliśmy o te fakty, ja nie wiem czy one napłynęły, bo rzecz jest godna wyjaśnienia, jeśli to miało miejsce. Natomiast ja uważam, że niedobrze by się stało, gdybyśmy dzisiaj przy tym stole - ta część, która no przecież w końcu walczymy o ten pluralizm związkowy, nie odniosła się do tak oczywistych kwestii, które miały miejsce w Krakowie. No, bo przecież to prowokowanie, to rzucanie kamieniami... Panowie także mieli szansę zaobserwować tych rannych milicjantów, którzy nie z tarczami, nie w kaskach, ale normalnie z argumentami innej przemocy, nie strachu - ucierpieli na tym.</text:p>
      <text:p text:style-name="P329">Mnie się wydaje, że takie stanowisko i takie potępienie winno się znaleźć.</text:p>
      <text:p text:style-name="P330">I oczywiście wydaje mi się, że niedobrze by si<text:span text:style-name="T331">ę<text:s/></text:span>stało, gdyby głównie te kwestie podejście rozwiązań pluralistycznych, legalizacyjnych miałyby zasadniczy wpływ na przebieg dzisiejszych obrad, a przykładowo, gdyby nie znalazły miejsca inne żywotne sprawy dla młodzieży. Gdybyśmy tutaj nie mogli znaleźć formuły, czy próby podejścia do emigracji, do żywotnych dla młodzieży spraw, te które bolą, te które decydują o tym, że ludzie młodzi decydują się wyjeżdżać.<text:s/><text:span text:style-name="T332">T</text:span>o te kwestie startu życiowego młodzieży, ta cała ta formuła gama spraw złożonych przez związki so<text:span text:style-name="T333">cj</text:span>alistyczne młodzieży. Jak współuczestniczyć w tworzeniu, jakie programy,<text:s/>jak współuczestniczyć w tworzeniu, jakie ramy prawne mają być stworzone dla podejmowania czy włączania inicjatywnego młodzieży w rozwiązywane własnych problemów? Wydaje mi się, że są to bardzo ważne spraw<text:span text:style-name="T334">y</text:span><text:s/><text:span text:style-name="T335">i</text:span><text:s/>nie powinniśmy, że tak powiem tylko taką lekką rączką powiedzieć sobie, że jeśli już tylko będziemy NZS, jeśli już tylko będzie harcerstwo to jest to wszystko,<text:s/><text:span text:style-name="T336">t</text:span>o młodzieży jest potrzebne, bo tak faktycznie nie jest<text:span text:style-name="T337">.</text:span></text:p>
      <text:p text:style-name="P338">D<text:span text:style-name="T339">z</text:span>iękuję bardzo.</text:p>
      <text:p text:style-name="P340"><text:span text:style-name="T341">Przewodnicząc</text:span><text:span text:style-name="T342">y</text:span>:</text:p>
      <text:p text:style-name="P343">D<text:span text:style-name="T344">z</text:span>iękuję panu Zbigniewowi Sobotce<text:span text:style-name="T345">.</text:span></text:p>
      <text:p text:style-name="P346">Rozumiem, że pani posłanka Helena Chodkowska chciała zabrać g<text:span text:style-name="T347">ł</text:span>os?</text:p>
      <text:p text:style-name="P348">Bar<text:span text:style-name="T349">d</text:span>zo proszę.</text:p>
      <text:p text:style-name="P350"><text:span text:style-name="T351">Po</text:span><text:span text:style-name="T352">s</text:span><text:span text:style-name="T353">eł Helena Chodkowska</text:span>:</text:p>
      <text:p text:style-name="P354">Dziękuję.<text:span text:style-name="T355"><text:s/></text:span>Otóż już samo stwierdzenie, że powinniśmy odejść od rytuału debatowania, to jednak ten stenogram z poprzedniego posiedzenia świadczy o tym, że jednak niezależnie od tego czy chcemy, czy nie chcemy, to debatowa<text:span text:style-name="T356">ć</text:span><text:s/>będziemy. I tu chcę powiedzieć, że są różne szkoły<text:span text:style-name="T357">,</text:span><text:s/>jeśli chodzi o kwestię<text:s/><text:soft-page-break/>dochodzenia do consensusu w szeregu sprawach. Otóż tak jak dzisiaj na samym początku widać było, że takie właśnie krótkie, lapidarne stwierdzenia tu stanowiska strony ko<text:span text:style-name="T358">al</text:span>icyjno-rządow<text:span text:style-name="T359">ej</text:span><text:s/>jak w tej chwili, formuła mi<text:span text:style-name="T360">ni</text:span>m<text:span text:style-name="T361">a</text:span>lna ze strony drugiej, okazuje się, że to są zbyt krótkie formuły i one nie dają właśnie możliwości pewnych wyjaśnień, uzasadnień i tym samym nie doprowadzają do consensusu, o który nam tutaj chodzi<text:span text:style-name="T362">.</text:span></text:p>
      <text:p text:style-name="P363">Ten krótki wstęp po prostu jest na celu, ażebym mogła w tym momencie wypowiedzieć opinię Stronni<text:span text:style-name="T364">ct</text:span>wa Demokratycznego w kwestiach, które tu jako formuła programowa padły na poprzednim posiedzeniu<text:span text:style-name="T365">.</text:span></text:p>
      <text:p text:style-name="P366">Nie uzurpuję sobie wszakże prawa do reprezentowania wszystkich poszczególnych członków Stronn<text:span text:style-name="T367">ic</text:span>twa Demokrat<text:span text:style-name="T368">y</text:span>cznego, ani tych skupionych w naszych szeregach, ani tych, którzy w tej chwili aktualnie organizują się w<text:s/><text:span text:style-name="T369">U</text:span>nię Młodzieży Demokratyczn<text:span text:style-name="T370">ej,</text:span><text:s/>niemniej jednak akurat tak się składa, że nasza młodzież nie jest... stosunkowo<text:s/><text:span text:style-name="T371">ni</text:span>e<text:span text:style-name="T372"><text:s/></text:span>lekko akceptuje, uczestnicz<text:span text:style-name="T373">y</text:span><text:s/>w szeregu spotkaniac<text:span text:style-name="T374">h</text:span>, dyskutuję z młodzieżą akademicką, młodzieżą, która ma bardzo ró<text:span text:style-name="T375">ż</text:span>ne poglądy.</text:p>
      <text:p text:style-name="P376">Ale chciałabym w tym momencie przeprosić i poprosić panów przewodniczących, by mi pozwolili na bardzo króciutkie zwięzłe potraktowanie po prostu nieco history<text:span text:style-name="T377">c</text:span>zne, a mianowicie wychodząc od sp<text:span text:style-name="T378">ra</text:span>w, to znaczy w końcu się wypowiem na temat spraw pluralizmu czy też konsensusu wychowawczego, to jednak chciałabym tutaj podkreślić<text:span text:style-name="T379"><text:s/></text:span>co właściwie upoważnia Stronnictwo do wypowiadania się w tej kwestii. Otóż jest to upoważnienie poważne, ponieważ jest to upoważnienie półwiekowe, a mianowicie 50 lat istnienia Stronnictwa Demokratycznego, które gdy powstawało to jednocześnie wraz ze Stronnictwem powstawał i ruch młodzieżowy.</text:p>
      <text:p text:style-name="P380">Ten ruch młodzieżowy również potwierdził się najpierw w autonomi<text:span text:style-name="T381">cz</text:span>nych sekcjach Młodych Demokratów, w okresie drugiej wojny światowej, działał w konspiracji w innym ruchu Młodej Demokrac<text:span text:style-name="T382">ji</text:span>, to był wydział młodzieżowy odłam SD - Stronnictwo Polskiej Demokracji.</text:p>
      <text:p text:style-name="P383"><text:span text:style-name="T384">W</text:span><text:s/>Polsce Ludowej mieliśmy określone nieelegancko tu może nazwę<text:s/>„przygody”, ale niestety jako partia i nie tylko, bo były czynniki głównie zewnętrznie, ale również i wystąpiły i wewnętrzne czynniki, że niestety Związek Młodzieży Demokratycznej był trzykrotnie likwidowany. Do dnia dzisiejszego i ci którzy w tym związku byli i którzy po prostu poznają ten związek z historii, mają do dnia dzisiejszego pretensje właśnie do nas, do członków Stronnictwa Demokraty<text:span text:style-name="T385">cz</text:span>nego, że my jako partia nie mogliśmy, nie potrafiliśmy i nie umieliśmy właściwie reprezentować interesów mło<text:span text:style-name="T386">dz</text:span>ieżowych.</text:p>
      <text:p text:style-name="P387">I nie byłabym uczciwa jeśli chodzi o młodzież demokratyczną, gdybym właśnie tutaj w ich imieniu kilku słów nie powiedziała.</text:p>
      <text:p text:style-name="P388">Otóż najlepszym dowodem tego, że Stronnictwo Demokratyczne znacznie wcześniej wypowiadało się już w dziedzinie pluralizmu związkowego w organiza<text:span text:style-name="T389">cj</text:span>ach młodzieżowych było posiedzenie Centralnego Komitetu Stronnictwa Demokratycznego, było to XV posiedzenie w czerwcu roku minionego. I tutaj Stronnictwo Demokratyczne wychodząc naprzeciw oczekiwaniom młodego pokolenia, jak i również członków Stronnictwa Demokratycznego opowiedziało się za zasadą<text:span text:style-name="T390"><text:s/></text:span>organizacyjnego pluralizmu w ruchu młodzieżowym. Nie<text:span text:style-name="T391">m</text:span>niej jednak nie odcięło się także od dalszej współpracy z istniejącymi związkam<text:span text:style-name="T392">i.</text:span></text:p>
      <text:p text:style-name="P393">Ale zobowiązane zostało prezydium Centralnego Komitetu Stronnictwa Demokratycznego do wypracowania warunków politycznych, dla powstania inspirowanego myślą i<text:span text:style-name="T394">de</text:span>owo-problemową<text:s/><text:soft-page-break/>Stronnictwa Demokratycznego związku młodzieżowego. Jest to z czym między innymi ja w imieniu Stronni<text:span text:style-name="T395">ct</text:span>wa Demokratycznego jak i również młodzieży demokr<text:span text:style-name="T396">atyc</text:span>znej, że tak powiem kładę na ten nasz prostokątny stół. Potrzeba powsta<text:span text:style-name="T397">ł</text:span>a wyżej wymienionego związku - i tu muszę uzasadnić tę kwestię - wynika z faktu, że istniejące formy organizacyjne wynikające z nich dla naszej demokratycznej partii nie w pełni stwarzają nam możliwości realizacji naszych politycznych zadań<text:span text:style-name="T398">,</text:span><text:s/><text:span text:style-name="T399">a</text:span><text:s/>zwłaszcza zmierzających do kształtowania wśród polskiej młodzieży wzorców osobowych bliskich ideałom demokratycznym, szczególnie kierunków wychowania obywatelskiego i patriotycznego, rozwijania edukacji historycznej i politycznej wśród młodzieży<text:span text:style-name="T400">.</text:span></text:p>
      <text:p text:style-name="P401">Opowiadając się Stronnictwo Demokratyczne za pluralizmem w ruchu młodzieżowym mamy na uwadze także nie tylko nasz partykularny - nazwę to interes Związek Młodzieży Demokratyczn<text:span text:style-name="T402">ej,</text:span><text:s/>ale również mamy na uwadze wielkoś<text:span text:style-name="T403">ć</text:span><text:s/>organizacji o charakterze społeczno-polityczno-spor<text:span text:style-name="T404">to</text:span>wym i turystycznym, kultur<text:span text:style-name="T405">a</text:span>lnym, ekumenicznym i ekologicznym. Nie kwestionowane miejsce znajduje się w nim także dla młodzieży związanej swoją działalnością z Kościołem katolickim w Polsce<text:span text:style-name="T406">.</text:span><text:s/>Jest jeszcze wiele innych grup młodzieżowych, które nie można nie zauważyć, a które wzbogacają formalnie, czy nieformalnie struktury ruchu młodzieżowego w Polsce, one po prostu są. Grupy te łączą się określonymi ideałami relig<text:span text:style-name="T407">i</text:span>jnymi, społecznym<text:span text:style-name="T408">i</text:span>, artystycznymi i pokojowymi, swoistym systemem wartości i w dużym stopniu wypełniają - obok związków młodzieży - życie młodzieżowe kraju. I dlatego tu jeszcze raz podkreślamy, że opowiadając się za pluralizmem związkowym widzimy to nie tylko we własnym interesie, ale widzimy to w interesie młodzieży.<text:s/><text:span text:style-name="T409">W</text:span><text:s/>to myśmy komponowali jednocześnie, dyskutowany i przekładany tutaj projekt, propozycja legalizacji NZS.</text:p>
      <text:p text:style-name="P410">Szanowni Państwo!</text:p>
      <text:p text:style-name="P411">Poniew<text:span text:style-name="T412">aż</text:span><text:s/>m<text:span text:style-name="T413">oj</text:span>a szkoła jest<text:s/><text:span text:style-name="T414">je</text:span>dnoznaczna, a mianowicie dostosowywania się do ustaleń tych, które były tutaj<text:s/><text:span text:style-name="T415">w</text:span><text:s/>poniedziałek niejako uzgodnione, pozwolę sobie na przedłożenie również i kilku spostrzeżeń, i re<text:span text:style-name="T416">f</text:span>leks<text:span text:style-name="T417">ji<text:s/></text:span>związanych z<text:s/>konsensusem<text:s/>wychowawczym, ale by do niego dojść to chciałabym tutaj podkreślić, że zresztą jest to zgodne z założeniami, że nie będę tutaj mówiła o sytuacji młodego pokolenia, która jest bardzo wrażliwe i zróżnicowane, a skwituję tylko krótkim stwierdzeniem - że wynika to ze związku ogólnych procesów i sytuacji gospodarczej oraz społeczno-politycznej i tu właściwie obserwując obrady<text:s/>„stolików”<text:s/>chciałabym stwierdzić jednocześnie słuchając czy oglądając relacje telewizyjne, że właśnie przy tym stole właśnie dlatego, że właśnie przy tym stole, właśnie dlatego, że czas nagli, że faktycznie trudno jest czekać, a szczególnie jest najtrudniej czekać właśnie ludziom młodym, to uważam, że nasi starsi koledzy zasiadający właśnie po obu stronach przy innych stołach, winni to po prostu przede wszystkim zrozumieć.</text:p>
      <text:p text:style-name="P418">A zatem powinniśmy nie tylko życzyć, ale zabiegać o szybkie osiągnięcie consensusu przy stołach pracujących nad reformami politycznymi i reformami gos<text:span text:style-name="T419">p</text:span>odarczymi, gdyż ich osiągnięcie głównie zależeć będzie od ich osiągnięcia zależeć będzie prawidłowy start młodzieży, starć życiowy i zawodowy młodzieży, sytuacja mieszkaniowa młodego pokolenia, dostęp do dóbr konsumpcyjnych, lepsza opieka lekarska, szybkie i szersze uczestnictwo w życiu kulturalnym, społecznym kr<text:span text:style-name="T420">aj</text:span>u.</text:p>
      <text:p text:style-name="P421">I<text:s/><text:span text:style-name="T422">t</text:span>o jest jak gdyby ta część<text:s/><text:span text:style-name="T423">w</text:span>iążąca, którą bym ch<text:span text:style-name="T424">c</text:span>iała w<text:span text:style-name="T425">s</text:span>kazać i jaki mamy stosunek do consensusu, do problemów - nazwijmy to - do całego procesu wychowawczego.<text:s/><text:span text:style-name="T426">I</text:span><text:s/>to faktycznie jest to jeden duży blok, blok niezmiernie istotny, ponieważ traktuje o dzieciach, dzieciach,<text:s/><text:span text:style-name="T427">k</text:span>tóre nie należą ani do Stronnictwa ani<text:s/><text:soft-page-break/>do partii, ani do<text:s/>„Solidarności<text:span text:style-name="T428">”</text:span><text:s/>nigdzie nie należą<text:span text:style-name="T429">.</text:span><text:s/>Dzieci, których miejsce jest posadowione w rodzinie i dlatego też mówiąc tutaj najkrócej chciałabym zwrócić uwagę na to, że słusznie zwracaliśmy od wielu lat uwagę na to, że słusznie zwraca liśmy od wielu uwagę na fakt, że tym podstawowym ogniwem jest właśnie rodzina i tu wyd<text:span text:style-name="T430">aj</text:span>e mi się, że brakuje nam tutaj elemen<text:span text:style-name="T431">tó</text:span>w w<text:s/><text:span text:style-name="T432">t</text:span>ych zagorzałych dyskusjach właśnie o tym gdzie kształtuje się sylwetka psychiczna nie tylko fizyczna młodego człowieka. I tu wydaje mi się również powinniśmy tutaj dojść do tego consensusu i to jest chyba bezsporną kwestią, chyba najmniej byłoby dyskutowaną, stworzenie rodzinie właściwych warunków ży<text:span text:style-name="T433">ci</text:span>a, właściwych warunków funk<text:span text:style-name="T434">cjo</text:span>nowania - a szczególnie warunków mieszkaniowych i materialnych, by rodzina po prostu mogła spełniać swoje właściwe funkcje wychowawcze.</text:p>
      <text:p text:style-name="P435">Stronnictwo Demokratyczne zabiegało właśnie o tworzenie takich warunków, ale życie po prostu jest takie jakie jest<text:span text:style-name="T436">.</text:span><text:s/>Niemniej jednak ten element jak już wspomniałam jest elementem podstawowym i właśnie przy<text:s/>konsensusie<text:s/>do niego powracać ciągle będziemy. Kolejnym ogniwem to jest szkoła, szkoła po<text:span text:style-name="T437">ds</text:span>tawowa, szkoła średnia i tu odniosę się do szkoły podstawowej i chciałabym tutaj powiedzieć, że akurat nie mam tutaj uzgodnienia pełnego stanowiska swojej partii w tym względzie, ja tu mo<text:span text:style-name="T438">gę</text:span><text:s/>wypowiadać tylko stan<text:span text:style-name="T439">o</text:span>wisko<text:s/><text:span text:style-name="T440">i</text:span><text:s/>tu się posłużę, tutaj po<text:span text:style-name="T441">wied</text:span>ziałabym tym stwierdzeniem moich rozmów i dyskus<text:span text:style-name="T442">ji<text:s/></text:span>na różnych spotkaniach z wyborcami, z młodzieżą, chcę tu powiedzieć o udanych spotkaniach, młodzieżą szkół, młodzieżą szkół średnich, a również rodzicami młodzieży szkół, dzieci i młodzieży szkół podstawowych, z nauczycielami. Stwierdzić mogę<text:s/><text:span text:style-name="T443">je</text:span>dnoznacznie, że istotnie, szkoła podstawowa powinna być przedłużeniem procesu wychowawczego rodziny.<text:s/><text:span text:style-name="T444">I</text:span><text:s/>nie powinna być ona poligonem oddziaływań politycznych. Dlatego, że szkoła podstawowa daje młodego człowieka, dobrze ukształtowanego fizycznie, dobrze ukształtowanego psychicznie, moralnie do nowego życia, do nowego życia, które już przyniesie swego rodzaju pewne niebezpieczeństwa. Ona powinna wyrównywać ten poziom, który nie zapewnia rodzina. Ale młody człowiek wchodząc już do szkoły średniej, to w pełni muszę podzielić - wszak jestem z zawodu, niegdyś byłam nauczycielką także - więc chcę tutaj powiedzieć mając przed sobą młodych także ludzi, chcę podkreślić, że istotnie podzielać należy pogląd, że szkoła średnia właśnie powinna być tym wstępem do życia dorosłego. Tam powinien młody człowiek uzyskiwać nie tylko wiedzę, tam młody człowiek powinien uczyć się działań politycznych, samodzielności jak i również tam młody człowiek powinien uczyć się, jak współdziałać z innymi i jak sobie pomagać, i powinien mieć wolność wyboru organizacji młodzieżowej.</text:p>
      <text:p text:style-name="P445">Mówię dlatego o tym, że niestety, Stronnictwo Demokrat<text:span text:style-name="T446">yc</text:span>zne nie miało możliwości oddziaływania na młodzież do lat 18, choć taką mieliśmy w szkołach średnich, mamy nadal, ale to są 18-latki, które już podjęły decyzję o przynależności partyjnej. Lecz uważam, że właśnie tutaj dokonują się już pierwsze wstępne... pierwszy wstępny wybór.<text:s/><text:span text:style-name="T447">I</text:span><text:s/>tu organizacje młodzieżowe istotnie powinny znaleźć swoje miejsce.</text:p>
      <text:p text:style-name="P448">Ja tu sobie zaznaczyłam taką rzecz, być może jest to mój osobisty wymysł, ale nazywam to w ten sposób - proszę tego nie kojarzyć z wolnością szlachecką, ale nazywam to wolność uczniowską. Nazywam to dlatego w ten sposób, że nie możemy, bacząc na to, że struktura psychiczna młodego człowieka nie jest taka, jak już człowieka ukształtowanego dorosłego, jest szczególnie wrażliwa, wolność uczniowska powinna właśnie się odbywać na zasadzie dokonywania wyborów. Wyboru nie tylko w dziedzinie organizacji, ale i wyboru jeśli chodzi o profil dalszego życia, wynikający m.in. z wpływu nauczyciela, który<text:s/><text:soft-page-break/>spełnia tutaj podstawową rolę, jeśli chodzi o szkołę średnią, w dalszej drodze życia.</text:p>
      <text:p text:style-name="P449">Może dygresja. Wprawdzie sobie tego nie odnotowałam i debatuję, panie przewodniczący. Ale my dzisiaj... ja już mam dawno za sobą szkołę średnią, więc mogę to dzisiaj już powiedzieć z historii, że z olbrzymim sentymentem wspominam wspaniałych procesorów i nauczycieli, tych, którzy niczego nie narzucali, tych którzy po prostu uczyli i pokazywali kierunek życia. Tych ludzi, którzy po prostu pozwolili żyć, pozwolili działać i pozwolili po prostu odnajdywać własną osobistą drogę.</text:p>
      <text:p text:style-name="P450">Ale w tym momencie napotykamy na jedną rzecz. I tutaj jednoznacznie musimy stwierdzić, że jest życie takie jakie jest. I stan faktyczny jest taki, jaki jest. A mianowicie funkcjonują<text:s/><text:span text:style-name="T451">je</text:span>szcze tzw. główne kierunki w zadaniach pracy wychowawczej szkół. I niestety, nie przynoszą one wyraźnych efektów. Taki jest w tej chwili kształt.</text:p>
      <text:p text:style-name="P452">A wobec powyższego ta debata jest słuszna.<text:s/><text:span text:style-name="T453">I</text:span><text:s/>tutaj powinniśmy właśnie debatować. Ponieważ my musimy także w imieniu młodzieży, tzn. ci starsi, tak jak ja, dyskutujący i właśnie ci młodzi, których to bezpośrednio dotyka, po prostu powinni poszukiwać wspólnej drogi procesu wychowawczego. I te zasady, zasadnicze tylko elementy zapisać. Natomiast nie wchodzić w szczegóły, ponieważ co środowisko - a są środowiska bardzo różne, i te wiejskie, i te małomiasteczkowe, i te większe, i stołeczne - po prostu będą kierowały się także w pewnym sensie swego rodzaju filozofią.</text:p>
      <text:p text:style-name="P454">I tu do kolejnego ogniwa nawiążę, o którym tutaj w zasadzie chyba trochę się spierać będziemy, a mianowicie chodzi tu o ogniwo, które jest tym ogniwem bardzo istotnym. To jest to ogniwo, które praktycznie jest zamykającym proces wychowawczy, tzn. tylko uzasadnia<text:span text:style-name="T455">ją</text:span>cym dotychczasowe życie młodego człowieka, mianowicie wybór kierunku studiów.</text:p>
      <text:p text:style-name="P456">Jak dzisiaj wiemy, dostać się na uczelnię nie jest rzeczą prostą. Cokolwiek byśmy nie powiedzieli, to otwartość zdawania egzaminów itd., te punkty też rodzą różne emocje wśród młodzieży, ja sama na swojej skórze przeżyłam to w roku ubiegłym gdy syn zdawał na uczelnię. I muszę powiedzieć, że tu obserwując młodzież akademicką, ja jestem pełna szacunku i podziwu, podziwu szczególnie dla wszystkich tych, którzy dostając się na uczelnię mówią, jak to dobrze jest studiować<text:span text:style-name="T457">.</text:span><text:s/>A zatem docenić to, mimo tej trudnej sytuacji, docenić to, że jednak status człowieka wykształconego w kraju jeszcze znaczyć coś może. Gorzej już jest z tym całym już procesem tym dydaktyczno-wychowawczym także na uczelniach.</text:p>
      <text:p text:style-name="P458">Wydaje mi się, że jest to bardzo sfera wrażliwa, bo tutaj też szereg uwag na ten temat padło. I wydaje mi się, że jeśli dobrze ten proces szkół podstawowej i średniej, rodzina, gdy ten cały blok spraw zostanie wypełniony, nie będzie tego problemu uczelnianego. Będzie tam dalej realizował się proces, ale proces już przygotowu<text:span text:style-name="T459">ją</text:span>cego człowieka do startu życiowego.</text:p>
      <text:p text:style-name="P460">Rzecz jest tylko w tym, że jak dzisiaj, to młodzież żegnając się przed wakacjami mówi, do zobaczenia na emigracji. I to jest smutne.<text:s/><text:span text:style-name="T461">I</text:span><text:s/>to jest smutne. A wobec tego my tutaj nie bacząc na to nawet, zwracając uwagę, słuchając tego i nie pobłażając wydarzeniom, które miały miejsce, niemniej jednak nie winniśmy tego stawiać dzisiaj jako punktu zasadniczego, ponieważ jest to właśnie skutkiem tych błędów, które w międzyczasie powstały. My dzisiaj musimy także poszukać tutaj porozumienia między nami i odnaleź<text:span text:style-name="T462">ć</text:span><text:s/>drogę, po prostu nie dlatego, żebyśmy się tylko porozumieli, bo odnaleźć drogę dla tych, którzy tą drogę upatrują.</text:p>
      <text:p text:style-name="P463">Wprawdzie nie jest to sprawą dzisiejszego posiedzenia, ale pozwolę sobie na takie bardzo lapidarne<text:s/><text:soft-page-break/>stwierdzenie na zakończenie. Otóż całe życie jest procesem wychowawczym.<text:s/>A zatem szczególnie to dotyka właśnie młodych ludzi, którzy często bronią się przed pójściem do wojska, o czym tutaj, o sprawach wojskowych, była mowa.</text:p>
      <text:p text:style-name="P464">Jako członek Stronnictwa Demokratycznego mogę się wypowiedzieć tylko w ten sposób, że opowiadamy się w pełni za humanizacją służby wojskowej. To już mówię nie tylko w imieniu własnym. Ja mówię także w imieniu młodzieży słupskiej, b<text:span text:style-name="T465">yt</text:span>owskiej, z którą miałam spotkanie. Zresztą była także publikacja prasowa na ten temat. Za humanizacją tej służby. Ponieważ jest to dalszy proces. Jest to dalszy proces po prostu godnego wypełniania później w przyszłości także w razie, nie daj Boże, potrzeby obrony granic naszego państwa. A zatem tego pełnego moralnego bycia.</text:p>
      <text:p text:style-name="P466">Jeśli wolno, na zakończenie jeszcze dodać, żeby się nie powtarzać później jeszcze raz, pozwolę sobie spointować to swoje wystąpienie w taki sposób. Otóż dzisiaj idąc śladem - chociaż nie wykonałam tego, o co pan Celiński prosił, mianowicie wyszłam poza tą lapidarną formułę dyskusji, ale chciałabym powiedzieć, że właśnie dzisiaj, jeśli ktoś ma jeszcze do powiedzenia, powiedzmy może nie tak szeroko jak ja, to sądzę, że warto dzisiaj jest powiedzieć po to, żebyśmy właśnie tutaj poznając naszą filozofię wielu stron, byśmy<text:s/><text:span text:style-name="T467">m</text:span>o<text:span text:style-name="T468">g</text:span>li właśnie dyskutować już później bardzo dokładnie, szybko, nad problemami, które nas po prostu interesują.</text:p>
      <text:p text:style-name="P469">Dziękuję bardzo.</text:p>
      <text:p text:style-name="P470"><text:span text:style-name="T471">Przewodnicząc</text:span><text:span text:style-name="T472">y</text:span><text:span text:style-name="T473">:</text:span></text:p>
      <text:p text:style-name="P474">Dziękuję pani serdecznie. Cieszę się, że pani posłanka troszkę zaokrągla kanty tego<text:s/>„stołu”<text:span text:style-name="T475">.</text:span><text:s/>I mam taką nadzi<text:span text:style-name="T476">eję</text:span>, że jeśli już tak się zdarzy, że nam się nie uda tych kantów zaokrąglić, to z pewnością z naszej strony jest dla pani ciepłe miejsce. Specjalnie uważam za istotną sprawę podniesienie wartości rodziny jako właściwego środowiska w<text:span text:style-name="T477">yc</text:span>howawczego<text:span text:style-name="T478">,</text:span><text:s/>dzieci i młodzieży.</text:p>
      <text:p text:style-name="P479">Rolę z prowadzącego a nie gadającego. Kto z państwa chciałby? Bardzo proszę.</text:p>
      <text:p text:style-name="P480"><text:span text:style-name="T481">Ob. <text:s text:c="15"/>ZSL</text:span><text:span text:style-name="T482">:</text:span></text:p>
      <text:p text:style-name="P483">Dzięku<text:span text:style-name="T484">ję</text:span>. Ponieważ wszyscy ident<text:span text:style-name="T485">yf</text:span>ik<text:span text:style-name="T486">uj</text:span>emy się i przedstawiamy... którą mam tutaj na swojej klapie, że reprezentu<text:span text:style-name="T487">ję</text:span><text:s/>Zjednoczone Stronnictwo Ludowe.</text:p>
      <text:p text:style-name="P488">Może kilka takich najpierw uwag. Po pierwsze - drugie nasze już spotkanie przeświadcza mnie o konieczności i o potrzebie rozważania spraw młodzieżowych i utwierdza mnie w tym, co bardzo często słyszymy.<text:s/><text:span text:style-name="T489">W</text:span><text:s/>takim stwierdzeniu, że ten kto ma młodzież to ma przyszłość. Ale ten kto ma młodzież, to ma również z nią problemy. I tego nikt jeszcze tego nie uniknął, i to dobrze.</text:p>
      <text:p text:style-name="P490">Przechodząc do kilku swoich refleksji na temat podniesionych tu problemów, pragnę na wstępie powiedzieć, że w przeciwieństwie do mojej koleżanki ze Stronnictwa Demokratycznego, ja nie mam tutaj interesu walki o nową jakość organizacji, dlatego że jako Zjednoczone Stronnictwo Ludowe opowiedzieliśmy się wielokrotnie i działamy i współpracujemy ze wszystkimi organiza<text:span text:style-name="T491">cj</text:span>ami młodzieżowymi.</text:p>
      <text:p text:style-name="P492">I wypowiadamy się i wypowiadaliśmy się, że będziemy współpracowali ze wszystkimi organiza<text:span text:style-name="T493">cj</text:span>ami, które będą w sposób prawny obowiązujący w naszym państwie zarejestrowani.</text:p>
      <text:p text:style-name="P494">Czyli wypowiadamy się za szerokim pluralizmem w organiza<text:span text:style-name="T495">cj</text:span>ach młodzieżowych. Czy nas upoważnia? Upoważnia nas dlatego że w naszym Zjednoczonym Stronnictwie Ludowym mamy prawie 13 proc. młodych ludzi, licząc do 29 roku życia. Jest to więc już pewna grupa ludzi nie tylko w sensie ilościowym,<text:s/><text:soft-page-break/>ale także a może przede wszystkim - powiedziałbym - jakościowym, bo ona będzie decydowała tak jak cała młodzież o tym jaka będzie nasza przyszłość, naszej ojczyzny i nas, jeżeli i partii politycznych wszystkich.</text:p>
      <text:p text:style-name="P496">Młodzi ludowcy, podobnie jak cała młodzież mają swoje, związane z wiekiem, ale nie tylko z wiekiem problemy.<text:span text:style-name="T497"><text:s/></text:span>I dlatego łatwiej jest nam w tej dyskusji zabierać głos.</text:p>
      <text:p text:style-name="P498">Powszechnie występuje w świecie kryzys wychowania. I tu chciałbym zacytować wypowiedź naszego kolegi prof. Mikołaja Kozakiewicza, który jest znanym socjologiem, zresztą występował przy dużym<text:s/>„okrągłym stole”<text:s/>w imieniu naszego Prezydium, chyba państwo wszyscy uczestniczący znacie jego wypowiedź - jakie jest nasze stanowisko ZS<text:span text:style-name="T499">L</text:span>, ale odnoszące się tutaj do tych spraw dzisiejszego naszego podzespołu /cytuję/:<text:s/>„Ład młodzieży zależy przede wszystkim od ładu społecznego”.</text:p>
      <text:p text:style-name="P500">Czyli troszeczkę parafrazując to można by powiedzieć -<text:span text:style-name="T501"><text:s/></text:span>taką mamy młodzież i takie problemy młodzież podnosi, jakie problemy ma całe społeczeństwo aktualnie. Jest przecież częścią składową autonomiczną tegoż społeczeństwa. I dlatego młodzież należy traktować w sposób podmiotowy, jako pełnoprawnych, autonomicznych członków społeczeństwa.</text:p>
      <text:p text:style-name="P502">I tak jako partia polityczna i jako partie polityczne, uważam - wszyscy młodzież winniśmy traktować.</text:p>
      <text:p text:style-name="P503">Jeżeli mówimy dzisiaj tak dużo o tych dwóch blokach tj. pluralizm i proces wychowawczy, to chciałbym tutaj nadmienić, że mamy - jeżeli chodzi o kryzys wychowawczy - pewne przyczyny, które musimy sobie tutaj uzmysłowić. Ja bym to podzielił na dwie grupy: pierwsza grupa - to są przyczyny, które wynikają konkretnie z układów rodzinnych, rodzimych naszych polskich, które wynikają ze specyficznej sytuacji społeczno-politycznej kraju.</text:p>
      <text:p text:style-name="P504">I drugie przyczyny - to są szersze, ponadnarodowe,<text:s/>ponad u<text:span text:style-name="T505">st</text:span>r<text:span text:style-name="T506">oj</text:span>owe, powiedziałbym, absolutnie nie utożsamiałbym tego z naszym ustrojem so<text:span text:style-name="T507">cj</text:span>alistycznym - mianowicie to są te, które często i przybiera nasza młodzież, która<text:s/>przypływa z Zachodu, pewne sprawy. To m.in. na przykład tutaj wpływają na to bardzo często takie objawy, które przeradzają się i w chorobowy sposób, na przykład myślenie głównie o własnej przyszłości, ale widzianej bardzo wąsko, niechęć, jakiś zimny stosunek do pracy, odrzucanie ideowych organizacji, nie tylko młodzieżowych, ale i politycznych.</text:p>
      <text:p text:style-name="P508">Dalej - jest pewny nieczułość, która bardzo często ukazana jest i przejawia się. To wszystko powoduje, że mamy taką, a nie inną młodzież. W procesie wychowania uważamy, że niezbędne jest społeczne uznanie zasadniczych celów i treści wychowawczych. Nie może sam dla siebie wychowywać dom li tylko, nie może wychowywać jedynie szkoła w prowadzonym procesie dydaktyczno-wychowawczym, nie może dla siebie wychowywać w myśl tylko własnych celów i Kościół. Bo trzeba tutaj podkreślić, że Kościół spełniał i spełnia wielką rolę, i chyba będzie spełniał również w procesie wychowawczym.</text:p>
      <text:p text:style-name="P509">Odnosi się to także do działania organizacji politycznych, czyli do nas - do partii i do organizacji politycznych młodzieżowych, przecież one również biorą udział w procesie wychowawczym. Ale w tymże procesie również biorą udział środki masowego przekazu, dalej - funkcjonowanie organów władzy, sfery zarządzania sprawami publicznymi.</text:p>
      <text:p text:style-name="P510">Czyli reasumując do procesu wychowawczego nie może sobie uzurpować monopolu jedna tylko, że tak powiem, jedna strona. Składa się na to wiele procesów. Każde przecież działanie osoby lub instytucji znosi w sobie znamiona<text:s/>wychowawcze, zatem i<text:s/><text:span text:style-name="T511">s</text:span>kutki wychowawcze.</text:p>
      <text:p text:style-name="P512">Dla współczesnej młodzieży ogromne znaczenie ma praktyka społeczna. Wszelkie zakłamania, a<text:s/><text:soft-page-break/>szczególnie cyniczne, świadome mijanie się deklaracji bardzo często z czynami, wywierała i wywiera, i na pewno w przyszłości wywierać będzie negatywne skutki wychowawcze. Dlatego musimy się ich wystrzegać.</text:p>
      <text:p text:style-name="P513">Niestety trzeba z przykrością powiedzieć, że mało mamy wzorów osobowych, które można byłoby stawiać przed młodzieżą. Nie da się przecież wychować młodego człowieka w oparciu o jakiś abstrakcyjny ideał. Czyli musimy wszyscy pracować nad tym, żeby te ideały młodzieży przedstawiać. Młodzież chce potwierdzenia aktualności głoszonych idei w postaciach żywych, reprezentujących wartości powszechnie uznawanych. Czy sta<text:span text:style-name="T514">ć</text:span><text:s/>nas na to? Uważam, że stać nas wszystkich na to.</text:p>
      <text:p text:style-name="P515">Pokazujemy młodzieży ludzi prawych i dzielnych tak, by wierzyła, by chciała z nich brać wzór. W wychowaniu społecznym potrzeba nam teraz - jak nigdy, właśnie teraz - obok zgodności słów i czynów także mądrej, uwzględnia<text:span text:style-name="T516">ją</text:span>cej pluralizm polityki kadrowej i prawdziwej propagandy i pluralizmu, właśnie o czym powiedziałem, w organiza<text:span text:style-name="T517">cj</text:span>ach również młodzieżowych.</text:p>
      <text:p text:style-name="P518">Szanowni państwo, jeżeli ja wypowiadam te słowa w imieniu naszego Zjednoczonego Stronnictwa Ludowego, to pragnę przypomnieć, że właśnie w ideach ruchu ludowego, który ma główną bazę w środowisku wiejskim, gdzie mamy bardzo spójne i rysy historyczne, i rodowód z organizacją młodzieżową<text:s/><text:bookmark-start text:name="bookmark0"/><text:span text:style-name="T519">jaką</text:span><text:bookmark-end text:name="bookmark0"/><text:s/>jest Związek<text:s/>Młodzieży Wiejskie<text:span text:style-name="T520">j</text:span>, przede wszystkim - podkreślam tutaj. To w ramach szybkich przemian politycznych, gospodarczych i społecznych w kraju, ideologia ludowa, będąc nośnikiem takich wartości jak otwartość światopoglądowa, którą zawsze głosiliśmy. Dalej - pracowitość, świadomość znaczenia współpracy, pomoc sąsiedzka, przywiązanie do tradycji patri<text:span text:style-name="T521">ot</text:span>ycznych, serdeczny stosunek do ziemi, do środowiska naturalnego, wreszcie świadomość znaczenia trad<text:span text:style-name="T522">y</text:span>c<text:span text:style-name="T523">j</text:span>i, jako wyznacznika pozycji społecznej nie utraciła swego znaczenia i atrakcyjności.</text:p>
      <text:p text:style-name="P524">Świadczy o tym niezbicie liczny udział - może w przenośni mówię liczny, ale duży udział naszym zdaniem - młodzieży w naszych strukturach.</text:p>
      <text:p text:style-name="P525">Chcę tutaj podkreślić, że wieś i Zjednoczone Stronnictwo Ludowe nigdy nie było za rozwiązywaniem wielu spraw trudnych społecznych w postaci siłow<text:span text:style-name="T526">ej</text:span>, za siłowymi rozwiązaniami, z którymi jakże często mieliśmy i mamy do czynienia. Natomiast byliśmy zawsze zwolennikami tych negocjacji, rozmów i konsekwentnego domagania się żądań, spełnienia tych żądań. Uważam, że dzisiaj jest to ważna sprawa również.</text:p>
      <text:p text:style-name="P527">Nie wyobrażamy sobie chyba dzisi<text:span text:style-name="T528">aj</text:span>, żeby rolnicy wszyscy pozostawili swoje gospodarstwa i inwentarz, i strajkowali, bo prawdopodobnie nie moglibyśmy przy tym stole tutaj siedzieć.</text:p>
      <text:p text:style-name="P529">Zmierzam tutaj do pewnej sprawy - że osiągnięcie consensusu, osiągnięcie porozumienia i rozmów w tych trudnych sprawach młodego pokolenia, jest możliwe i jest realne, jeżeli będziemy w spokoju, w świadomości celu, jaki chcemy osiągnąć, prowadzić nasze rozmowy. I tu<text:s/><text:span text:style-name="T530">w</text:span><text:s/>tym miejscu chciałbym podkreślić, że jako reprezentu<text:span text:style-name="T531">ją</text:span>cy Zjednoczone Stronnictwo Ludowe opowiadam się i popieram to oświadczenie, które na wstępie zostało przedstawione.</text:p>
      <text:p text:style-name="P532">Trudno wnikać, jak młodzież i co nią kierowało, ale na pewno nie tymi drogami do rozstrzygnięć sprawy. Nie tymi drogami.</text:p>
      <text:p text:style-name="P533">Szanowni Państwo! Zapr<text:span text:style-name="T534">ez</text:span>entowany projekt stanowiska, które strona<text:s/><text:span text:style-name="T535">-</text:span><text:s/>jak tu powiedzieliśmy, rządowa przedstawiła, w sprawie ideału w<text:span text:style-name="T536">yc</text:span>howawczego oraz zasad,<text:s/><text:span text:style-name="T537">j</text:span>ego realizacji, jest na pewno ogólny. Nie jest<text:s/><text:soft-page-break/>bardzo szczegółowy, i to trzeba stwierdzić. Niemniej jednak jego zapis powinien być dla nas wiążący i punktem prowadzenia dalszych rozmów. Postanowienia w nim zawarte uważam za możliwe do przyjęcia przez wszystkie strony reprezentowane przy naszym stole.</text:p>
      <text:p text:style-name="P538">I jeszcze słów kilka o pluralizmie, bo on dzisiaj się często pojawia, który jest traktowany przez nas nie jako cel sam w sobie, ale jako środek służący do realizacji wspólnych kierunkowych celów, zadań, które powinniśmy określać w wyniku obrad naszego zespołu i innych zespołów, również w tym i tych problemów w<text:span text:style-name="T539">yc</text:span>howawcz<text:span text:style-name="T540">yc</text:span>h, które dzisiaj mieliśmy zgodnie z planem rozwiązywać.</text:p>
      <text:p text:style-name="P541">Opowiadamy się za pełnym pluralizmem w życiu społecznym, politycznym i gospodarczym. I w tym mieści się również pluralizm działalności organizacji młodzieżowych. Nie jesteśmy zwolennikami administracy<text:span text:style-name="T542">jn</text:span>ego ograniczania działalności różnorodnych struktur organizacji młodzieżowych. Muszą one jednak bezwzględnie uznać i uszanować obowiązujący porządek<text:s/>prawny w państwie.<text:s/><text:span text:style-name="T543">I</text:span><text:s/>wówczas mogą one przecież sobie wzajemnie i wspólnie działać.</text:p>
      <text:p text:style-name="P544">Celem najwyższym chyba wszystkich organizac<text:span text:style-name="T545">ji</text:span>,<text:s/><text:span text:style-name="T546">t</text:span>ak politycznych i partii, jak i młodzieżowych jest jedno - stworzyć warunki takie całemu społeczeństwu, a przede wszystkim pokoleniu młodych ludzi, które chciałoby - mało chciałoby - które by chciało pracować i nigdy nie opuszczać kraju, dla dobra tego kraju. I uważam, że ten cel w naszych rozmowach winien nam przyświecać i taki cel, jeżeli nasze rozmowy będą w tym kierunku zmierzały, jako reprezentu<text:span text:style-name="T547">ją</text:span>cy Zjednoczone Stronnictwo Ludowe, będę reprezentował i popierał.</text:p>
      <text:p text:style-name="P548">Dz<text:span text:style-name="T549">ię</text:span>kuję.</text:p>
      <text:p text:style-name="P550"><text:span text:style-name="T551">Przewodnicząc</text:span><text:span text:style-name="T552">y</text:span>:</text:p>
      <text:p text:style-name="P553">Dzięku<text:span text:style-name="T554">ję</text:span><text:s/>panu bardzo.</text:p>
      <text:p text:style-name="P555">Kolejno zgłaszał się do głosu pan red. Ład<text:span text:style-name="T556">ys</text:span>ław Piasecki.</text:p>
      <text:p text:style-name="P557"><text:span text:style-name="T558">Ob</text:span><text:span text:style-name="T559">.</text:span><text:span text:style-name="T560"><text:s/>Ład</text:span><text:span text:style-name="T561">ys</text:span><text:span text:style-name="T562">ław Piasecki</text:span>:</text:p>
      <text:p text:style-name="P563">Ja bym chciał podzielić się kilkoma refleksjami na temat mojego rozumienia consensusu w<text:span text:style-name="T564">yc</text:span>howawczego. Z tym, że nie wiem oczywiście, czy nie będę mówił w ogóle po próżnic<text:span text:style-name="T565">y</text:span><text:s/>tuta<text:span text:style-name="T566">j,</text:span><text:s/>ale jednak refleksjami tymi zdecydowałem się podzielić,</text:p>
      <text:p text:style-name="P567">Otóż consensus wychowawczy to jest coś takiego, czego nie da się zadekretować. On powstaje w wyniku deklaracji różnego rodzaju stron, które dochodzą do tego consensusu. Nie powinno chodzić w tym<text:s/>konsensusie<text:s/>o paternalistyczną wizję państwa, czy też państwa, które wciąga do wykonywanych<text:s/><text:span text:style-name="T568">prze</text:span>z siebie funkcji, dające się nabrać na to innego rodzaju siły społeczne, państwa, które wychowuje społeczeństwo.</text:p>
      <text:p text:style-name="P569">Consensus wychowawczy nie posiada arbitra. Tzn. z jego istoty wynika to, z istoty tego, że powstaje on w wyniku deklaracji, że nie ma organu, nie są to organy państwowe, które mają pełne prawo do oceniania tego, czy dana organiza<text:span text:style-name="T570">cj</text:span>a postępuje ciągle w ramach consensusu w<text:span text:style-name="T571">yc</text:span>howawczego, czy też znajduje się poza nim.</text:p>
      <text:p text:style-name="P572">Państwo jest jedynie, czy też powinno być jedynie, w takim ujęciu jedną ze stron deklaru<text:span text:style-name="T573">ją</text:span>c<text:span text:style-name="T574">yc</text:span>h consensus wychowawczy. I można by powiedzieć, że nie jest ważne w tym wypadku, czy państwo powinno być podmiotem wychowawczym, czy też nie. Ważne jest jedynie to, że w dającej się przewidzieć przyszłości, państwo będzie podmiotem wychowawczym w Polsce.</text:p>
      <text:soft-page-break/>
      <text:p text:style-name="P575">Również - proszę wybaczyć - nie wierzę w to, że gdyby pan Celiński poważnie traktował sprawę consensusu wychowawczego, tzn. możliwości jego przestrzegania, to znaczy sprawę wagi tych deklaracji, które tutaj ewentualnie mogłyby być zgłoszone, czy wówczas by zajmował takie stanowisko. Chodzi mi o to, że gdyby założyć wiarę w<text:s/><text:span text:style-name="T576">to</text:span><text:s/><text:span text:style-name="T577">p</text:span>rzekonanie o tym, że będzie istotna, że państwo będzie przestrzegać zasad consensusu w<text:span text:style-name="T578">yc</text:span>howawczego, to w Polsce bardzo istotne rzeczy mogłyby się zmienić.<text:s/><text:span text:style-name="T579">I</text:span><text:s/>ponieważ consensus ma to do siebie, że powinien obowiązywać obie strony albo jeszcze więcej stron, wszystkie strony. Ponieważ państwo powinno być uczestnikiem tego consensusu w<text:span text:style-name="T580">yc</text:span>howawczego. Ale wymiar consensusu wychowawczego jest jedynie wymiarem deklaracji. Ta deklaracja nie ma arbitra, który by ex post stwierdzał, kto przestrzega, a kto nie przestrzega consensusu wychowawczego. I w związku z tym w zasadzie tego rodzaju deklaracja ma wymiar propagandowy dla każdej ze stron ex post, tzn. każda ze stron mogłaby sobie powołując się na uchwalony consensus wychowawczy punktować punkty, w których... punktować elementy, nieprz<text:span text:style-name="T581">estr</text:span>zegania tego consensusu.<text:s/>I to jest nic więcej. I to wiadomo mniej więcej o co chodzi. I tylko o to może chodzić.</text:p>
      <text:p text:style-name="P582">Natomiast waga tej deklaracji jest dokła<text:span text:style-name="T583">d</text:span>nie taka sama, jaka waga<text:s/>„okrągłego stołu”, tzn. waga każdej deklaracji złożonej przy<text:s/>„okrągłym stole”. Jeżeli<text:s/>„okrągły stół”<text:s/>będzie miał jakiś autorytet i będzie czymś ważnym w historii Polski, to waga takiej deklaracji będzie istotna. Natomiast jeżeli nie, to będzie rzeczywiście świstek papieru.</text:p>
      <text:p text:style-name="P584">Oczywiście, waga deklaracji dotyczącej consensusu<text:s/>wychowawczego nie jest duża, jak waga konkretnych ustaleń przy<text:s/><text:span text:style-name="T585">„</text:span>okrągłym stole”, tym niemniej jednak taka waga, tzn. to może mieć znaczenie. Rzecz w tym, że consensus wychowawczy trzeba traktować jako miecz obosieczny, tzn. miecz, który może siec w obie strony. I oczywiście decyzja strony solidarnościowej chyba, gdyby tak szczerze powiedzieć, to tak mi się wydaje, że tu nie chodzi o to - jeszcze raz powtórzę - że macie tą wizję, że państwo nie powinno być podmiotem wychowawczym. Tylko chodzi tutaj o to, czy będzie jakaś zdolność do egzekwowania, chociażby w wersji tej propagandow<text:span text:style-name="T586">ej,</text:span><text:s/>bo innej nie będzie, ponieważ nie będzie arbitra tego consensusu wychowawczego w stosunku do państwa. I to jest kwestia waszej oceny, czy to będzie, czy to nie będzie, a więc kwestia waszej oceny co do wagi tego rodzaju deklaracji, jaką tutaj proponujemy.</text:p>
      <text:p text:style-name="P587">Natomiast na pewno nie jest to kwestia różnicy, bo to nie ma żadnego znaczenia, różnicy do pewnej wizji jaką powinno mieć państwo w wychowaniu. Ważne są fakty. Fakty są takie, że państwo będzie miało wpływ na wychowanie dają<text:span text:style-name="T588">cej</text:span><text:s/>się przewidzieć przyszłości. A drugi fakt jest taki, że dobrze by było, gdyby to państwo można było kontrolować i umieścić w ramach consensusu w<text:span text:style-name="T589">yc</text:span>howawczego. To jest pierwsza rzecz.</text:p>
      <text:p text:style-name="P590">A druga rzeczą, którą chciałem<text:s/><text:span text:style-name="T591">p</text:span>owiedzieć, dotyczy tego, że dotyczy tego miecza obosiecznego. Otóż istnieją dwa nurty wychowawcze w Polsce w tej chwili. One istnieją wszędzie, one istnieją w organizacjach, one istnieją<text:s/><text:span text:style-name="T592">w</text:span><text:s/>prasie, one istnieją w telewizji, one istnieją w sposobie funkc<text:span text:style-name="T593">jo</text:span>nowania środowisk młodzieżowych. One naprawdę istnieją wszędzie. Jeden to jest nurt, który wychowuje ku kulturze wegetatywno-ludycznej, który chce kształcić obywatela ku egoizmowi, ku indy<text:span text:style-name="T594">fe</text:span>rent<text:span text:style-name="T595">yz</text:span>mowi, ku rezygnacji z odpowiedzialności za Polskę. Ja mówię o takiej odpowiedzialności za Polskę, która nie przejawia się w deklaracjach, ale która przejawia się w niezgodzie na istniejący stan rzeczy i przejawia się w dążeniu do dostosowania modelu polskiego życia publicznego do aspiracji społecznych, tzn. do zgodności tego<text:s/><text:soft-page-break/>modelu z kulturą narodu, którego jesteśmy członkami.<text:s/>To jest nurt, który wiąże się - ten wegetatywno-ludyczny nurt, on jest szczególnie groźny, tzn. który w praktyce życiowej proponuje postawę urządzania się. I to urządzanie się jest szczególnie groźne wtedy, jeżeli dokonuje się przy pomocy organizacji powołanych przez służby społeczne On się wiąże, zresztą zgodnie ze swoją nazwą ze swoją naturą on stawia na permisywizm moralny, stawia na<text:s/><text:span text:style-name="T596">l</text:span>ekceważenie tradycyjnej wartości rodz<text:span text:style-name="T597">i</text:span>ny, stawia na publiczną swobodę obyczajową, czyli jest pewnym nurtem demoraliza<text:span text:style-name="T598">cj</text:span>i są realne ośrodki tej demoraliza<text:span text:style-name="T599">cj</text:span>i, które można by wskazać<text:span text:style-name="T600">.</text:span><text:s/>On wychowuje człowieka coraz mniej zdolnego do szacunku dla rodziny, do życia w tejże rodzinie, on opiera się na imporcie takich odpadów<text:s/><text:span text:style-name="T601">k</text:span>ultury masowej, które chce zastąpić tradycja.</text:p>
      <text:p text:style-name="P602">Drugi nurt to jest nurt, który w<text:span text:style-name="T603">yc</text:span>how<text:span text:style-name="T604">uj</text:span>e w kulturze polskiej, który wychowuje ku odpowiedzialności za Polskę ku aktywności mającej na celu zmętnienie istniejącego stanu rzeczy i który wychowuje ku podkreśleniu roli rodziny.<text:s/>I to jest walka dwóch modeli kulturowych i ona jest obecna wszędzie i w tej walce zobowiązanie - mówię tu o tym mieczu obosiecznym - zobowiązanie państwa, instytucji państwowych jeżeli tak możliwe byłoby do osiągnięcia, do jasnego zadeklarowania przynależności do jednej z tych kultur ono ma swoje znaczenie, mogłoby mieć swoje znaczenie, to znaczy takie znaczenie, jakie może mieć deklaracja przy Okrągłym Stole. Nie większe, ale właśnie takie.</text:p>
      <text:p text:style-name="P605">Kolejna rzecz, pluralizm jest gwarantem<text:s/><text:span text:style-name="T606">k</text:span>onsensusu<text:s/>i samorządności, to znaczy jeżeli nie ma pluralizmu i nie<text:s/>ma<text:s/>samorządnoś<text:span text:style-name="T607">c</text:span>i to cały consensus jest fr<text:span text:style-name="T608">ag</text:span>me<text:span text:style-name="T609">nt</text:span>em paternalistycznej wizji wychowywania społeczeństwa i nie ma sensu<text:span text:style-name="T610">.</text:span><text:s/>Wówczas zresztą od razu p<text:span text:style-name="T611">oj</text:span>a<text:span text:style-name="T612">w</text:span>i<text:span text:style-name="T613">a</text:span><text:s/>się arbiter dla takiego consensusu, a jest nim państwo<text:span text:style-name="T614">.</text:span><text:s/>Ale istotne jest, żeby tenże pluralizm czy też<text:s/>pluralizacja<text:s/>życia społecznego dokonywała się przy deklaracji przynależności do tej samej kultury, do pewnej kultury politycznej, kultury w szerszym znaczeniu tego słowa<text:span text:style-name="T615">.</text:span></text:p>
      <text:p text:style-name="P616">Jeszcze ostatni punkt, który może tu<text:span text:style-name="T617">t</text:span>aj budzić, na pewno budzi, bo wiadomo o co chodzi, może budzić wątpliwości, to jest punkt w tym projekcie pojawia się on dwukrotnie - tutaj chodzi o nie przenoszenie konfliktu politycznych na proces wychowawczy<text:span text:style-name="T618">.</text:span><text:s/>Otóż trzeba odróżnić dwie rzeczy. Pierwszą rzeczą jest to, że młodzież b<text:span text:style-name="T619">ę</text:span>dzie interesowała się polityką, gdyby się nie interesowała polityką, to by była młodzieżą indyferentną wobec spraw polskich, ale druga rzecz, to jest ta cienka granica, która jest jednak, jest to granica wyraźna, w której się młodzież wykorzystuje do manipulac<text:span text:style-name="T620">ji</text:span><text:s/>politycznych<text:span text:style-name="T621">.<text:s/></text:span>To również jest miecz obosieczny, to jest również ta deklaracja może mieć sens<text:span text:style-name="T622">.</text:span></text:p>
      <text:p text:style-name="P623">Dlatego że wychowanie powinno być zawsze ku wartościom, z wartości wynika działanie, ale to działanie nie może być zaprogramowane przez jakikolwiek kierunek polityczny, ono musi być zawsze spontaniczne<text:span text:style-name="T624">.</text:span><text:s/>Dziękuję.</text:p>
      <text:p text:style-name="P625"><text:span text:style-name="T626">Przewodnicząc</text:span><text:span text:style-name="T627">y</text:span>:</text:p>
      <text:p text:style-name="P628">Dziękuję bardzo<text:span text:style-name="T629">.</text:span><text:s/>Kolejno do głosu zgłaszał się kolega z OPZZ, Andrzej Polok.</text:p>
      <text:p text:style-name="P630"><text:span text:style-name="T631">O</text:span><text:span text:style-name="T632">b</text:span><text:span text:style-name="T633">.</text:span><text:span text:style-name="T634"><text:s/>Andrzej Polok:</text:span></text:p>
      <text:p text:style-name="P635">Otóż obrady Okrągłego Stołu nie są dla mnie jako przedstawiciela OPZZ, ale także posła na Sejm Polskiej Rzeczypospolitej Ludowej celem samym w sobie<text:span text:style-name="T636">.</text:span><text:s/>Jest to powtarzając za sobotnim wystąpieniem telewizyjnym naszego premiera Rakowskiego egzamin dojrzałości obywatelski<text:span text:style-name="T637">ej</text:span><text:s/>przed całym światem<text:span text:style-name="T638">.</text:span></text:p>
      <text:p text:style-name="P639">Dlaczego egzamin dojrzałości? Bo Okrągły St<text:span text:style-name="T640">ó</text:span>ł to nie tylko miejsce ścierania się ważnych, powtarzam ważnych ale i n<text:span text:style-name="T641">aj</text:span>różnie<text:span text:style-name="T642">js</text:span>zych poglądów, ale i interesów społecznych, politycznych, gospodarczych,<text:s/><text:soft-page-break/>różnych grup i sił społecznych. W naszym przypadku poglądów i interesów młodych. Okrągły Stół to przede wszystkim miejsce dialogu, porozumienia, dogadania się, powtarzam - dogadania się. Dlaczego przed całym światem? Bo znaleź<text:span text:style-name="T643">l</text:span>iśmy się w takim okresie i w ta<text:span text:style-name="T644">k</text:span>iej sytuacji, że cały świat znów na nas patrzy i zadaje sobie pytanie, dogadają się, znajdą wspólny język, czy potrafią rozwiąza<text:span text:style-name="T645">ć</text:span><text:s/>swoje problemy, czy mogą być użyteczni, czy są w stanie dorówna<text:span text:style-name="T646">ć</text:span>?</text:p>
      <text:p text:style-name="P647">Oczywiście można się z tym nie zgodzić<text:span text:style-name="T648">.</text:span><text:s/>Pozwólcie, że na potwierdzenie tej tezy przytoczę cytat z bardzo pouczającej i ciągle aktualnej książki pod tytułem<text:s/><text:span text:style-name="T649">„</text:span>Sprawy Polaków”<text:s/>Edmunda Osmańczyka, byłego posła na Sejm, żarliwego patrioty<text:span text:style-name="T650">.</text:span><text:s/>„Naród, który żyje wśród narodów silnych<text:s/>bogactwem, a sam jest słaby biedą<text:span text:style-name="T651">,</text:span><text:s/>choćby<text:s/>kunktatorstwem<text:s/>politycznym wyżebrał niepodległość, jeśli im nie dorówna zwiększeniem wysiłku, pozostanie podległy silnym”<text:span text:style-name="T652">.</text:span></text:p>
      <text:p text:style-name="P653">Komen<text:span text:style-name="T654">tarz</text:span><text:s/>uzn<text:span text:style-name="T655">aj</text:span>ę za zbyteczny<text:span text:style-name="T656">.</text:span></text:p>
      <text:p text:style-name="P657"><text:span text:style-name="T658">I</text:span><text:s/>kolejny cytat tym razem z książki Józefa Feldmana pt.<text:s/>„Bismarck a<text:s/><text:span text:style-name="T659">P</text:span>olska<text:span text:style-name="T660">”</text:span><text:span text:style-name="T661">.</text:span><text:s/>Żyje<text:s/><text:span text:style-name="T662">w</text:span><text:s/>narodzie polskim cnota waleczności, budząca wysoki szacunek, ale dzisiejsza epoka żąda od narodów czegoś więcej, praworządności, ładu, pełnego uznania niepozbywalnych praw człowieka”. Ta sformułowana w XIX wieku opinia niestety nie straciła nic ze swej aktualności. Dlatego też w imię racji nadrzędnych prz<text:span text:style-name="T663">ys</text:span>złoś<text:span text:style-name="T664">c</text:span>i Polski i Polaków posuwajmy się w naszym porozumieniu, w naszym dogadaniu się do przodu i zechciejmy uzna<text:span text:style-name="T665">ć</text:span>, że kultura polityczna naszego kraju jest wartością wymierną dla nas i dla świata.<text:s/><text:span text:style-name="T666">W</text:span><text:s/>dwu n<text:span text:style-name="T667">aj</text:span>prostszych odważnikach - praworządnoś<text:span text:style-name="T668">ci</text:span><text:s/>i pracowitości Polakó<text:span text:style-name="T669">w</text:span>.</text:p>
      <text:p text:style-name="P670">Odwet i porachunki z którejkolwiek strony przychodzą, to klęska narodu, bo to koniec praworządności. Brak pracowitości pod jakimkolwiek hasłem się rodzi to klęska narodu, bo to koniec rozwoju społeczeństwa i państwa. Póki te najprostsze reguły politycznej kultury nie będą ani powszechnie rozumiane, ani w powszechnym poszanowaniu, póty będziemy kule<text:span text:style-name="T671">ć</text:span><text:s/>we wszystkich dziedzinach życia państwowego, ekonomicznego, społecznego i ku<text:span text:style-name="T672">lt</text:span>ur<text:span text:style-name="T673">a</text:span>lnego.</text:p>
      <text:p text:style-name="P674">Jedyny rzetelny fundament zgody społecznej i nasze<text:span text:style-name="T675">j<text:s/></text:span>przyszłości, to praca i praworządność. Jedyny nasz rachunek, przepraszam ratunek. Stwierdził w swoich wystąpieniu sejmowym też Edmund Osmańczyk w dzień po bardzo gorzkiej wtedy 191 rocznicy Konstytucji 3<text:s/><text:span text:style-name="T676">M</text:span><text:span text:style-name="T677">a</text:span><text:span text:style-name="T678">j</text:span><text:span text:style-name="T679">a<text:s/></text:span>wygłoszonym 4 maja 1982 roku, a dzisiaj mamy już 28 lutego 19<text:span text:style-name="T680">89</text:span><text:s/>roku<text:span text:style-name="T681">.</text:span></text:p>
      <text:p text:style-name="P682">Stąd przechodzę do meritum rzeczy<text:span text:style-name="T683">.</text:span><text:s/>Dlaczego za ważny uważam stanowisko w sprawie consensusu wychowawczego? By nauczyć się żyć z pluralizmem, by nauczyć się szacunku dla innych pogląd<text:span text:style-name="T684">ó</text:span>w, by można się nauczyć demokracji, samorządności, ale jednocześnie szacunku dla prawa, które normuje wzajemne życie społeczne. My nie mamy dobrych<text:span text:style-name="T685"><text:s/></text:span>doświadczeń w te<text:span text:style-name="T686">j</text:span><text:s/>kwes<text:span text:style-name="T687">ti</text:span>i. Na pewno jest to sprawa bardzo trudna. Potwierdzą to na pewno wszyscy nie tylko na tej sali.</text:p>
      <text:p text:style-name="P688">Im szybciej nauczymy się kultury politycznej, tym łatwiejsze będą nasze stosunki w przyszłości, a kraj nasz wcześniej stanie się krajem nowocześnie<text:span text:style-name="T689">js</text:span>zym. Być partnerem<text:span text:style-name="T690"><text:s/></text:span>dla Europy i dla świata. Jest to naturalne, by być otwartym na kontakty z młodzieżą całego świata, ale to wymaga wyzbycia się zacietrzewienia, tolerancji dla innych<text:s/>postaw,<text:s/>nawyków, i im szybciej przełamiemy to u nas w kraju, tym większe szanse mamy być i zaistnieć w świecie. Z<text:span text:style-name="T691">ai</text:span>stnieć właśnie w obszarach pracowitości i praworządności. Stąd ważną rzeczą dla mnie jako prze<text:span text:style-name="T692">ds</text:span>tawicie<text:span text:style-name="T693">l</text:span>a OPZZ, ale także jako posła na Sejm jest dyskusja we wszystkich tych obszarach, które dadzą gwarancję dogadania się, ale i w postawach dających<text:s/><text:soft-page-break/>przesłanki zaistnienia w świecie<text:span text:style-name="T694">,</text:span><text:s/>dorównania do naj<text:span text:style-name="T695">l</text:span>epszych. Uważam, że bez consensusu w sprawach wychowania i pluralizmu jest to niemożliwe<text:span text:style-name="T696">,</text:span><text:s/>bo powtórzę to co powiedziałem ostatnio, to młodzi mogą i muszą uratować Polkę, nie gasząc lontu, który jak tu określił pan Celiński, są zapalone do beczki prochu.<text:s/>Stąd powinniśmy nie pomijać kwestii consensusu w<text:span text:style-name="T697">yc</text:span>howawczego, bo w naszym stanowisku określiliśmy cele, stąd zwracam się do strony opozycyjno-solidarnościowej, określcie wasze cele, wyspecy<text:span text:style-name="T698">fi</text:span>kowaliśmy wartości i zasady, ustosunkujmy się do nich<text:span text:style-name="T699">.</text:span><text:s/>Dlaczego wyjaśniliśmy - dlaczego consensus? Dlatego że chcemy się umówić, określiliśmy rolę podmiotów wychowawczych.</text:p>
      <text:p text:style-name="P700">Ustosunkujcie się do tego. Odeszliśmy w naszym stanowisku czy w naszych stanowiskach od modelu paternalistycznego, czyli tworzymy warunki, a nie stawiamy i rozwiązujemy postulaty. I prosząc o ustosunkowanie się do tych kwes<text:span text:style-name="T701">ti</text:span>i mam nadzieję, że to właśnie my młodzi powinniśmy pokazać, wręcz zaapelować do innych<text:s/>„stolików”, że potrafimy się dogadać.</text:p>
      <text:p text:style-name="P702">Dzięku<text:span text:style-name="T703">ję.</text:span></text:p>
      <text:p text:style-name="P704"><text:span text:style-name="T705">Przewodni</text:span><text:span text:style-name="T706">cz</text:span><text:span text:style-name="T707">ąc</text:span><text:span text:style-name="T708">y</text:span><text:span text:style-name="T709">:</text:span></text:p>
      <text:p text:style-name="P710">Dziękuję panu z OPZZ za wypowiedź. Ja rozumiem, że dwie osoby jeszcze zapisały się do głosu. Pan sekretarz Zarządu ZSMP Jak Krzemiński i pan dr Wiatr<text:span text:style-name="T711">.</text:span></text:p>
      <text:p text:style-name="P712"><text:span text:style-name="T713">Ob. Jak Krzemiński</text:span>:</text:p>
      <text:p text:style-name="P714">Jeżeli można zobowiązany jestem prze<text:span text:style-name="T715">de</text:span><text:s/><text:span text:style-name="T716">ws</text:span>z<text:span text:style-name="T717">ystk</text:span>im do tego, żeby przedstawić krótkie oświadczenie.</text:p>
      <text:p text:style-name="P718">Związek So<text:span text:style-name="T719">cj</text:span>alistycznej Młodzieży Polskiej przywiązuje ogromną wagę do negocjacji przy Okrągłym Stole,<text:s/>mając nadzieję, że doprowadzą one do ustanowienia takiego ładu politycznego, gospodarczego i społecznego, w którym prymat zyska<text:span text:style-name="T720">ją</text:span><text:s/>normy prawa i zasady demokracji, zaś dobro człowieka stanie si<text:span text:style-name="T721">ę</text:span><text:s/>wartością najwyższą. Jesteśmy z<text:span text:style-name="T722">ai</text:span>nter<text:span text:style-name="T723">es</text:span>owani pozytywnymi wynikami pracy każdeg<text:span text:style-name="T724">o</text:span><text:s/>zespołu, wierząc, że służyć one będą także polskiej młodzieży. Szczególną uwagę przywiązujemy do obrad<text:s/>„stolika młodzieżowego”, licząc że jego uczestnicy zaakcentują problemy młodego pokolenia, że uzgodnimy, któ<text:span text:style-name="T725">r</text:span>e z nich w jakiej kolejności i jakim kosztem trzeba rozwiązywać.</text:p>
      <text:p text:style-name="P726">Dostrzegamy wolę porozumienia, towarzyszącą negocjatoro<text:span text:style-name="T727">m</text:span>, lecz niepokój nasz budzą niektóre demagogiczne żądania oraz przedkładanie interesów wąskich grup nad ogólnospołeczne oczekiwania. Uważamy, że start życiowy i zawodowy młodych robotników, rolników i inteligenc<text:span text:style-name="T728">ji</text:span><text:s/>mieszkania dla każdego człowieka, każdej rodziny polityka kadrowa realizująca aspiracje i dająca równe szanse młodzieży, promująca wiedzę i kompetencje, ochrona środowiska naturalnego rozwój pluralizmu organizacyjnego zmierz<text:span text:style-name="T729">aj</text:span>ącego do rzeczywistego udziału w spra<text:span text:style-name="T730">wow</text:span>aniu władzy, podmiotowość młodych w szkole, uczelni i zakładzie pracy, tworzenie warunków do aktywnego i twórczego spędzania czasu wolnego, to problemy wymagające zdecydowanych działań i szybkich rozstrzygnięć.</text:p>
      <text:p text:style-name="P731">Kwestie te oprócz rozmów przy<text:s/>„okrągłym stole”<text:s/>mogłyby stać się przedmiotem dyskusji przedstawicieli wszystkich organizacji młodzieżowych, w ramach Rady Młodzieży Polskiej dobrowolnego forum poszukującego wspólnego poglądu i działań w celu rozwiązywała najistotniejszych problemów młodzieży<text:span text:style-name="T732">.</text:span></text:p>
      <text:p text:style-name="P733">Ostatnie dni wskazują, że bieg zdarzeń zmierza w niebezpiecznym kierunku, który może oddalić pozytywne rozwiązania spraw młodych. Zdumiewają nas w procesie porozumienia szowinistyczne, a także antykomunistyczne i antyradzieckie wybryki wywoływane przez chuligańskie i nieodpowiedzialne grupy młodych. Chcemy rozmawia<text:span text:style-name="T734">ć</text:span><text:s/>przy<text:s/>„okrągłym stole”<text:s/>spier<text:span text:style-name="T735">aj</text:span>ąc się przy pomocy programów i argumentów,<text:s/><text:soft-page-break/>a nie na ulicach przy pomocy kamieni. Przerwa w pracy i prowokacje uliczne to nie metody rozwiązywania polskich problemów. Chociaż tego nauczmy się z naszej przeszłości.</text:p>
      <text:p text:style-name="P736">Apelujemy o budowę, a nie<text:s/><text:span text:style-name="T737">de</text:span>mon<text:span text:style-name="T738">taż</text:span><text:s/>proc<text:span text:style-name="T739">es</text:span>u porozumienia, o rozwagę, odpowiedzialność, uczyńmy wszystko, by Okrągły Stół zakończył się sukcesem.</text:p>
      <text:p text:style-name="P740">Jeżeli pozwolicie chciałbym dwa słowa pewnego komentarza, czy pewnej refleksji.</text:p>
      <text:p text:style-name="P741">Problemy, które przedstawiłem i które przedstawiałem w dniu poprzednim w naszym przekonaniu są p<text:span text:style-name="T742">ro</text:span>b<text:span text:style-name="T743">le</text:span>mami, które faktycznie mogą stać się beczką prochu. To z ich powodu z<text:s/>nie rea<text:span text:style-name="T744">l</text:span>iza<text:span text:style-name="T745">cji</text:span><text:s/>tych problemów może w tym kraju zdarzyć się coś bardzo niedobrego. To nie z powodu niezarejestrowania NZS, ten kraj opuszczają młodzi ludzie, nie widzą perspektywa robotnicy, uczniowie, lekarze itd.</text:p>
      <text:p text:style-name="P746">Napieraliśmy na stronę par<text:span text:style-name="T747">tyjn</text:span>o<text:span text:style-name="T748">-</text:span>rządową, aby te problemy w pierwsze kolejności stały się tematem naszych negocjacji. I to nie dlatego, że jest to kwestia jakiejś manipulacji. Uwier<text:span text:style-name="T749">z</text:span>cie,<text:s/><text:span text:style-name="T750">nie</text:span><text:s/>o<text:s/><text:span text:style-name="T751">to</text:span><text:s/>c<text:span text:style-name="T752">hod</text:span>zi<text:span text:style-name="T753">ło</text:span>.<text:s/>Po prostu ta dwumilionowa organizacja, którą reprezentuję o te sprawy młodego pokolenia chce walczyć i jest do tego upoważniona i zobowiązana przez tę dwumilionową organizac<text:span text:style-name="T754">ję</text:span>.</text:p>
      <text:p text:style-name="P755">Wśród negocjacji, jakie prowadził pan Celiński z panem Wiatrem doszło do innych rozstrzygnięć. Zgodziliśmy się na nie, ponieważ w tym procesie dochodzenia do pewnych ustaleń, czasami z czegoś trzeba zrezygnować. Zgodziliśmy się, że nasze sprawy schodzą na drugi tor.</text:p>
      <text:p text:style-name="P756">Natomiast już w żadnym wypadku nie jesteśmy w stanie godzić się na to, iż ustalenia, które zostały zawarte w tym wypadku dyskusja nad dwoma stanowiskami, które powinny otworzyć możliwość również rozwiązywania pozostałych problemów, dzisiaj nie będą tematem naszych obrad, a więc pierwszy mój wniosek jest taki, aby te dwa stanowiska dzisiaj po prostu dysku<text:span text:style-name="T757">t</text:span>ować.</text:p>
      <text:p text:style-name="P758">W kolejnych kwestiach chciałbym powiedzieć jedną jeszcze rzecz, również oczekujemy oświadczenia ze strony NZS przy tym stole. My mamy szerokie porozumienia międzynarodowe. Współprac<text:span text:style-name="T759">uj</text:span>emy z blisko 100<text:s/><text:span text:style-name="T760">o</text:span>rganizacjami na całym świecie i my musimy też odpowiedzieć dlaczego takiej reakcji ze strony naszych przyjaciół czy kolegów, czy współpartnerów przy tym stole nie ma.</text:p>
      <text:p text:style-name="P761">Musimy dlatego, że skoro zasiadały do jednego stołu i decydujemy się na pewne rozstrzygnię<text:span text:style-name="T762">ci</text:span>a to znaczy, że jest to podyktowane faktycznie budowaniem czegoś, a nie robotą rozbijacką. Oczekiwaliśmy tego oświadczenia samoistnie, okazuje się, że go nie ma, ale ta odpowiedź i to co powiedział pan Miller jest dla nas faktycznie pewnym w<text:span text:style-name="T763">yj</text:span>aśnieniem, to znaczy brak odpowiedzi też jest odpowiedzią<text:span text:style-name="T764">.</text:span></text:p>
      <text:p text:style-name="P765">I to nam też w jakimś stopniu w tej chwili już wystarczy. Natomiast chciałbym powiedzieć o jeszcze jednej rzeczy. Na koniec - jeżeli dojdziemy do wniosku, że NZS, harcerstwo i problemy służby wo<text:span text:style-name="T766">js</text:span>kowej są to naprawdę n<text:span text:style-name="T767">aj</text:span>ważnie<text:span text:style-name="T768">js</text:span>ze sprawy, już wszystkie inne się nie liczą, bo to w myśl tego porozumienia, powiedzenia które zostało tutaj prze<text:span text:style-name="T769">ds</text:span>tawione, przez chyba pana Celińskiego, iż nie da się żyć w garniturze skrojonym 40 lat temu, to jeżeli tak potraktujemy tę sprawę, to faktycznie w moim przekonaniu przyjmując takie rozwiązan<text:span text:style-name="T770">i</text:span>a ta młodzież polska zostanie bez garnituru, ale w ogóle bez wszystkiego<text:span text:style-name="T771">,</text:span><text:s/>po prostu na golasa.</text:p>
      <text:p text:style-name="P772">Dziękuję bardzo.</text:p>
      <text:p text:style-name="P773"><text:span text:style-name="T774">Przewodniczący</text:span>:</text:p>
      <text:p text:style-name="P775">Dzięk<text:span text:style-name="T776">uj</text:span>ę panu sekretarzowi.</text:p>
      <text:p text:style-name="P777">Głos ma pan dr Wiatr.</text:p>
      <text:soft-page-break/>
      <text:p text:style-name="P778"><text:span text:style-name="T779">D</text:span><text:span text:style-name="T780">r Sławomir Wiatr</text:span>:</text:p>
      <text:p text:style-name="P781">Ja nie chcę już występować w tonie merytorycznym, to znaczy powtarzania argumentów za tym, żeby przedyskutować sprawę consensusu wychowawczego, myślę, że zostało tutaj z naszej strony przedstawione bardzo szeroko, natomiast pragnąłbym żebyśmy dzisiaj do czegoś doszli, żeby dzisiaj do czegoś dojść, to czas najwyższy zacząć dyskutować stanowiska i muszę powiedzieć, że to stanowisko, które dostaliśmy od was, chyba na kolanie przygotowane, jest zaprzeczeniem postulatów pana Andrzeja Celińskiego.<text:s/><text:span text:style-name="T782">P</text:span>an mówi: dyskutujmy o rozwiązaniach systemowych, a rozwiązania systemowe, nie wiem, macie wszyscy to, to nie będ<text:span text:style-name="T783">ę</text:span><text:s/>odczytywał, to jest wasza oferta rozwiązań systemowych. Proszę porównać dwa papiery, nasz jesteśmy skłonni nad każdym słowem dyskutować, nasz i wasz, który z tych papierów jest wyjściem naprzeciw postulatu dyskusji o systemowych rozwiązaniach?</text:p>
      <text:p text:style-name="P784">Otóż panie przewodniczący nasz papier jest takim wyjściem naprzeciw, gdyż on się nie zajmuje kazuistyką tylko rozwiązaniami globalnymi, gdzie intencja naszej strony jest wyrażona wprost i wyrażana już zresztą była wcześniej przez - mówimy o znoszeniu wszelkich ograniczeń w tworzeniu nowych organizacji. Oczywiście znosimy ograniczenia, i tutaj możemy przedyskutować katalog warunków, ale na pewno jednym z katalogów warunków jest przestrzeganie prawa, prawa, które jeżeli ten<text:s/>„stolik”<text:s/>i inne<text:s/>„stoły”, przy których kształtujemy być może nową rzeczywistość, to zależy od intencji obu stron czy ukształtujemy ją<text:s/><text:span text:style-name="T785">-</text:span><text:s/>prawa, które będzie tworzone<text:s/>odnowy, w bardziej praworządny sposób, w którym wasi przedstawiciele będą w tym procesie uczestniczyć. Nie jest to więc manipulatorskie, bo prawo też się będzie zmieniało jak wiecie z procesów, które tutaj przy tym stole następują.</text:p>
      <text:p text:style-name="P786">Tak że przykro mi, że po raz któryś dzisiaj w kwestiach proceduralnych zabieram głos, wyrażając swój brak usatysfakcjonowania stanem przygotowań waszej grupy. Jeżeli postulujemy, żebyśmy rozmawiali o rozwiązaniach systemowych, to naprawdę nie podpierajcie tego kazuistyką, dlatego że dzisiaj przycho<text:span text:style-name="T787">dz</text:span>icie z tymi dwoma problemami typu podmiotowego, dwóch organizacji, plus jeszcze jakimś problemem szczegółowy, a jutro może się okazać, że oprócz<text:span text:style-name="T788"><text:s/></text:span>NZS, oprócz spraw harcerstwa będą inne. Otwórzmy furtki systemowe, a nie dzisiaj spieramy się przy tym, żeby sprawę NZS załatwić. Jesteśmy jak najbardziej za między innymi dlatego, że jeżeli tworzymy podstawy funkc<text:span text:style-name="T789">jo</text:span>nowania praworządnego państwa, to w praworządnym państwie, a do tego chyba zmierz<text:span text:style-name="T790">a</text:span>my i po to tu jesteśmy, demonstrowanie na ulicach, ma miejsce po wcześnie<text:span text:style-name="T791">js</text:span>zym zar<text:span text:style-name="T792">ej</text:span>es<text:span text:style-name="T793">tr</text:span>owaniu demonstracji w odnośnym organie administracji, i wówczas to jest i oczywiście relatywizuje kwestie odpowiedzialności za to co się dzieje, ale relatywizuje tylko częściowo, wówczas s<text:span text:style-name="T794">t</text:span>rona organizująca tę demonstrację bierze - w tym organizacje i osoby fizyczne, tak na całym świecie jest - strona bierze pełną odpowie<text:span text:style-name="T795">dz</text:span>ialność za to co się dzieje. Mamy głęboki interes w tym, żeby jak najszybciej tego rodzaju legalne działanie miało miejsce, żeby było wiadomo, to rejestruje demonstracje, jaka organizacja i kto fizycznie, z imienia, nazwiska odpowiada za przebieg tej demonstracji zgodnie z programem, który się przedkłada właściwemu organowi. To jest rozwiązanie w trwałym praworządnym świecie, a naszą wspólną ambicją jest, żebyśmy funkcjonowali w sposób praworządny i demokratyczny.</text:p>
      <text:p text:style-name="P796">W związku z tym proponuję, aby naprawdę słowa i postulat pana Andrzeja Celińskiego o dyskutowaniu w kategoriach rozwiązań systemowych wziął najpoważnie<text:span text:style-name="T797">j</text:span><text:s/>w świecie do serca i w tych kategoriach po<text:span text:style-name="T798">dj</text:span>ąć dyskusję<text:span text:style-name="T799">.</text:span></text:p>
      <text:soft-page-break/>
      <text:p text:style-name="P800">W kwestii consensusu wycho<text:span text:style-name="T801">w</text:span>awczego<text:span text:style-name="T802">.</text:span><text:s/>Ponieważ z waszej strony nie mamy poza wątpliwościami co to jest, czemu to służy, żadnego stanowiska proponowałbym, żebyśmy się odnieśli do tego konkretnego naszego projektu, jeśli powiedzieć co w nim, który zapis godzi w to, co jest waszym intencją, na przykład w to, o czym mówił w ubiegały czwartek pan Frąckowiak. Czyż ta problematyka wyszła również z waszych szeregów. To był ten element i też ważna rzecz ze względów proceduralnych, my na coś się godzimy, przecież to jest ważne, żebyśmy dzisiaj rozstali się z jakimś produktem w ręku, żebyśmy uczynili krok zdecydowanie bardziej widoczny, być może nawet spektakularny krok, który byłby sukcesem większym niż przy innych stołach<text:span text:style-name="T803"><text:s/></text:span>właśnie dl<text:span text:style-name="T804">at</text:span>ego, że mówimy o sprawach młodzieży.</text:p>
      <text:p text:style-name="P805">To stanowisko byście bardzo dokładnie przyjrzeli i steno<text:span text:style-name="T806">g</text:span>ram z wystąpienia pana Frąckowiaka. Ono nie jest sprzeczne w żadnym punkcie. Uwzględniliśmy włącznie ze składnią językową przy konstrukc<text:span text:style-name="T807">ji</text:span><text:s/>tego materiału. Poszliśmy daleko, dlatego, że to nie jest stanowisko jak się zastanowicie i zagłębicie się w lekturę, które jest pisane starą mową, bo chcemy odstępować od tych formułek, którymi porozumiewano się i te które wchodzą w skład materiału, zwanego garniturem szytym 40 lat, jest pisane językiem, który w polskim systemie wartości i pluralizmie ś<text:span text:style-name="T808">w</text:span>iatopoglą<text:span text:style-name="T809">do</text:span>wym jest dobrze zrozumiały. Pytanie co wam nie odpowiada w tym konkretnie, który zapis, czy może w punkcie trzecim, co piszemy na temat<text:s/>rodzi<text:span text:style-name="T810">n</text:span>y<text:span text:style-name="T811">,</text:span><text:s/>przec<text:span text:style-name="T812">i</text:span>wdziałanie - stwierdzamy,<text:s/><text:span text:style-name="T813">ż</text:span>e podstawowymi<text:s/>zasadami realizacji tych wartości jest przeciwdziałanie tendencjom wyrażającym się w zastępowaniu rodziny przez instytucje oświatowo-wychowawcze, a instytucji przez administra<text:span text:style-name="T814">cje</text:span>. Czy to wam nie odpowiada? Czy to jest sprzeczne z intencjami, które zostały przez was wyrażone?</text:p>
      <text:p text:style-name="P815">Więc jeżeli nie ma innego dokumentu dyskutujmy ten dokument, bardzo dokładnie i precyzyjnie. Powiadam w sferze jeżeli nie odpowiada wam nasz zapis, stanowiska w sprawie pluralizmu organizacyjnego, to wyraźcie si<text:span text:style-name="T816">ę</text:span><text:s/>dlaczego wam nie odpowiada. Ja powiadam ten wasz zapis nie odpowiada mi z prostego powodu, on jest sprzeczny z intencjami, które sami prezen<text:span text:style-name="T817">t</text:span>u<text:span text:style-name="T818">j</text:span>ecie, nie ma charakteru rozwiązań systemowych.</text:p>
      <text:p text:style-name="P819">Dziękuję bardzo.</text:p>
      <text:p text:style-name="P820"><text:span text:style-name="T821">Przewodniczący</text:span>:</text:p>
      <text:p text:style-name="P822">Dziękuję bardzo. Jeszcze ja chciałbym, żeby z naszej strony była jedna krótka wypowiedź, ale zanim to nastąpi panie doktorze - kiedyś przez 10 miesięcy miałem okazję i mój przyjaciel profesor filozofii miał tę okazję, aby codziennie grać w pokera. I nie mieliśmy nic innego do roboty. I on bez przerwy wygrywał, ja się go zapytałem<text:s/>-<text:s/>Stefanie, dlaczego ty wygrywasz, a ja przegrywam?<text:s/>A on mi odpowiedział: bo ty ciągle pamiętasz o poprzednich grach, a w pokera to się gra za każdym rozdaniem od nowa. Przestań myśleć o poprzednich partiach, zaczniesz wygrywać.</text:p>
      <text:p text:style-name="P823">O<text:span text:style-name="T824">t</text:span>óż to nie jest poker, te negocjacje trwają<text:s/><text:span text:style-name="T825">j</text:span>e<text:span text:style-name="T826">st</text:span><text:s/>iunc<text:span text:style-name="T827">ti</text:span>m między tym co mówiliśmy 16 i tym co mówimy teraz<text:span text:style-name="T828">.</text:span><text:s/>To nie je<text:span text:style-name="T829">s</text:span>t tak, że my domagamy się rozwiązań nagle dwóch szczegółowych, a gdzieindziej mówimy, że idzie nam o zasadę<text:span text:style-name="T830">.</text:span><text:s/>Wyra<text:span text:style-name="T831">ź</text:span>nie zostało powiedziane w pier<text:span text:style-name="T832">ws</text:span>zych słowach mego listu, 10 dni temu, że domagamy się zasady, ale chcemy te zasady uszczegóławia<text:span text:style-name="T833">ć</text:span>, chcemy przepraszam<text:s/><text:span text:style-name="T834">-</text:span><text:s/>sprawdzać, tak jak wy nas sprawdzacie, my też sprawdzamy<text:span text:style-name="T835">.</text:span></text:p>
      <text:p text:style-name="P836">Czy nie skończy się nasza debata właśnie z pi<text:span text:style-name="T837">as</text:span>kiem w garściach<text:span text:style-name="T838">.</text:span><text:s/>Sprawa NZS ma jeszcze szczegółowe znaczenie, o którym wszyscy tutaj doskonale wiemy<text:span text:style-name="T839">.</text:span><text:s/>Niestety, jest bardzo zapalna.</text:p>
      <text:soft-page-break/>
      <text:p text:style-name="P840">I druga sprawa - raz już okazało się, że ekspres jest szybki, ale czasem wylatuje z szyn. Nie jest tak, że my nie mamy stanowiska<text:span text:style-name="T841">.</text:span><text:s/>Mamy i w tej sprawie stanow<text:span text:style-name="T842">i</text:span>sko, ale umawialiśmy się, w poniedziałek, że najpierw mówimy o stowarzyszeniach, potem mówimy o<text:s/>konsensusie<text:s/>traktując tę działalność jako iunctim. Taka była dokładnie umowa.</text:p>
      <text:p text:style-name="P843">Z bólem zęba, bo ja wiem, że nam mówić o<text:s/>konsensusie<text:s/>wbrew naszemu rozumieniu istoty życia społecznego jest strasznie ciężko, boimy się ucieczek właśnie w gadulstwo, w tej sprawie, boimy się właśnie tych przymiarów, do których będzie się porównywało organizację, boimy się przede wszystkim chyba jeszcze czegoś innego, nam jeszcze ufają ci którzy chcą wychodzić na ulice, nie jest powiedziane, że będą nam za tydzień ufać<text:span text:style-name="T844">.</text:span><text:span text:style-name="T845"><text:s/></text:span>My wiemy i to powie<text:span text:style-name="T846">dz</text:span>ieliśmy 12 dni temu, że tylko obłąkany człowiek będzie chciał wywrócić to wszys<text:span text:style-name="T847">tk</text:span>o metodą konfrontacji w tym kraju.<text:s/><text:span text:style-name="T848">A</text:span>le wiemy, że napięcia społeczne są ogromne i powodują one czasem zachowania niewiele mającego wspólnego ze zdrowym rozsądkiem<text:span text:style-name="T849">,</text:span><text:s/>w skali społecznej, a wobec tego wy powinniście strzec naszej wiarygodnoś<text:span text:style-name="T850">ci.</text:span><text:s/>Bo tu będzie od nas więcej zależało niż od was<text:span text:style-name="T851">.</text:span><text:s/>Jeżeli my będziemy wiarygodnym czynnikiem na tej scenie politycznej i po to jest Okrągły Stół,<text:s/><text:span text:style-name="T852">i</text:span><text:s/>dobrze o tym wiecie, że my możemy wszyscy razem zginąć w uścisku śmiertelnym. Możemy się objąć i pójść na dno.</text:p>
      <text:p text:style-name="P853">Ale tylko jeżeli będziemy uważnie strzec swoich pól i bronić sprawy wyjścia z tego kryzysu razem, mamy szanse nie zginąć większe na razie mamy szanse zginąć, aniżeli przetrwać. Jeżeli poczytacie co się dzieje na przykład na<text:s/>„sto<text:span text:style-name="T854">li</text:span>ku rolnym”, to będziecie wiedzieli też o czym ja mówię.</text:p>
      <text:p text:style-name="P855">Co to znaczy w tym kraju w ciągu miesiąca, czy dwóch miesięcy wielokrotna podwyżka cen żywności. Na przykład gdyby taka była, niezależnie od wszelk<text:span text:style-name="T856">i</text:span>ch rekompensat? To wy wiecie doskonale, bo to wielokrotnie przerabialiśmy w historii PRL. A wobec tego to nie jest tak, że my tu się mo<text:span text:style-name="T857">ż</text:span>emy przepychać raz ja będę silniejszy, raz pan Miller będzie silniejszy. Jest tak, że musimy dokładnie wiedzieć po co my tut<text:span text:style-name="T858">aj</text:span><text:s/><text:span text:style-name="T859">s</text:span>iedzimy i z czym my tutaj przychodzimy i w tej sprawie panie Krzemiński macie sto organizacji międzynarodowych, z<text:s/>kt<text:span text:style-name="T860">ó</text:span>rymi pracujecie, nie donoście, ta sprawa, która się<text:s/>dzieje<text:s/><text:span text:style-name="T861">w</text:span><text:s/>Krakowie to nie jest sprawa dla donosu do kolegów, gdzie indziej. Dlatego że dokładnie wiecie, że to my wbrew cenzurze pierwsi pisaliśmy o Gorbaczowie i to pisaliśmy dobrze o Gorbaczowie, bo nasza nadzieja była w Gorbaczowie, a wy cenzurowaliście. Więc pamiętajcie o tym.</text:p>
      <text:p text:style-name="P862">Kolejna sprawa- to jest sprawa tego po co my właśnie siedzimy, dlaczego wy z nami siadacie do stołu? Przecież ja mam trzy palce sztywne, dalej ich nie wygnę, bo koledzy z ZSMP w 197<text:span text:style-name="T863">8</text:span><text:s/>roku mnie tak wyłamali na latającym uniwersytecie na wykładzie, że nie pójdą dalej w tej chwili, to robiła organizacja, wychowawcza.</text:p>
      <text:p text:style-name="P864">Jest dokumentacja - dajmy spo<text:span text:style-name="T865">k</text:span>ój. Kolejna rzecz - jeżeli chcemy dochodzić do jakichś konkretów, ja bym powiedział tak, że wymieniamy dokumenty, wymieniamy projekty, wymieniamy uwagi i chcąc pozostać na gruncie odpowiedzialności musimy studiować i musimy szukać tych elementów, które dadzą nam jakąkolwiek szansę. Otóż ja nie my<text:span text:style-name="T866">ś</text:span>lę, żeby wymienione dotychczas dokumenty zamykały te obrady, żeby nie dawały nam szansy. Dają mimo naszych oporów, dają jakąś szansę, ale chcielibyśmy wówczas pewnej precyzac<text:span text:style-name="T867">ji</text:span><text:s/>i zmierzamy do tego, na przykład jeżeli się mówi o przestrzeganiu prawa, to ja się pytam co z ustawą z dnia 15 lipca 1961 roku o rozwoju systemu oświaty i<text:s/>wychowania? Czy<text:s/>do tego się ust<text:span text:style-name="T868">os</text:span>unku<text:span text:style-name="T869">je</text:span>my? Czy my podpisując tę wspólną deklarację w sprawie pluralizmu jeżeli ona będzie wspólna,<text:s/><text:soft-page-break/>przejdziemy ponad tą ustawą? A co wobec tego wasza koalicja zrobi ze stanowiskiem Stronnictwa Demokratycznego z p<text:span text:style-name="T870">aź</text:span>dziernika ubiegłego roku w sprawie światopoglądu, który staje się częścią jakby ideologii SD w świetle ustawy z 1981 roku, co wy z tym zrobicie?</text:p>
      <text:p text:style-name="P871">My mówimy jedno, my nie chcemy rozwiązań przypadkowych, my nie chcemy rozwiązań, które zapiszą się w zły szereg, złą<text:s/><text:span text:style-name="T872">l</text:span>istę nieprawdy. Dlatego też sprawa, która dla nas jest niezw<text:span text:style-name="T873">yk</text:span>le wątpliwa, zby<text:span text:style-name="T874">t</text:span><text:s/><text:span text:style-name="T875">o</text:span>gólna, jest u nas bardzo wyraźnie badana, bardzo wyraźnie ostukiwana. Obawiamy się,<text:s/><text:span text:style-name="T876">ż</text:span>e jednym z istotni<text:span text:style-name="T877">ejs</text:span>zych - powiedziałem to kilkakrotnie - n<text:span text:style-name="T878">aji</text:span>stotni<text:span text:style-name="T879">ejs</text:span>zym problemem jest właśnie czas, który mamy, że my tego czasu nie mamy, żeby dokładni się ostukać, wobec tego próbujemy was<text:s/><text:span text:style-name="T880">d</text:span>o tego przekonać.</text:p>
      <text:p text:style-name="P881">Zejdźmy z tego, to wszystko jest nieważne. Że jeżeli chcemy zachować wiarygodność musimy mówić prawdę, aby powiedzieć prawdę, trzeba się przekopać przez strasznie wielkie pryzmy. Nie zdążymy, ale możemy oczywiście próbow<text:span text:style-name="T882">ać.</text:span></text:p>
      <text:p text:style-name="P883">I ostatnia sprawa, dla mnie bardzo istotna, nie dlatego, że tutaj jakbyśmy mogli zostać przez kolegów z ZSMP zepchnięci jakby do bardzo złego narożnika. Sprawy te materialne młodzieży. Proszę pana, tu jest taka okładka z 8 maja z Newswee<text:span text:style-name="T884">k</text:span>a. Ona tak wygl<text:span text:style-name="T885">ą</text:span>da, niech pan zobaczy. Ten chłopak ma 21 lat, ten chłopak zastrajkował w maju<text:s/><text:span text:style-name="T886">w</text:span><text:s/>Stoczni Gdańskiej<text:span text:style-name="T887">.<text:s/></text:span>Ja z nim rozmawiałem<text:span text:style-name="T888">.</text:span><text:s/>Dlaczego on zastrajkował i dla czego on - powiem teraz otwarcie - w sytuacji kiedy wiadomo było, że tamten strajk zwycięstwem się nie skończy. Dlaczego on jako jeden z pierwszych najsilniej wystąpił za kontynuacją tamtego strajku i powiedział nie ma wo<text:span text:style-name="T889">l</text:span>ności bez<text:s/>„Solidarności”.</text:p>
      <text:p text:style-name="P890"><text:span text:style-name="T891">M</text:span>imo że ich tam mogło zostać już tylko kilkaset.<text:s/><text:span text:style-name="T892">O</text:span>n opowiedział dlaczego. Że on jest z Ełku czy z Gołdapi, że on przyjechał do tego Gdańska z pewną nadzieją, bo jego rodzina jest taka jaka jest, tam nic nie ma ciepła w tej rodzinie<text:span text:style-name="T893">,</text:span><text:s/>że ma w domu liszaje, że wszyscy jego koledzy mają lepiej aniżeli on w tym miasteczku, że jest ostatnim w klasie i przyjechał do tego Gdańska, po to, żeby mieć jakąś szansę. Okazało się, że emigracja jest przywilejem dzieci inteligenckich albo lepiej sytuowanych rodziców. Okazało się, że jemu każą... tu siedzi Wiesław Isio, który o tym może zaraz mówi<text:span text:style-name="T894">ć<text:s/></text:span>ja prosiłem, żeby jakby tonować sprawy, do których nie dojdziemy tutaj do konkluzji,<text:s/><text:span text:style-name="T895">b</text:span>o właśnie nie ma czasu<text:span text:style-name="T896">,</text:span><text:s/>któremu kazali podpisać deklarację, że w ciągu 10 lat zrzeknie się ubiegania o mieszkanie, w tym Gd<text:span text:style-name="T897">ańs</text:span>ku, ale on wytwarza dochód stoczni gdańskiej, a nie w Lęborku, gdzie mieszkają jego rodzice i odpisy idą z jego pensji nie do Lęborka, ale do Gdańska.</text:p>
      <text:p text:style-name="P898">Wracam do tego chłopaka. On w ko<text:span text:style-name="T899">ń</text:span>cu się<text:s/><text:span text:style-name="T900">d</text:span>owiedział, że nie może dojść, że się nie zakorzeni w tym Gdańsku, to w końcu że jego uposażenie jest niższe od jego rówieśników<text:s/><text:span text:style-name="T901">z</text:span><text:s/>Gdańska, bo ci mają chody, bo ci wiedzą gdzie zarobić<text:span text:style-name="T902">.</text:span><text:s/><text:span text:style-name="T903">I</text:span><text:s/>tak dalej itd.</text:p>
      <text:p text:style-name="P904">Nie w pańską flagę ten chłopak się owinął, tylko w<text:s/>„Solidarności”<text:s/>flagę. I to jest wasz dramat. A nasz czasem kłopot owszem, bo my te problemy musimy rozwiązać. I dlatego mówimy o tych stowarzyszeniach tutaj, bo rzeczywiście jest tak, ten kto ma młodzież ma przyszłość, ale i problemy. Taki jest rozwój historii w tym kraju, to się stało.</text:p>
      <text:p text:style-name="P905">Nie uciekamy od spraw materialnych. Będziemy szukać miejsc, które będzie można<text:s/><text:span text:style-name="T906">s</text:span>ensownie spokojnie, ale i pospiesznie kompetentnie o nich dyskutować<text:span text:style-name="T907">.</text:span><text:s/>Przepraszam bardzo, nie wiem na czym pan się zna, ale w sprawach budownictwa mieszkaniowego ja nie czuję się kompetentny, chociaż problem jest niezwykle ważny. Być może trzeba dać impuls w tej sprawie. I sprawa - króciutko, ostatnia panowie -<text:s/><text:soft-page-break/>niektórzy z was mają dłuższe doświadczenie polityczne, ja nie chciałem konfliktować sprawy krakowskiej. Uważam, że jest to sprawa,<text:s/><text:span text:style-name="T908">k</text:span>tórą pow<text:span text:style-name="T909">i</text:span>nniśmy jakby tonowa<text:span text:style-name="T910">ć.</text:span><text:s/>Dlatego że chyba o tym wiecie, a jak nie wiecie to zastanówcie się, czy powinniście nie wiedzieć, czy nie jest waszym obowiązkiem dowiadywać się, szukać prawdy i szukać informac<text:span text:style-name="T911">ji.</text:span></text:p>
      <text:p text:style-name="P912">Opozycja Niezależne Zrzeszenie Studentów,<text:s/>„Solidarność”, a nawet Federacja Młodzieży Walczącej nie posiada Nysek, którymi dowoz<text:span text:style-name="T913">i</text:span><text:s/>ludzi na miejsce demonstrac<text:span text:style-name="T914">ji</text:span>, z których potem się okazuje, że wychodzą z pałami. Nie posiadamy, słowo honoru. Nie dowozimy, kto dowozi?</text:p>
      <text:p text:style-name="P915">Z cmentarzami radzieckimi, omawialiśmy tę sprawę wtedy kiedy ona się działa, w<text:s/><text:span text:style-name="T916">198</text:span>1 roku, nie wracajmy do tego<text:span text:style-name="T917">.</text:span><text:s/>My chcemy jeździć do Związku Radzieckiego, my chcemy szukać możliwości zbudowania innego obrazu Polski i innego obrazu Polaków, w trudnych sprawach ze Związkiem Radzieckim i my wiemy, że jeżeli nie wy, to wasi poprzednicy, próbowali zawłaszczyć sprawę stosunków polsko-rosy<text:span text:style-name="T918">js</text:span>kich, próbowali przedstawiać to społeczeństwo jako te, przed którym trzeba s<text:span text:style-name="T919">i</text:span>ę chronić, wobec tego nie donoście na nas, to jest wspólna nasza sprawa zwłaszcza, że to nie my zrobiliśmy<text:span text:style-name="T920">.</text:span></text:p>
      <text:p text:style-name="P921">Proszę Pana! W tej sprawie można się śmiać, tylko nie warto<text:span text:style-name="T922">.</text:span><text:s/>Chciałbym na ten koniec, ja myśl<text:span text:style-name="T923">ę</text:span>, że trzeba rzeczywiście zrobić jakąś przerwę zastanowić się jak dalej procedować z tymi tekstami, które mamy, a które jeszcze możemy mieć, chciałbym jeszcze prosić, żeby wykonać pewne remanenty z poprzedniego spotkania chciałem prosić Janka Rokitę o zabranie krótkiego głosu<text:span text:style-name="T924">.<text:s/></text:span>I damy ten dokumen<text:span text:style-name="T925">t</text:span><text:s/>w sprawie...</text:p>
      <text:p text:style-name="P926"><text:span text:style-name="T927">O</text:span><text:span text:style-name="T928">b</text:span><text:span text:style-name="T929">.</text:span><text:span text:style-name="T930"><text:s/>Jan Rokita</text:span>:</text:p>
      <text:p text:style-name="P931">Myśmy na poprzednim spotkaniu przedstawili listę z ostatniego pół roku, najbardziej drastycznych przypadków pobić przez milicję ludzi młodych<text:span text:style-name="T932">.</text:span><text:s/><text:span text:style-name="T933">W</text:span><text:s/>odpowiedzi niejako na tę listę przez nas przedstawioną pan przewodniczący strony koalicyjno-rządow<text:span text:style-name="T934">ej</text:span><text:s/>sekretarz Leszek Miller wystąpił z propozy<text:span text:style-name="T935">cj</text:span>ą doręczenia przy okazji następnego spotkania tej listy na piśmie<text:span text:style-name="T936">.</text:span><text:s/>My tę listę mamy, przygotowaną dzisiaj. Ta lista jest uzupełniona o przypadki, które miały miejsce nie tylko już do 31 grudnia 1988, ale o przypadki, które miały miejsce na naszym poprzednim spotkaniu - to znaczy między pierwszym a drugim spotkaniem<text:s/>„stolika młodzieżowego”.</text:p>
      <text:p text:style-name="P937">Nic w tej dziedzinie się istotnego nie zmieniło. Dla nas jest bardzo istotne, myślę to s<text:span text:style-name="T938">fo</text:span>rmułowanie, którego pan<text:s/><text:span text:style-name="T939">s</text:span>ekretarz Miller użył przy okazji poprzedn<text:span text:style-name="T940">ie</text:span>go naszego spotkania, mianowicie sformułowanie, iż tego typu przypadki zaliczają s<text:span text:style-name="T941">ię</text:span><text:s/>do sfery patologii, jak pan sekretarz to powiedział, działania Milicji Obywatelskiej i wymagają wyjaśnień w każdym poszczególnym wypadku.</text:p>
      <text:p text:style-name="P942">Jak gdyby z taką właśnie nadz<text:span text:style-name="T943">i</text:span>e<text:span text:style-name="T944">j</text:span>ą, z nadzieją takich wyjaśnień tę listę dzisiaj panu sekretarzowi przedstawiamy.</text:p>
      <text:p text:style-name="P945">I powiedziałem, że ta lista jest uzupełniona. Ta lista jest uzupełniona również o wypadki,<text:s/><text:span text:style-name="T946">k</text:span>tóre miały<text:s/>miejsce w ciągu ostatnich 10 dni w Krako<text:span text:style-name="T947">wi</text:span>e.<text:s/><text:span text:style-name="T948">P</text:span>onieważ wbrew twierdzeniom wielu, czy kilku przynajmniej przedstawicieli strony koalicyjno-rządow<text:span text:style-name="T949">ej</text:span><text:s/>wypadki krakowskie wcale nie miały oblicza tak<text:s/><text:span text:style-name="T950">je</text:span>dnoznacznego, jak to jest tutaj prze<text:span text:style-name="T951">ds</text:span>tawiane<text:span text:style-name="T952">.</text:span><text:s/>Ja chciałbym tylko o dwie bardzo krótkie uwagi na tym tle się pokusić.</text:p>
      <text:p text:style-name="P953">Mianowicie w grudniu 1988 roku w oświadczeniu pierwszym Komitetu Obywatelskiego przy Lechu Wałęsie n<text:span text:style-name="T954">a</text:span>pisano, iż grozi nam perspektywa, krajowi grozi pe<text:span text:style-name="T955">rs</text:span>pektywa odpowiedzi przemocą na przemoc. Sądzę, że wydarzenia w szczególności 17 i 24 lutego w Krakowie są zastraszającymi potwierdzeniami tej<text:s/><text:soft-page-break/>diagnozy zgłoszonej kilka miesięcy temu.</text:p>
      <text:p text:style-name="P956">Warto bowiem pamiętać, o tym, a jeśli państwo znają rela<text:span text:style-name="T957">cj</text:span>e dokładne z wydarzeń 17 i 24 lutego w K<text:span text:style-name="T958">r</text:span>akowie to wiedzą o tym, iż to 17 lutego pochód studencki w Krakowie pokojowy pochód studencki usiłował doręczyć petycję ministrowi edukacji<text:s/><text:span text:style-name="T959">F</text:span>isiakowi. Ten pochód został zaatakowany przez milicję. Więcej z tego pochodu wybrano około 10 osób, których nazwiska dołączamy do tej listy, milicja wybrała i te osoby po zatrzymaniu wyjątkowo brutalnie pobito.</text:p>
      <text:p text:style-name="P960">To był punkt wyjścia dalszych wydarzeń krakowskich. Proszę to bardzo dokładnie zauważyć, to co działo się 17 lutego wieczorem w Krakowie, kiedy nie wypuszczono ministra Fisiaka z V LO po konferencji, którą tam miał, a w szczególności to co działo się 24 lutego w Krakowie, było reakcją na brutalność milicji nie uzasadnioną 17 lutego.</text:p>
      <text:p text:style-name="P961">Paradoksalnie być może obrady Okrągłego Stołu i brak jakichkolwiek politycznych decyzji w ich wyniku, czyni rozwój wydarzeń<text:s/>przewidziany<text:s/>czy jakby zarysowany w owym oświadczeniu Komitetu Obywate<text:span text:style-name="T962">ls</text:span>kiego przy Lechu Wał<text:span text:style-name="T963">ę</text:span>sie, niemniej jak to mogło się wydawać wtedy w grudniu, ale bardziej prawdopodobnym. N<text:span text:style-name="T964">aj</text:span>ważniejszą wydaje się rzeczą to, iż nie można w tej chwili opinii publicznej w żadnym ze<text:s/>„stolików”, w<text:s/>„stoliku młodzieżowym”<text:s/>również ogólników przedstawiać jako sukcesu tego<text:s/>„stołu”, samych ogólników.</text:p>
      <text:p text:style-name="P965">To jest droga ku eskalacji tego co 24 lutego miało miejsce w Krakowie. I już całkiem króciutka uwaga druga, nadal w kontekście tych uzupełnień do owej listy.</text:p>
      <text:p text:style-name="P966"><text:span text:style-name="T967">M</text:span>ianowicie problem pobić z jednej strony, problem wydarzeń krakowskich z drugiej strony, problem owej groźby odpowiedzi przemocą na przemoc jest problemem nie rozwiązyw<text:span text:style-name="T968">al</text:span>nym ani przy pomocy propagandowych filmów prze<text:span text:style-name="T969">ds</text:span>tawianych w Telewizji Polskiej - wczoraj chociażby -<text:s/>pokazujących<text:s/>jedną stro<text:span text:style-name="T970">n</text:span>ę jako stronę agresywną, co się całkowicie mija z rzeczywistością, a już tym bardziej jest to problem z pewnością nierozwiązywalny odcinaniem się kogokolwiek od kogokolwiek, potępianiem kogokolwiek przez kogokolwiek.</text:p>
      <text:p text:style-name="P971">Bez względu na to czy to<text:s/>„Solidarność<text:span text:style-name="T972">”</text:span><text:s/>b<text:span text:style-name="T973">ę</text:span>dzie się odcinać od studentów, czy to partia będzie się odcinać od milicji, a może partia od studentów, a<text:s/>„Solidarność<text:span text:style-name="T974">”</text:span><text:span text:style-name="T975"><text:s/></text:span>od milicji, nic to nie zmieni.</text:p>
      <text:p text:style-name="P976">To są te dwie uwagi na marginesie tej listy i niejako wykonując ustalenia zaproponowane przez pana sekretarza Leszka Millera przy okaz<text:span text:style-name="T977">ji</text:span><text:s/>poprzedniego spotkania chciałbym panu sekretarzowi ten dokument, który pan sekretarz chciał otrzymać, wręczyć.</text:p>
      <text:p text:style-name="P978">D<text:span text:style-name="T979">z</text:span>iękuję bardzo.</text:p>
      <text:p text:style-name="P980"><text:span text:style-name="T981">Przewodniczący</text:span>:</text:p>
      <text:p text:style-name="P982">Proszę bardzo.</text:p>
      <text:p text:style-name="P983"><text:span text:style-name="T984">Ob. Leszek M</text:span><text:span text:style-name="T985">ill</text:span><text:span text:style-name="T986">e</text:span><text:span text:style-name="T987">r</text:span><text:span text:style-name="T988">:</text:span></text:p>
      <text:p text:style-name="P989"><text:span text:style-name="T990">J</text:span><text:span text:style-name="T991">a</text:span><text:s/>my<text:span text:style-name="T992">ś</text:span>lę, że wbrew niektórym głosom i wbrew nam, dyskutowaliśmy właściwie cały ten dzień, który tutaj spędzamy właśnie sprawy consensusu wychowawczego. Może i dobrze. Chciałem podać p<text:span text:style-name="T993">a</text:span>nu przewodniczącemu jako propozycję abyśmy ogłosili przerwę. Chyba, że jeszcze jakieś inne głosy będą do piątku, do rana piątkowego, mamy umówione spotkania w piątek no z taką nadzieją, że spotkamy się jeszcze lepiej przygotowani do dyskusji także o pluralizmie organizacyjnym, związkowym, stowarzyszeniowym, lepiej to znaczy ja myślę, że jednak także konkretnie<text:span text:style-name="T994">j.</text:span><text:s/>Sądzę, że to służy zasadom<text:s/><text:soft-page-break/>ogólnym, ta konkretność.</text:p>
      <text:p text:style-name="P995">Dziękuję.</text:p>
      <text:p text:style-name="P996"><text:span text:style-name="T997">Ob. Krzemiński</text:span><text:span text:style-name="T998">:</text:span></text:p>
      <text:p text:style-name="P999"><text:span text:style-name="T1000">J</text:span>eżeli można dwa słowa chciałbym powiedzieć.</text:p>
      <text:p text:style-name="P1001">Ja wiem, że akurat czuję się jeszcze człowiekiem... działam w organizacji młodzieżowej, czasami nas ludzi młodych ponoszą emocje, polityków zawodowych, na pewno to dotyczyć nie powinno, stąd też jeżeli ton mojego wystąpienia był zbyt bardzo emocjonalny, za to serdecznie przepraszam, natomiast chciałbym o jednej rzeczy po prostu powiedzieć, żebyśmy mieli świadomość.<text:s/><text:span text:style-name="T1002">Z</text:span>wiązek So<text:span text:style-name="T1003">cj</text:span>alistycznej Młodzieży Polskiej nie donosił, nie donosi i proszę nie ustawiać nas w ogóle w takim świetle i to niedobrze, jeżeli w stosunku do kogoś w ogóle w<text:span text:style-name="T1004">yp</text:span>owiada się taką my<text:span text:style-name="T1005">śl</text:span>.</text:p>
      <text:p text:style-name="P1006">Na terenie tego kraju funkcjonują i działają legalnie różnego rodzaju stacje telewizyjne - dziennikarze i umówmy się, że po każdym takim wydarzeniu natychmiast na całym świecie znajduje się bardzo szeroka informacja. I nie tylko ta PAP-owska, która stara się filtrować pewne rzeczy, ale dużo, dużo bardziej szersza, z dużo bardziej pikantnymi historiami i to nie jest kwestia donoszenia<text:span text:style-name="T1007">,</text:span><text:s/>tylko jest to kwestia odpowiadania za coś, czy za kogoś, na co się po prostu nie ma wpływu<text:span text:style-name="T1008">,</text:span><text:s/>a my w szerokim wachlarzu tematów<text:span text:style-name="T1009">,</text:span><text:s/>które niestety trzeba powiedzieć, że są jeszcze dla nas niewystarcz<text:span text:style-name="T1010">aj</text:span>ące i chcielibyśmy szerzej, też mamy kontakty, a jak powiedziałem międzynarodowe i dzi<text:span text:style-name="T1011">s</text:span>ia<text:span text:style-name="T1012">j</text:span><text:s/><text:span text:style-name="T1013">o</text:span>ni po prostu nam będą zadawać pytania jaki<text:span text:style-name="T1014"><text:s/></text:span>jest nasz stosunek do tych spraw, do tych organizacji, które ich przywódcę noszą na takiej tarczy.</text:p>
      <text:p text:style-name="P1015">I to nie jest kwestia donoszenia, tylko jest to kwestia po prostu ustosunkowania się do pewnych rzeczy, które niezależnie od n<text:span text:style-name="T1016">a</text:span>s mają miejsce i my nie chcemy po prostu być - albo inaczej to nie my tylko chcemy za to odpowiadać. Niech odpowiadają ci,<text:s/><text:span text:style-name="T1017">k</text:span>tórzy to robią. Taki był sens mojego rozumowania.</text:p>
      <text:p text:style-name="P1018">Ja naprawdę bym chciał, żeby w ogóle taka myśl o jakimkolwiek donosicielstwie nie padała, bo jest to po prostu obraźliwe i wydaje mi się, że nie powinno w tym wypadku mieć po prostu miejsca i mnie trudno jest naprawdę powiedzieć, z jakich przyczyn w jakiej sytuacji, z powodu jakich powodów doszło do tak nieprzy<text:span text:style-name="T1019">je</text:span>mnego zdarzenia, jak ta awantura, której pan był przypadkiem akurat w tym wypadku uczestnikiem, z którego to powodu pan ma trzy palce sztywne. Naprawdę trudno mi powiedzieć i nie chciałbym się w tym momencie do tego odnosić, a już tym bardziej wydaje mi się, że to nie powinien być również przy tym stole argument.</text:p>
      <text:p text:style-name="P1020">Dziękuję.</text:p>
      <text:p text:style-name="P1021"><text:span text:style-name="T1022">Przewodniczący</text:span>:</text:p>
      <text:p text:style-name="P1023">Proszę Państwa! Ja sądzę, że chyba jedyną rozsądną propozycją, którą możemy w tej chwili przyjąć do realizacji, to jes<text:span text:style-name="T1024">t</text:span><text:s/>propozycja, abyśmy odłożyli nasze spotkanie do piątku z założeniem, iż strony przekazały sobie na piśmie stanowiska, które wymagają dalszych prac i że w piątek, i tu bym prosił, żeby już nie na zasadzie umów sekretarzy, bo potem dochodzi jak to pan Celiński powiedział do nieporozumień, ale żebyśmy dziś od razi przyjęli, że w piątek dyskusję rozpoczynamy nad d<text:span text:style-name="T1025">o</text:span>kumentami, nad treścią dokumen<text:span text:style-name="T1026">tó</text:span>w.</text:p>
      <text:p text:style-name="P1027">Jeżeli jakaś litera, czy jakiś wyraz, czy jakieś sformułowanie w tych dokumentach jest niedobre, zdaniem którejś ze strony, to proszę bardzo dyskutujmy na jaką literę zmienić czy na jaki inny wyraz<text:span text:style-name="T1028">.</text:span></text:p>
      <text:p text:style-name="P1029">Pragnę również powiedzieć, że opr<text:span text:style-name="T1030">ó</text:span>cz dokumentów, które wymieniłem wcześniej myśmy również<text:s/><text:soft-page-break/>przekazali w<text:span text:style-name="T1031">y</text:span>kaz organów do spraw młodzieży administra<text:span text:style-name="T1032">cji</text:span><text:s/>państwowej niektórych krajów, wychodząc naprzeciw zarzutowi, który został na poprzednim spotkaniu s<text:span text:style-name="T1033">fo</text:span>rmułowany, iż Polska była krajem demokratycznym, żaden urząd do spraw młodzieży czy minister do spraw młodzieży nie był potrzebny<text:span text:style-name="T1034">.</text:span></text:p>
      <text:p text:style-name="P1035"><text:span text:style-name="T1036">A</text:span><text:s/>więc tutaj proszę, żeby panowie zapoznali si<text:span text:style-name="T1037">ę<text:s/></text:span>z l<text:span text:style-name="T1038">i</text:span>stą tych krajów i sami ocenili, czy są to kraje demokr<text:span text:style-name="T1039">at</text:span>yczne, czy też niedemokratyczne i jak powszechne w krajach te urzędy, które również my posiadamy, są obecne w życiu kraju.</text:p>
      <text:p text:style-name="P1040"><text:span text:style-name="T1041">N</text:span>atomiast na zakończenie pragnę powiedzieć, że jeśli chodzi o bardzo ciekawe wystąpienie mojego szanownego<text:s/><text:span text:style-name="T1042">k</text:span>olegi z lewej strony, to zgadzam się z panem Andrzejem Celińskim, tylko w jednej sprawie nawet panie Andrzeju nie mogą podzielić pana poglądu zdawałoby się tak oczywistej sprawie, którą pan określił, iż nam jeszcze udają ci, którzy wychodzą na ulice. Otóż nie.</text:p>
      <text:p text:style-name="P1043">Proszę Panów! 27 przed budynkiem Kolegium<text:s/>„Novum”<text:s/>odbył s<text:span text:style-name="T1044">i</text:span>ę wiec studentów uniwersytetu zorg<text:span text:style-name="T1045">a</text:span>nizowany przez komisję uczelnianą niezależnego zrzeszenia studentów. I tam padały takie sformułowania, ja tutaj... już pan W<text:span text:style-name="T1046">i</text:span>atr cytował, a ja w innym kontekście<text:span text:style-name="T1047">.</text:span><text:s/>Obrady Okrągłego Sto<text:span text:style-name="T1048">ł</text:span>u toczą się bez naszego udziału, a wszystkie komisje, które zajmują się sprawami ludzi młodych są reprezentowane przez bliżej nieokreślone osoby. Ja to jakoś zniosę jeśli jestem osobą bliżej nieokreśloną. Ale podejrzewam, że dla panów to będzie trudniejsze do zniesienia i dla mnie to nie jest przykład ni<text:span text:style-name="T1049">cz</text:span>ego innego, niż przykład narastającej arogancji ze strony pańskich, czy państwa kolegów.</text:p>
      <text:p text:style-name="P1050">Tego zresztą co jest w tych wydarzeniach,<text:s/><text:span text:style-name="T1051">k</text:span>tóre obserwujemy w Krakowie charakterystyczne - arogancja, ślepota, niechęć do racjonalnych działań, forsowanie tylko własnego stanowiska bez ochoty słuchania kogokolwiek. Niestety panie Andrzeju pan popadł w myślenie mistyczne. I dla mnie tego przykładem jest to, iż to zresztą ze smutkiem stwierdzam, iż wielu podobnych, przy wielu podobnych okazjach jak się przekonuję, iż niewiele wniosków z lat 1980<text:span text:style-name="T1052">-</text:span>1981 zostało wyci<text:span text:style-name="T1053">ą</text:span>gniętych.</text:p>
      <text:p text:style-name="P1054">Jeżeli słyszę, że znowu jakieś bliżej niezidentyfikowane siły dokonują dewastacji miejsc pamięci narodowej, że znowu demonstra<text:span text:style-name="T1055">cj</text:span>e, które się odbywają są organizowane przez bliżej niesprecyzowanych osobników, to przecież jest to język tych lat, w których każde wydarzenie, które nie było na rękę ówczesnej<text:s/>„Solidarnoś<text:span text:style-name="T1056">ci</text:span>”<text:span text:style-name="T1057"><text:s/></text:span>było tak właśnie interpre<text:span text:style-name="T1058">tow</text:span>ane. Dokładnie w taki właśnie sposób. I wie pan, czy wiecie państwo - no jakoś sobie nie mogę wyobrazić, że te demonstracje, które oglądaliśmy, te portrety, te hasła to były z<text:span text:style-name="T1059">ai</text:span>nscenizowane przez telewizję i wszyscy pracownicy telewizji studia 2, studia 1, może jeszcze część funk<text:span text:style-name="T1060">cjo</text:span>nariuszy milicji obywatelskiej odegrała ten teatr na ulicach, który został tak perfidnie przez telewizję wykorzystany<text:span text:style-name="T1061">.</text:span></text:p>
      <text:p text:style-name="P1062">I tak<text:s/><text:span text:style-name="T1063">je</text:span>dnostronnie pokazany. No więc pr<text:span text:style-name="T1064">os</text:span>zę państwa, jeżeli to był teatr, w którym właśnie ani NZS, ani<text:s/><text:span text:style-name="T1065">„</text:span>Solidarność<text:span text:style-name="T1066">”</text:span><text:s/>nie była zaangażowana, no to tym bardzie należałoby się odciąć od tego teatru. I powiedzieć protestujemy, bo to przecież nie my, to zupełnie inne siły, których nawet nie<text:s/><text:span text:style-name="T1067">j</text:span>esteśmy w stanie określić. Natomiast jeżeli jedyną odpowiedzią państwa na nasze oświadczenie potępiające wydarzenia jest lista, którą państwo skład<text:span text:style-name="T1068">aj</text:span>ą, to nasza strona musi to przyjąć z<text:span text:style-name="T1069"><text:s/></text:span>poczuciem głębokiej goryczy, z interpreta<text:span text:style-name="T1070">cj</text:span>ą, iż wasza szanowni państwo strona postępuje w sposób mało ra<text:span text:style-name="T1071">cjo</text:span>nalny.</text:p>
      <text:p text:style-name="P1072">Więc pozostawi<text:span text:style-name="T1073">aj</text:span>ąc na boku inne argumenty cenne, które były w trakcie naszej dzi<text:span text:style-name="T1074">s</text:span>iejszej dyskusji formułowane, albowiem będziemy mieli szansę powrócić do nich za dwa dni, czy za trzy dni, chciałbym tylko tyle w tej sprawie powiedzieć, wyrażając nadzieję, że w przyszłości być moż<text:span text:style-name="T1075">e</text:span><text:s/>ta skłonność do bardziej<text:s/><text:soft-page-break/>racjonalnych stanowisk będzie większa.</text:p>
      <text:p text:style-name="P1076">Dziękuję uprzejmie.</text:p>
      <text:p text:style-name="P1077"><text:span text:style-name="T1078">Przewodni</text:span><text:span text:style-name="T1079">cz</text:span><text:span text:style-name="T1080">ący<text:s/></text:span><text:span text:style-name="T1081">/</text:span><text:span text:style-name="T1082">A.</text:span><text:span text:style-name="T1083"><text:s/></text:span><text:span text:style-name="T1084">C</text:span><text:span text:style-name="T1085">eliński/</text:span>:</text:p>
      <text:p text:style-name="P1086">Ja rozumiem, że nie muszę ustosunkować się do każdej wypowiedzi. Spotkamy się zatem w piątek.</text:p>
      <text:p text:style-name="P1087">Jako współprzewodniczący dziękuję<text:s/>wszystkim<text:s/>serdecznie.</text:p>
      <text:p text:style-name="P1088"><text:span text:style-name="T1089">/</text:span>Głosy z sali:<text:s/>O<text:s/>której go<text:span text:style-name="T1090">dz</text:span>inie?/.</text:p>
      <text:p text:style-name="P1091"><text:span text:style-name="T1092">Ob. <text:s text:c="22"/></text:span><text:span text:style-name="T1093">:</text:span></text:p>
      <text:p text:style-name="P1094">Ja ch<text:span text:style-name="T1095">ciał</text:span>bym zadać jedno pytanie<text:span text:style-name="T1096">.</text:span></text:p>
      <text:p text:style-name="P1097">Była tutaj mowa o tym, że na kolejnym spotkaniu będziemy pracować nad dokumentami. Prosiłbym o bliższe określenie co to s<text:span text:style-name="T1098">ą</text:span><text:s/>te dokumenty, jakie są to dokumenty.</text:p>
      <text:p text:style-name="P1099">Jeśli mamy zmieniać stan formalno-prawny to dysku<text:span text:style-name="T1100">tuj</text:span>my nad konkretnymi propozycjami i rozwiązań prawnych, a jeśli mamy dale<text:span text:style-name="T1101">j</text:span><text:s/><text:span text:style-name="T1102">d</text:span>yskutować w taki sposób, jak robimy<text:s/><text:span text:style-name="T1103">t</text:span>o dotychczas<text:span text:style-name="T1104">,</text:span><text:s/>no to myślę, że trzeba by też określić co będzie stanowić bazę i podstawę tej dyskusji.<text:s/><text:span text:style-name="T1105">W<text:s/></text:span>związku z tym ja pozwalam sobie na uznanie tych dwóch projektów, stano<text:span text:style-name="T1106">w</text:span>isk zaprezentowanych z naszej strony jako oficjalne<text:s/><text:span text:style-name="T1107">st</text:span>ano<text:span text:style-name="T1108">wis</text:span>ka, a nad którymi jeszcze będzie strona rządowo-społeczna i koalicyjna pracować, natomiast co z drugiej<text:s/><text:span text:style-name="T1109">s</text:span>trony i tutaj bym prosił o odpowiedź pana Celińskiego, jeśli taka odpowiedzieć jest możliwa, bo znowu rozstaniemy się w sytuacji takiej, że będziemy dyskutować nad dokumentami, ale jakimi?</text:p>
      <text:p text:style-name="P1110">Dziękuję.</text:p>
      <text:p text:style-name="P1111"><text:span text:style-name="T1112">Ob. A. Ce</text:span><text:span text:style-name="T1113">li</text:span><text:span text:style-name="T1114">ń</text:span><text:span text:style-name="T1115">s</text:span><text:span text:style-name="T1116">ki</text:span>:</text:p>
      <text:p text:style-name="P1117">No zgodnie z tym co na początku mówiłem. Naszym zasadniczym dokumentem jest ta formuła minimalistyczna, natomiast jeśli idzie o drugą sprawę, ja chcę tylko do tego bardzo poważnie podejść - aczkolwiek no sprawa jest trudna. Otóż my chcemy cały czas jednak<text:s/>próbować takiego rozwiązania, w którym nie będzie osobnych dwóch dokumentów i takiego rozwiązania, które będzie jakby naszym stanowiskiem, naszego podzespołu w sprawie pluralizmu<text:span text:style-name="T1118">.</text:span></text:p>
      <text:p text:style-name="P1119">Jeśli idzie o zasady, którymi si<text:span text:style-name="T1120">ę</text:span><text:s/>kierujemy, to mamy tutaj wypisane, ja zgodnie z tym co mó<text:span text:style-name="T1121">w</text:span>iłem kilka dni temu jest to po prostu dekalog. Oczywiście on się nie może znale<text:span text:style-name="T1122">źć</text:span><text:s/>w żadnym dokumencie takim, który jest dokumentem w gruncie rzeczy jednak doraźnym w stosunku do tego czym jest dekalog.</text:p>
      <text:p text:style-name="P1123">Pozwó<text:span text:style-name="T1124">l</text:span>cie panowie, że w tej sprawie my musimy przeanalizować treść dzisiejszego spotkania, szukając możliwości jakiegoś wyjścia naprzeciw, ale takiego wyjścia naprzeciw, które będzie zgodne z naszymi zasadami. To nie jest sprawa koniunkturalna, to jest sprawa zasad, jeśli idzie o problem consensusu wychowawczego.</text:p>
      <text:p text:style-name="P1125"><text:span text:style-name="T1126">Ob. <text:s text:c="22"/></text:span><text:span text:style-name="T1127">:</text:span></text:p>
      <text:p text:style-name="P1128">Ja myślę, że oczywiście nam bardziej by odpowiadało, aby to spotkanie piątkowe miało taki tytuł,<text:s/><text:span text:style-name="T1129">k</text:span>tóry by się bezpośrednio odnosił do pluralizmu organizacji, związków, stowarzysz<text:span text:style-name="T1130">eń</text:span><text:s/>młodzieżowych.</text:p>
      <text:p text:style-name="P1131"><text:span text:style-name="T1132">Ob. <text:s text:c="22"/></text:span><text:span text:style-name="T1133">:</text:span></text:p>
      <text:p text:style-name="P1134">P<text:span text:style-name="T1135">rz</text:span>epraszam, że wejdę w słowo, w takim razie czy w ramach pluralizmu mielibyśmy dyskutować również jakiś zamknięty - mówię jakiś ponieważ nie znam ostatecznej treści projekt ustawy prawo o stowarzyszeniach? Czy mielibyśmy dyskutować szerzej?</text:p>
      <text:p text:style-name="P1136">Dziękuję.</text:p>
      <text:soft-page-break/>
      <text:p text:style-name="P1137"><text:span text:style-name="T1138">Ob. L. Miller</text:span>:</text:p>
      <text:p text:style-name="P1139">Nie ja my<text:span text:style-name="T1140">ś</text:span>lę tak, że to znowu stosownie do tego co mówiłem w zeszłym tygodniu, że<text:s/>my powinniśmy szukać jak sądzę rozwiązań zgodnie z naszymi kompetencjami<text:s/>„podstolika”<text:s/>jakiegoś większego<text:s/>„stołu”<text:s/>i większego zamierzenia<text:span text:style-name="T1141">.</text:span><text:s/>Ja sobie wyobrażam w ten sposób, że my jakby celem naszych spotkań tak jak technicznie to sobie wyobrażam, byłby jakiś dokument Podzespołu do spraw Młodzieży<text:span text:style-name="T1142">.</text:span><text:s/>Mam nadzieję - wspólny dokument Podzespołu do spraw Młodz<text:span text:style-name="T1143">i</text:span>eży, w którym wypowiadamy się w sprawie zasad i t<text:span text:style-name="T1144">e</text:span><text:s/>przyjmujemy być może, byłaby to właśnie jakaś furtka wyjścia z tego impasu w spraw<text:span text:style-name="T1145">i</text:span>e<text:span text:style-name="T1146"><text:s/></text:span>consensusu wychowawczego.</text:p>
      <text:p text:style-name="P1147">Jeżeli wypowiadamy się w preambule w sprawie zasad, które przyjmujemy - i w którym jednocześnie wyr<text:span text:style-name="T1148">a</text:span>żamy swoje wspólne stanowisko w kilku konkretyza<text:span text:style-name="T1149">cj</text:span>ach owych z<text:span text:style-name="T1150">as</text:span>ad, mam także nadzieję, to znaczy jest to jakby wobec... ustosunkowuję się wobec tego do tego co dzisiaj było przedmiotem dyskusji, pamiętam jednocześnie, że zakres przedmio<text:span text:style-name="T1151">to</text:span>wy naszych obrad był zakreślony szerzej jednak, dlatego że mieliśmy jeszcze mówić o problemach związanych ze służbą wo<text:span text:style-name="T1152">js</text:span>kową. Tutaj pierwsza odpowiedź, ale nie wiem jaki jest statusu tej odpowiedzi - czy ona jest całkowicie spychająca, czy jest to po prostu właśnie kłopot waszej strony, tego nie mam w tej chwili wyczucia w tej sprawie - nie mam jasności, otóż w tej sprawie my chcielibyśmy aby możliwe było rozstrzygnięc<text:span text:style-name="T1153">ie</text:span>, czy kompeten<text:span text:style-name="T1154">cj</text:span>e waszej strony są w tej sprawie,<text:s/><text:span text:style-name="T1155">c</text:span>zy nie, czy na przykład może być wasza strona rozszerzona o osoby, czy osoby kompetentne do omawiania spraw związanych z problemem służby wojskowej, my mamy tu na myśli kompetentnego przedstawiciela Ministerstwa Obrony Narodowej oczywiście, bo cała ta sprawa tego resortu najbardziej dotyczy.</text:p>
      <text:p text:style-name="P1156">Ale to wkracza na razie poza plan dzisie<text:span text:style-name="T1157">js</text:span>zych obrad, bo dzisiaj mamy jak rozumiem ciągle nie załatwioną sprawę zasadniczą<text:span text:style-name="T1158">,</text:span><text:s/>która musi przejść na piątek.</text:p>
      <text:p text:style-name="P1159">Nie wiem czy to pana zadowala ta odpowiedź, jeśli idzie - i rozumiem też, że może być - ostatnie zdanie - że może być ustalenie jakieś wspólne, właśnie mówiące o zasadach i o pewnych uszczegółowieniach tej zasady, i możliwe jest wyeksponowanie problemów, które wymieni<text:span text:style-name="T1160">ę<text:s/></text:span>problemów, które zostały wniesione pod obrady, ale w których nie wynikł żaden consensus<text:span text:style-name="T1161">.</text:span></text:p>
      <text:p text:style-name="P1162">Mam nadzieję, że wag<text:span text:style-name="T1163">a</text:span><text:s/>tego pierwszego dokumentu będzie na tyle ciężka, że jakby sprawozdanie drugiej części nie będzie szkodliwe dla cel<text:span text:style-name="T1164">ó</text:span>w, dla kt<text:span text:style-name="T1165">ó</text:span>rych został ten<text:s/>„podstolik”<text:s/>powołany. Ja rozumiem,<text:s/><text:span text:style-name="T1166">ż</text:span>e my to przekazujemy wyż<text:span text:style-name="T1167">ej</text:span>,<text:s/><text:span text:style-name="T1168">t</text:span>o co tutaj uzgodnimy<text:span text:style-name="T1169">.</text:span><text:s/>Przecież tutaj nie ma jakby strony, która może zmieniać ustawy itd<text:span text:style-name="T1170">.</text:span><text:s/>To znaczy ta debata byłaby niekonstytucyjna po prostu. I dla naszej strony jest zupełnie oczywiste, natomiast możemy wspólnie postulować zmianę rozmaitych ustaw. Chyba to jest jasne.</text:p>
      <text:p text:style-name="P1171"><text:span text:style-name="T1172">Ob. <text:s text:c="22"/></text:span><text:span text:style-name="T1173">:</text:span></text:p>
      <text:p text:style-name="P1174">Ja chciałem powi<text:span text:style-name="T1175">ed</text:span>zieć jeszcze słówko proceduralne. Ja, ponieważ macie<text:s/><text:span text:style-name="T1176">pa</text:span>ństw<text:span text:style-name="T1177">o</text:span><text:s/>przez nas w pocie czoła zespołowo wypracowane stanowiska dwa, nie przez jedną osobę, ale przez cały nasz zespół wypracowane stanowisko, jest wam ono znane i przez trzy dni będziecie w komforcie psychicznym i merytorycznym znajomości naszego stanowiska pracować, byłbym wielce zobowiązany i szczęśliwy, gdybyśmy my w takim komforcie też mogli do pi<text:span text:style-name="T1178">ą</text:span>tku się przygotowywać, to znaczy gdybyście nam dostarczyli projekt waszych stanowisk, który miał na dzisiaj znaleźć się w naszych rękach. Bo tak sytuacja<text:s/><text:soft-page-break/>wygląda w ten sposób, że dzisiaj żeśmy się spotkali, nasza strona zaprezentowała w umówionych kwestiach stanowiska, wy je bierzecie i po prostu nie wiemy z czym w piątek się mamy zetkną<text:span text:style-name="T1179">ć</text:span>. Byłoby bardzo dobrze, gdybyście nam na powiedzmy środę, w czwartek, tak żebyśmy mogli przedstawić projekt waszego stanowiska, tak żeby po prostu w piątek móc pracować, pracować nad tym, nad dokumentem, którym zakończymy tę część obrad poświęconą stanowisku w sprawie plural<text:span text:style-name="T1180">i</text:span>zmu i consensusu wychowawczego.</text:p>
      <text:p text:style-name="P1181"><text:span text:style-name="T1182">Przewodniczący</text:span>:</text:p>
      <text:p text:style-name="P1183">Panie doktorze ja oczywiście przyjmuję to co pan mówił. Chciałbym zwrócić uwagę na to, że powtarza się wielokrotnie, ale warto o tym ciągle pamiętać, dla nas rozmowa na temat consensusu wychowawczego ciągle jest jakby gwałt<text:span text:style-name="T1184">em</text:span><text:s/>na nasze<text:span text:style-name="T1185">j</text:span><text:s/>duszy. Ja rozumiem,<text:s/>że<text:s/>dla was tak jak większość z was formułowała pogląd, sprawa ma znaczenie istotne. Wobec tego trzeba się po prostu nad tym zastanowić. Dobrze jest, kiedy strony zastanawiają się nad istotnymi problemami wzajemnie swoimi uwarunkowaniami, swoimi koncepcjami itd. Ja myślę, że będziemy próbowa<text:span text:style-name="T1186">ć</text:span><text:s/>wyjść z teg<text:span text:style-name="T1187">o</text:span><text:s/>impasu, w tej sprawie. Ale jednocześnie chciałem wyraźnie powiedzieć, że ta strona jest ograniczona naszym rozumieniem jakby skuteczności naszych działań<text:span text:style-name="T1188">,</text:span><text:s/>poza tym stołem<text:span text:style-name="T1189">.</text:span><text:s/>Tak jak my je rozumiemy.<text:s/>To że my się tutaj gdzieś oszukamy, trochę, że się naciągniemy wspólnie w swoim kierunku, a potem nic z tego nie wyjdzie jakby poza tą salę, to oczywiście nie ma sensu. Tak jak mówię od początku, że w tym, w tej sprawie zasadniczej tego<text:s/>„stołu”<text:s/>to są takie dziwne negocjacje, w których<text:span text:style-name="T1190"><text:s/></text:span>właśnie nie powinno być zbyt daleko przynajmniej posuniętej gry<text:span text:style-name="T1191">.</text:span><text:s/>Bo zostanie przewrócony, jeżeli za bardzo się zagramy tutaj między sobą. Ja przyjmuję to co p<text:span text:style-name="T1192">a</text:span>n powiedział dziś.</text:p>
      <text:p text:style-name="P1193"><text:span text:style-name="T1194">Ob. Wiatr</text:span>:</text:p>
      <text:p text:style-name="P1195">Czyli dostaniemy takie stanowisko żebyś<text:span text:style-name="T1196">m</text:span>y mogli się z nim zapoznać?</text:p>
      <text:p text:style-name="P1197"><text:span text:style-name="T1198">Przewodniczący</text:span>:</text:p>
      <text:p text:style-name="P1199">Mam nadzieję, że w<text:s/>swoim pocie się nie utopimy jak będziemy próbować coś zaproponować wam przed piątkiem.</text:p>
      <text:p text:style-name="P1200">Dziękuję bardzo. Zapraszamy na obi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5:00Z</meta:creation-date>
    <dc:date>2023-10-30T19:25:00Z</dc:date>
    <meta:template xlink:href="Normal.dotm" xlink:type="simple"/>
    <meta:editing-cycles>2</meta:editing-cycles>
    <meta:editing-duration>PT0S</meta:editing-duration>
    <meta:document-statistic meta:page-count="35" meta:paragraph-count="232" meta:word-count="16634" meta:character-count="116210" meta:row-count="831" meta:non-whitespace-character-count="99808"/>
  </office:meta>
</office:document-meta>
</file>